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53in" svg:x="7.3102in" svg:y="0.5854in">
            <draw:object draw:notify-on-update-of-ranges="Sheet1.A2:Sheet1.A218 Sheet1.C2:Sheet1.C2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2012in" svg:y="35.0197in">
            <draw:object draw:notify-on-update-of-ranges="Sheet1.A1:Sheet1.A218 Sheet1.B1:Sheet1.B218 Sheet1.E1:Sheet1.E218 Sheet1.F1:Sheet1.F2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954313" calcext:value-type="float">
            <text:p>0.01954313</text:p>
          </table:table-cell>
          <table:table-cell table:formula="of:=([.B2]-[.B1])/([.A2]-[.A1])" office:value-type="float" office:value="0.1854313" calcext:value-type="float">
            <text:p>0.18543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954313" calcext:value-type="float">
            <text:p>0.01954313</text:p>
          </table:table-cell>
          <table:table-cell table:number-columns-repeated="2"/>
        </table:table-row>
        <table:table-row table:style-name="ro1">
          <table:table-cell office:value-type="float" office:value="3.7055083003" calcext:value-type="float">
            <text:p>3.7055083003</text:p>
          </table:table-cell>
          <table:table-cell office:value-type="float" office:value="0.048417021" calcext:value-type="float">
            <text:p>0.048417021</text:p>
          </table:table-cell>
          <table:table-cell table:formula="of:=([.B3]-[.B2])/([.A3]-[.A2])" office:value-type="float" office:value="0.00800827195366532" calcext:value-type="float">
            <text:p>0.008008272</text:p>
          </table:table-cell>
          <table:table-cell/>
          <table:table-cell office:value-type="float" office:value="3.7055083003" calcext:value-type="float">
            <text:p>3.7055083003</text:p>
          </table:table-cell>
          <table:table-cell office:value-type="float" office:value="0.048417021" calcext:value-type="float">
            <text:p>0.048417021</text:p>
          </table:table-cell>
          <table:table-cell table:number-columns-repeated="2"/>
        </table:table-row>
        <table:table-row table:style-name="ro1">
          <table:table-cell office:value-type="float" office:value="7.4107873704" calcext:value-type="float">
            <text:p>7.4107873704</text:p>
          </table:table-cell>
          <table:table-cell office:value-type="float" office:value="0.065838143" calcext:value-type="float">
            <text:p>0.065838143</text:p>
          </table:table-cell>
          <table:table-cell table:formula="of:=([.B4]-[.B3])/([.A4]-[.A3])" office:value-type="float" office:value="0.0047017030756417" calcext:value-type="float">
            <text:p>0.0047017031</text:p>
          </table:table-cell>
          <table:table-cell/>
          <table:table-cell office:value-type="float" office:value="7.4107873704" calcext:value-type="float">
            <text:p>7.4107873704</text:p>
          </table:table-cell>
          <table:table-cell office:value-type="float" office:value="0.065838143" calcext:value-type="float">
            <text:p>0.065838143</text:p>
          </table:table-cell>
          <table:table-cell table:number-columns-repeated="2"/>
        </table:table-row>
        <table:table-row table:style-name="ro1">
          <table:table-cell office:value-type="float" office:value="11.1161804983" calcext:value-type="float">
            <text:p>11.1161804983</text:p>
          </table:table-cell>
          <table:table-cell office:value-type="float" office:value="0.075677842" calcext:value-type="float">
            <text:p>0.075677842</text:p>
          </table:table-cell>
          <table:table-cell table:formula="of:=([.B5]-[.B4])/([.A5]-[.A4])" office:value-type="float" office:value="0.00265550743480128" calcext:value-type="float">
            <text:p>0.0026555074</text:p>
          </table:table-cell>
          <table:table-cell/>
          <table:table-cell office:value-type="float" office:value="11.1161804983" calcext:value-type="float">
            <text:p>11.1161804983</text:p>
          </table:table-cell>
          <table:table-cell office:value-type="float" office:value="0.075677842" calcext:value-type="float">
            <text:p>0.075677842</text:p>
          </table:table-cell>
          <table:table-cell table:number-columns-repeated="2"/>
        </table:table-row>
        <table:table-row table:style-name="ro1">
          <table:table-cell office:value-type="float" office:value="14.8214766584" calcext:value-type="float">
            <text:p>14.8214766584</text:p>
          </table:table-cell>
          <table:table-cell office:value-type="float" office:value="0.081807502" calcext:value-type="float">
            <text:p>0.081807502</text:p>
          </table:table-cell>
          <table:table-cell table:formula="of:=([.B6]-[.B5])/([.A6]-[.A5])" office:value-type="float" office:value="0.0016542969131608" calcext:value-type="float">
            <text:p>0.0016542969</text:p>
          </table:table-cell>
          <table:table-cell/>
          <table:table-cell office:value-type="float" office:value="14.8214766584" calcext:value-type="float">
            <text:p>14.8214766584</text:p>
          </table:table-cell>
          <table:table-cell office:value-type="float" office:value="0.081807502" calcext:value-type="float">
            <text:p>0.081807502</text:p>
          </table:table-cell>
          <table:table-cell table:number-columns-repeated="2"/>
        </table:table-row>
        <table:table-row table:style-name="ro1">
          <table:table-cell office:value-type="float" office:value="18.5268530677" calcext:value-type="float">
            <text:p>18.5268530677</text:p>
          </table:table-cell>
          <table:table-cell office:value-type="float" office:value="0.085356243" calcext:value-type="float">
            <text:p>0.085356243</text:p>
          </table:table-cell>
          <table:table-cell table:formula="of:=([.B7]-[.B6])/([.A7]-[.A6])" office:value-type="float" office:value="0.000957727531025766" calcext:value-type="float">
            <text:p>0.0009577275</text:p>
          </table:table-cell>
          <table:table-cell/>
          <table:table-cell office:value-type="float" office:value="18.5268530677" calcext:value-type="float">
            <text:p>18.5268530677</text:p>
          </table:table-cell>
          <table:table-cell office:value-type="float" office:value="0.085356243" calcext:value-type="float">
            <text:p>0.085356243</text:p>
          </table:table-cell>
          <table:table-cell table:number-columns-repeated="2"/>
        </table:table-row>
        <table:table-row table:style-name="ro1">
          <table:table-cell office:value-type="float" office:value="22.2321614882" calcext:value-type="float">
            <text:p>22.2321614882</text:p>
          </table:table-cell>
          <table:table-cell office:value-type="float" office:value="0.087291926" calcext:value-type="float">
            <text:p>0.087291926</text:p>
          </table:table-cell>
          <table:table-cell table:formula="of:=([.B8]-[.B7])/([.A8]-[.A7])" office:value-type="float" office:value="0.000522408064411218" calcext:value-type="float">
            <text:p>0.0005224081</text:p>
          </table:table-cell>
          <table:table-cell/>
          <table:table-cell office:value-type="float" office:value="22.2321614882" calcext:value-type="float">
            <text:p>22.2321614882</text:p>
          </table:table-cell>
          <table:table-cell office:value-type="float" office:value="0.087291926" calcext:value-type="float">
            <text:p>0.087291926</text:p>
          </table:table-cell>
          <table:table-cell table:number-columns-repeated="2"/>
        </table:table-row>
        <table:table-row table:style-name="ro1">
          <table:table-cell office:value-type="float" office:value="25.9373788852" calcext:value-type="float">
            <text:p>25.9373788852</text:p>
          </table:table-cell>
          <table:table-cell office:value-type="float" office:value="0.088743687" calcext:value-type="float">
            <text:p>0.088743687</text:p>
          </table:table-cell>
          <table:table-cell table:formula="of:=([.B9]-[.B8])/([.A9]-[.A8])" office:value-type="float" office:value="0.000391815336173106" calcext:value-type="float">
            <text:p>0.0003918153</text:p>
          </table:table-cell>
          <table:table-cell/>
          <table:table-cell office:value-type="float" office:value="25.9373788852" calcext:value-type="float">
            <text:p>25.9373788852</text:p>
          </table:table-cell>
          <table:table-cell office:value-type="float" office:value="0.088743687" calcext:value-type="float">
            <text:p>0.088743687</text:p>
          </table:table-cell>
          <table:table-cell table:number-columns-repeated="2"/>
        </table:table-row>
        <table:table-row table:style-name="ro1">
          <table:table-cell office:value-type="float" office:value="29.6426947361" calcext:value-type="float">
            <text:p>29.6426947361</text:p>
          </table:table-cell>
          <table:table-cell office:value-type="float" office:value="0.089711525" calcext:value-type="float">
            <text:p>0.089711525</text:p>
          </table:table-cell>
          <table:table-cell table:formula="of:=([.B10]-[.B9])/([.A10]-[.A9])" office:value-type="float" office:value="0.000261202563815151" calcext:value-type="float">
            <text:p>0.0002612026</text:p>
          </table:table-cell>
          <table:table-cell/>
          <table:table-cell office:value-type="float" office:value="29.6426947361" calcext:value-type="float">
            <text:p>29.6426947361</text:p>
          </table:table-cell>
          <table:table-cell office:value-type="float" office:value="0.089711525" calcext:value-type="float">
            <text:p>0.089711525</text:p>
          </table:table-cell>
          <table:table-cell table:number-columns-repeated="2"/>
        </table:table-row>
        <table:table-row table:style-name="ro1">
          <table:table-cell office:value-type="float" office:value="33.348148794" calcext:value-type="float">
            <text:p>33.348148794</text:p>
          </table:table-cell>
          <table:table-cell office:value-type="float" office:value="0.090356752" calcext:value-type="float">
            <text:p>0.090356752</text:p>
          </table:table-cell>
          <table:table-cell table:formula="of:=([.B11]-[.B10])/([.A11]-[.A10])" office:value-type="float" office:value="0.000174128997396255" calcext:value-type="float">
            <text:p>0.000174129</text:p>
          </table:table-cell>
          <table:table-cell/>
          <table:table-cell office:value-type="float" office:value="33.348148794" calcext:value-type="float">
            <text:p>33.348148794</text:p>
          </table:table-cell>
          <table:table-cell table:formula="of:=[.$F$10]+0.0002289*([.E11]-[.$E$10])" office:value-type="float" office:value="0.0905597034338533" calcext:value-type="float">
            <text:p>0.0905597034</text:p>
          </table:table-cell>
          <table:table-cell table:number-columns-repeated="2"/>
        </table:table-row>
        <table:table-row table:style-name="ro1">
          <table:table-cell office:value-type="float" office:value="37.0533082333" calcext:value-type="float">
            <text:p>37.0533082333</text:p>
          </table:table-cell>
          <table:table-cell office:value-type="float" office:value="0.090840675" calcext:value-type="float">
            <text:p>0.090840675</text:p>
          </table:table-cell>
          <table:table-cell table:formula="of:=([.B12]-[.B11])/([.A12]-[.A11])" office:value-type="float" office:value="0.00013060787475624" calcext:value-type="float">
            <text:p>0.0001306079</text:p>
          </table:table-cell>
          <table:table-cell/>
          <table:table-cell office:value-type="float" office:value="37.0533082333" calcext:value-type="float">
            <text:p>37.0533082333</text:p>
          </table:table-cell>
          <table:table-cell table:formula="of:=[.$F$10]+0.0002289*([.E12]-[.$E$10])" office:value-type="float" office:value="0.0914078144295091" calcext:value-type="float">
            <text:p>0.0914078144</text:p>
          </table:table-cell>
          <table:table-cell table:number-columns-repeated="2"/>
        </table:table-row>
        <table:table-row table:style-name="ro1">
          <table:table-cell office:value-type="float" office:value="40.7587596905" calcext:value-type="float">
            <text:p>40.7587596905</text:p>
          </table:table-cell>
          <table:table-cell office:value-type="float" office:value="0.09132459" calcext:value-type="float">
            <text:p>0.09132459</text:p>
          </table:table-cell>
          <table:table-cell table:formula="of:=([.B13]-[.B12])/([.A13]-[.A12])" office:value-type="float" office:value="0.000130595422876125" calcext:value-type="float">
            <text:p>0.0001305954</text:p>
          </table:table-cell>
          <table:table-cell/>
          <table:table-cell office:value-type="float" office:value="40.7587596905" calcext:value-type="float">
            <text:p>40.7587596905</text:p>
          </table:table-cell>
          <table:table-cell table:formula="of:=[.$F$10]+0.0002289*([.E13]-[.$E$10])" office:value-type="float" office:value="0.0922559922680622" calcext:value-type="float">
            <text:p>0.0922559923</text:p>
          </table:table-cell>
          <table:table-cell table:number-columns-repeated="2"/>
        </table:table-row>
        <table:table-row table:style-name="ro1">
          <table:table-cell office:value-type="float" office:value="44.464185141" calcext:value-type="float">
            <text:p>44.464185141</text:p>
          </table:table-cell>
          <table:table-cell office:value-type="float" office:value="0.091647208" calcext:value-type="float">
            <text:p>0.091647208</text:p>
          </table:table-cell>
          <table:table-cell table:formula="of:=([.B14]-[.B13])/([.A14]-[.A13])" office:value-type="float" office:value="0.0000870663853071116" calcext:value-type="float">
            <text:p>8.70663853071116E-005</text:p>
          </table:table-cell>
          <table:table-cell/>
          <table:table-cell office:value-type="float" office:value="44.464185141" calcext:value-type="float">
            <text:p>44.464185141</text:p>
          </table:table-cell>
          <table:table-cell table:formula="of:=[.$F$10]+0.0002289*([.E14]-[.$E$10])" office:value-type="float" office:value="0.0931041641536816" calcext:value-type="float">
            <text:p>0.0931041642</text:p>
          </table:table-cell>
          <table:table-cell table:number-columns-repeated="2"/>
        </table:table-row>
        <table:table-row table:style-name="ro1">
          <table:table-cell office:value-type="float" office:value="48.169363528" calcext:value-type="float">
            <text:p>48.169363528</text:p>
          </table:table-cell>
          <table:table-cell office:value-type="float" office:value="0.091808513" calcext:value-type="float">
            <text:p>0.091808513</text:p>
          </table:table-cell>
          <table:table-cell table:formula="of:=([.B15]-[.B14])/([.A15]-[.A14])" office:value-type="float" office:value="0.0000435350159025962" calcext:value-type="float">
            <text:p>0.000043535</text:p>
          </table:table-cell>
          <table:table-cell/>
          <table:table-cell office:value-type="float" office:value="48.169363528" calcext:value-type="float">
            <text:p>48.169363528</text:p>
          </table:table-cell>
          <table:table-cell table:formula="of:=[.$F$10]+0.0002289*([.E15]-[.$E$10])" office:value-type="float" office:value="0.0939522794864659" calcext:value-type="float">
            <text:p>0.0939522795</text:p>
          </table:table-cell>
          <table:table-cell table:number-columns-repeated="2"/>
        </table:table-row>
        <table:table-row table:style-name="ro1">
          <table:table-cell office:value-type="float" office:value="50.0059547733" calcext:value-type="float">
            <text:p>50.0059547733</text:p>
          </table:table-cell>
          <table:table-cell office:value-type="float" office:value="0.0907958236" calcext:value-type="float">
            <text:p>0.0907958236</text:p>
          </table:table-cell>
          <table:table-cell table:formula="of:=([.B16]-[.B15])/([.A16]-[.A15])" office:value-type="float" office:value="-0.000551396181698876" calcext:value-type="float">
            <text:p>-0.0005513962</text:p>
          </table:table-cell>
          <table:table-cell/>
          <table:table-cell office:value-type="float" office:value="50.0059547733" calcext:value-type="float">
            <text:p>50.0059547733</text:p>
          </table:table-cell>
          <table:table-cell table:formula="of:=[.$F$10]+0.0002289*([.E16]-[.$E$10])" office:value-type="float" office:value="0.0943726752225151" calcext:value-type="float">
            <text:p>0.0943726752</text:p>
          </table:table-cell>
          <table:table-cell table:number-columns-repeated="2"/>
        </table:table-row>
        <table:table-row table:style-name="ro1">
          <table:table-cell office:value-type="float" office:value="51.6062359019" calcext:value-type="float">
            <text:p>51.6062359019</text:p>
          </table:table-cell>
          <table:table-cell office:value-type="float" office:value="0.0913329513" calcext:value-type="float">
            <text:p>0.0913329513</text:p>
          </table:table-cell>
          <table:table-cell table:formula="of:=([.B17]-[.B16])/([.A17]-[.A16])" office:value-type="float" office:value="0.000335645837722216" calcext:value-type="float">
            <text:p>0.0003356458</text:p>
          </table:table-cell>
          <table:table-cell/>
          <table:table-cell office:value-type="float" office:value="51.6062359019" calcext:value-type="float">
            <text:p>51.6062359019</text:p>
          </table:table-cell>
          <table:table-cell table:formula="of:=[.$F$10]+0.0002289*([.E17]-[.$E$10])" office:value-type="float" office:value="0.0947389795728516" calcext:value-type="float">
            <text:p>0.0947389796</text:p>
          </table:table-cell>
          <table:table-cell table:number-columns-repeated="2"/>
        </table:table-row>
        <table:table-row table:style-name="ro1">
          <table:table-cell office:value-type="float" office:value="53.2065170304" calcext:value-type="float">
            <text:p>53.2065170304</text:p>
          </table:table-cell>
          <table:table-cell office:value-type="float" office:value="0.0916802297" calcext:value-type="float">
            <text:p>0.0916802297</text:p>
          </table:table-cell>
          <table:table-cell table:formula="of:=([.B18]-[.B17])/([.A18]-[.A17])" office:value-type="float" office:value="0.000217010870037263" calcext:value-type="float">
            <text:p>0.0002170109</text:p>
          </table:table-cell>
          <table:table-cell/>
          <table:table-cell office:value-type="float" office:value="53.2065170304" calcext:value-type="float">
            <text:p>53.2065170304</text:p>
          </table:table-cell>
          <table:table-cell table:formula="of:=[.$F$10]+0.0002289*([.E18]-[.$E$10])" office:value-type="float" office:value="0.0951052839231653" calcext:value-type="float">
            <text:p>0.0951052839</text:p>
          </table:table-cell>
          <table:table-cell table:number-columns-repeated="2"/>
        </table:table-row>
        <table:table-row table:style-name="ro1">
          <table:table-cell office:value-type="float" office:value="54.8067981589" calcext:value-type="float">
            <text:p>54.8067981589</text:p>
          </table:table-cell>
          <table:table-cell office:value-type="float" office:value="0.0920933705" calcext:value-type="float">
            <text:p>0.0920933705</text:p>
          </table:table-cell>
          <table:table-cell table:formula="of:=([.B19]-[.B18])/([.A19]-[.A18])" office:value-type="float" office:value="0.000258167638574389" calcext:value-type="float">
            <text:p>0.0002581676</text:p>
          </table:table-cell>
          <table:table-cell/>
          <table:table-cell office:value-type="float" office:value="54.8067981589" calcext:value-type="float">
            <text:p>54.8067981589</text:p>
          </table:table-cell>
          <table:table-cell table:formula="of:=[.$F$10]+0.0002289*([.E19]-[.$E$10])" office:value-type="float" office:value="0.0954715882734789" calcext:value-type="float">
            <text:p>0.0954715883</text:p>
          </table:table-cell>
          <table:table-cell table:number-columns-repeated="2"/>
        </table:table-row>
        <table:table-row table:style-name="ro1">
          <table:table-cell office:value-type="float" office:value="56.4070792874" calcext:value-type="float">
            <text:p>56.4070792874</text:p>
          </table:table-cell>
          <table:table-cell office:value-type="float" office:value="0.0920548319" calcext:value-type="float">
            <text:p>0.0920548319</text:p>
          </table:table-cell>
          <table:table-cell table:formula="of:=([.B20]-[.B19])/([.A20]-[.A19])" office:value-type="float" office:value="-0.0000240823935955068" calcext:value-type="float">
            <text:p>-2.40823935955068E-005</text:p>
          </table:table-cell>
          <table:table-cell/>
          <table:table-cell office:value-type="float" office:value="56.4070792874" calcext:value-type="float">
            <text:p>56.4070792874</text:p>
          </table:table-cell>
          <table:table-cell table:formula="of:=[.$F$10]+0.0002289*([.E20]-[.$E$10])" office:value-type="float" office:value="0.0958378926237926" calcext:value-type="float">
            <text:p>0.0958378926</text:p>
          </table:table-cell>
          <table:table-cell table:number-columns-repeated="2"/>
        </table:table-row>
        <table:table-row table:style-name="ro1">
          <table:table-cell office:value-type="float" office:value="58.007360416" calcext:value-type="float">
            <text:p>58.007360416</text:p>
          </table:table-cell>
          <table:table-cell office:value-type="float" office:value="0.0920022176" calcext:value-type="float">
            <text:p>0.0920022176</text:p>
          </table:table-cell>
          <table:table-cell table:formula="of:=([.B21]-[.B20])/([.A21]-[.A20])" office:value-type="float" office:value="-0.0000328781606304594" calcext:value-type="float">
            <text:p>-3.28781606304594E-005</text:p>
          </table:table-cell>
          <table:table-cell/>
          <table:table-cell office:value-type="float" office:value="58.007360416" calcext:value-type="float">
            <text:p>58.007360416</text:p>
          </table:table-cell>
          <table:table-cell table:formula="of:=[.$F$10]+0.0002289*([.E21]-[.$E$10])" office:value-type="float" office:value="0.0962041969741291" calcext:value-type="float">
            <text:p>0.096204197</text:p>
          </table:table-cell>
          <table:table-cell table:number-columns-repeated="2"/>
        </table:table-row>
        <table:table-row table:style-name="ro1">
          <table:table-cell office:value-type="float" office:value="59.6076415445" calcext:value-type="float">
            <text:p>59.6076415445</text:p>
          </table:table-cell>
          <table:table-cell office:value-type="float" office:value="0.0920644823" calcext:value-type="float">
            <text:p>0.0920644823</text:p>
          </table:table-cell>
          <table:table-cell table:formula="of:=([.B22]-[.B21])/([.A22]-[.A21])" office:value-type="float" office:value="0.00003890860105209" calcext:value-type="float">
            <text:p>3.890860105209E-005</text:p>
          </table:table-cell>
          <table:table-cell/>
          <table:table-cell office:value-type="float" office:value="59.6076415445" calcext:value-type="float">
            <text:p>59.6076415445</text:p>
          </table:table-cell>
          <table:table-cell table:formula="of:=[.$F$10]+0.0002289*([.E22]-[.$E$10])" office:value-type="float" office:value="0.0965705013244428" calcext:value-type="float">
            <text:p>0.0965705013</text:p>
          </table:table-cell>
          <table:table-cell table:number-columns-repeated="2"/>
        </table:table-row>
        <table:table-row table:style-name="ro1">
          <table:table-cell office:value-type="float" office:value="61.207922673" calcext:value-type="float">
            <text:p>61.207922673</text:p>
          </table:table-cell>
          <table:table-cell office:value-type="float" office:value="0.0918162767" calcext:value-type="float">
            <text:p>0.0918162767</text:p>
          </table:table-cell>
          <table:table-cell table:formula="of:=([.B23]-[.B22])/([.A23]-[.A22])" office:value-type="float" office:value="-0.000155101247886768" calcext:value-type="float">
            <text:p>-0.0001551012</text:p>
          </table:table-cell>
          <table:table-cell/>
          <table:table-cell office:value-type="float" office:value="61.207922673" calcext:value-type="float">
            <text:p>61.207922673</text:p>
          </table:table-cell>
          <table:table-cell table:formula="of:=[.$F$10]+0.0002289*([.E23]-[.$E$10])" office:value-type="float" office:value="0.0969368056747564" calcext:value-type="float">
            <text:p>0.0969368057</text:p>
          </table:table-cell>
          <table:table-cell table:number-columns-repeated="2"/>
        </table:table-row>
        <table:table-row table:style-name="ro1">
          <table:table-cell office:value-type="float" office:value="62.8082038015" calcext:value-type="float">
            <text:p>62.8082038015</text:p>
          </table:table-cell>
          <table:table-cell office:value-type="float" office:value="0.0920787459" calcext:value-type="float">
            <text:p>0.0920787459</text:p>
          </table:table-cell>
          <table:table-cell table:formula="of:=([.B24]-[.B23])/([.A24]-[.A23])" office:value-type="float" office:value="0.00016401443179301" calcext:value-type="float">
            <text:p>0.0001640144</text:p>
          </table:table-cell>
          <table:table-cell/>
          <table:table-cell office:value-type="float" office:value="62.8082038015" calcext:value-type="float">
            <text:p>62.8082038015</text:p>
          </table:table-cell>
          <table:table-cell table:formula="of:=[.$F$10]+0.0002289*([.E24]-[.$E$10])" office:value-type="float" office:value="0.0973031100250701" calcext:value-type="float">
            <text:p>0.09730311</text:p>
          </table:table-cell>
          <table:table-cell table:number-columns-repeated="2"/>
        </table:table-row>
        <table:table-row table:style-name="ro1">
          <table:table-cell office:value-type="float" office:value="64.4084849301" calcext:value-type="float">
            <text:p>64.4084849301</text:p>
          </table:table-cell>
          <table:table-cell office:value-type="float" office:value="0.0922752911" calcext:value-type="float">
            <text:p>0.0922752911</text:p>
          </table:table-cell>
          <table:table-cell table:formula="of:=([.B25]-[.B24])/([.A25]-[.A24])" office:value-type="float" office:value="0.000122819170011673" calcext:value-type="float">
            <text:p>0.0001228192</text:p>
          </table:table-cell>
          <table:table-cell/>
          <table:table-cell office:value-type="float" office:value="64.4084849301" calcext:value-type="float">
            <text:p>64.4084849301</text:p>
          </table:table-cell>
          <table:table-cell table:formula="of:=[.$F$10]+0.0002289*([.E25]-[.$E$10])" office:value-type="float" office:value="0.0976694143754066" calcext:value-type="float">
            <text:p>0.0976694144</text:p>
          </table:table-cell>
          <table:table-cell table:number-columns-repeated="2"/>
        </table:table-row>
        <table:table-row table:style-name="ro1">
          <table:table-cell office:value-type="float" office:value="66.0087660586" calcext:value-type="float">
            <text:p>66.0087660586</text:p>
          </table:table-cell>
          <table:table-cell office:value-type="float" office:value="0.0923840093" calcext:value-type="float">
            <text:p>0.0923840093</text:p>
          </table:table-cell>
          <table:table-cell table:formula="of:=([.B26]-[.B25])/([.A26]-[.A25])" office:value-type="float" office:value="0.0000679369381190552" calcext:value-type="float">
            <text:p>6.79369381190552E-005</text:p>
          </table:table-cell>
          <table:table-cell/>
          <table:table-cell office:value-type="float" office:value="66.0087660586" calcext:value-type="float">
            <text:p>66.0087660586</text:p>
          </table:table-cell>
          <table:table-cell table:formula="of:=[.$F$10]+0.0002289*([.E26]-[.$E$10])" office:value-type="float" office:value="0.0980357187257203" calcext:value-type="float">
            <text:p>0.0980357187</text:p>
          </table:table-cell>
          <table:table-cell table:number-columns-repeated="2"/>
        </table:table-row>
        <table:table-row table:style-name="ro1">
          <table:table-cell office:value-type="float" office:value="67.6090471871" calcext:value-type="float">
            <text:p>67.6090471871</text:p>
          </table:table-cell>
          <table:table-cell office:value-type="float" office:value="0.0923396199" calcext:value-type="float">
            <text:p>0.0923396199</text:p>
          </table:table-cell>
          <table:table-cell table:formula="of:=([.B27]-[.B26])/([.A27]-[.A26])" office:value-type="float" office:value="-0.000027738501197977" calcext:value-type="float">
            <text:p>-2.7738501197977E-005</text:p>
          </table:table-cell>
          <table:table-cell/>
          <table:table-cell office:value-type="float" office:value="67.6090471871" calcext:value-type="float">
            <text:p>67.6090471871</text:p>
          </table:table-cell>
          <table:table-cell table:formula="of:=[.$F$10]+0.0002289*([.E27]-[.$E$10])" office:value-type="float" office:value="0.0984020230760339" calcext:value-type="float">
            <text:p>0.0984020231</text:p>
          </table:table-cell>
          <table:table-cell table:number-columns-repeated="2"/>
        </table:table-row>
        <table:table-row table:style-name="ro1">
          <table:table-cell office:value-type="float" office:value="69.2093283156" calcext:value-type="float">
            <text:p>69.2093283156</text:p>
          </table:table-cell>
          <table:table-cell office:value-type="float" office:value="0.092265711" calcext:value-type="float">
            <text:p>0.092265711</text:p>
          </table:table-cell>
          <table:table-cell table:formula="of:=([.B28]-[.B27])/([.A28]-[.A27])" office:value-type="float" office:value="-0.0000461849475593579" calcext:value-type="float">
            <text:p>-4.61849475593579E-005</text:p>
          </table:table-cell>
          <table:table-cell/>
          <table:table-cell office:value-type="float" office:value="69.2093283156" calcext:value-type="float">
            <text:p>69.2093283156</text:p>
          </table:table-cell>
          <table:table-cell table:formula="of:=[.$F$10]+0.0002289*([.E28]-[.$E$10])" office:value-type="float" office:value="0.0987683274263476" calcext:value-type="float">
            <text:p>0.0987683274</text:p>
          </table:table-cell>
          <table:table-cell table:number-columns-repeated="2"/>
        </table:table-row>
        <table:table-row table:style-name="ro1">
          <table:table-cell office:value-type="float" office:value="70.8096094442" calcext:value-type="float">
            <text:p>70.8096094442</text:p>
          </table:table-cell>
          <table:table-cell office:value-type="float" office:value="0.0922351755" calcext:value-type="float">
            <text:p>0.0922351755</text:p>
          </table:table-cell>
          <table:table-cell table:formula="of:=([.B29]-[.B28])/([.A29]-[.A28])" office:value-type="float" office:value="-0.0000190813348069109" calcext:value-type="float">
            <text:p>-1.90813348069109E-005</text:p>
          </table:table-cell>
          <table:table-cell/>
          <table:table-cell office:value-type="float" office:value="70.8096094442" calcext:value-type="float">
            <text:p>70.8096094442</text:p>
          </table:table-cell>
          <table:table-cell table:formula="of:=[.$F$10]+0.0002289*([.E29]-[.$E$10])" office:value-type="float" office:value="0.0991346317766841" calcext:value-type="float">
            <text:p>0.0991346318</text:p>
          </table:table-cell>
          <table:table-cell table:number-columns-repeated="2"/>
        </table:table-row>
        <table:table-row table:style-name="ro1">
          <table:table-cell office:value-type="float" office:value="72.4098905727" calcext:value-type="float">
            <text:p>72.4098905727</text:p>
          </table:table-cell>
          <table:table-cell office:value-type="float" office:value="0.0922239326" calcext:value-type="float">
            <text:p>0.0922239326</text:p>
          </table:table-cell>
          <table:table-cell table:formula="of:=([.B30]-[.B29])/([.A30]-[.A29])" office:value-type="float" office:value="-0.00000702557806860985" calcext:value-type="float">
            <text:p>-7.02557806860985E-006</text:p>
          </table:table-cell>
          <table:table-cell/>
          <table:table-cell office:value-type="float" office:value="72.4098905727" calcext:value-type="float">
            <text:p>72.4098905727</text:p>
          </table:table-cell>
          <table:table-cell table:formula="of:=[.$F$10]+0.0002289*([.E30]-[.$E$10])" office:value-type="float" office:value="0.0995009361269977" calcext:value-type="float">
            <text:p>0.0995009361</text:p>
          </table:table-cell>
          <table:table-cell table:number-columns-repeated="2"/>
        </table:table-row>
        <table:table-row table:style-name="ro1">
          <table:table-cell office:value-type="float" office:value="74.0101717012" calcext:value-type="float">
            <text:p>74.0101717012</text:p>
          </table:table-cell>
          <table:table-cell office:value-type="float" office:value="0.0923472216" calcext:value-type="float">
            <text:p>0.0923472216</text:p>
          </table:table-cell>
          <table:table-cell table:formula="of:=([.B31]-[.B30])/([.A31]-[.A30])" office:value-type="float" office:value="0.0000770420882957995" calcext:value-type="float">
            <text:p>7.70420882957995E-005</text:p>
          </table:table-cell>
          <table:table-cell/>
          <table:table-cell office:value-type="float" office:value="74.0101717012" calcext:value-type="float">
            <text:p>74.0101717012</text:p>
          </table:table-cell>
          <table:table-cell table:formula="of:=[.$F$10]+0.0002289*([.E31]-[.$E$10])" office:value-type="float" office:value="0.0998672404773114" calcext:value-type="float">
            <text:p>0.0998672405</text:p>
          </table:table-cell>
          <table:table-cell table:number-columns-repeated="2"/>
        </table:table-row>
        <table:table-row table:style-name="ro1">
          <table:table-cell office:value-type="float" office:value="75.6104528297" calcext:value-type="float">
            <text:p>75.6104528297</text:p>
          </table:table-cell>
          <table:table-cell office:value-type="float" office:value="0.0923962129" calcext:value-type="float">
            <text:p>0.0923962129</text:p>
          </table:table-cell>
          <table:table-cell table:formula="of:=([.B32]-[.B31])/([.A32]-[.A31])" office:value-type="float" office:value="0.0000306141834253314" calcext:value-type="float">
            <text:p>3.06141834253314E-005</text:p>
          </table:table-cell>
          <table:table-cell/>
          <table:table-cell office:value-type="float" office:value="75.6104528297" calcext:value-type="float">
            <text:p>75.6104528297</text:p>
          </table:table-cell>
          <table:table-cell table:formula="of:=[.$F$10]+0.0002289*([.E32]-[.$E$10])" office:value-type="float" office:value="0.100233544827625" calcext:value-type="float">
            <text:p>0.1002335448</text:p>
          </table:table-cell>
          <table:table-cell table:number-columns-repeated="2"/>
        </table:table-row>
        <table:table-row table:style-name="ro1">
          <table:table-cell office:value-type="float" office:value="77.2107339582" calcext:value-type="float">
            <text:p>77.2107339582</text:p>
          </table:table-cell>
          <table:table-cell office:value-type="float" office:value="0.0923676237" calcext:value-type="float">
            <text:p>0.0923676237</text:p>
          </table:table-cell>
          <table:table-cell table:formula="of:=([.B33]-[.B32])/([.A33]-[.A32])" office:value-type="float" office:value="-0.0000178651110050869" calcext:value-type="float">
            <text:p>-1.78651110050869E-005</text:p>
          </table:table-cell>
          <table:table-cell/>
          <table:table-cell office:value-type="float" office:value="77.2107339582" calcext:value-type="float">
            <text:p>77.2107339582</text:p>
          </table:table-cell>
          <table:table-cell table:formula="of:=[.$F$10]+0.0002289*([.E33]-[.$E$10])" office:value-type="float" office:value="0.100599849177939" calcext:value-type="float">
            <text:p>0.1005998492</text:p>
          </table:table-cell>
          <table:table-cell table:number-columns-repeated="2"/>
        </table:table-row>
        <table:table-row table:style-name="ro1">
          <table:table-cell office:value-type="float" office:value="78.8110150868" calcext:value-type="float">
            <text:p>78.8110150868</text:p>
          </table:table-cell>
          <table:table-cell office:value-type="float" office:value="0.092433141" calcext:value-type="float">
            <text:p>0.092433141</text:p>
          </table:table-cell>
          <table:table-cell table:formula="of:=([.B34]-[.B33])/([.A34]-[.A33])" office:value-type="float" office:value="0.0000409411189253537" calcext:value-type="float">
            <text:p>4.09411189253537E-005</text:p>
          </table:table-cell>
          <table:table-cell/>
          <table:table-cell office:value-type="float" office:value="78.8110150868" calcext:value-type="float">
            <text:p>78.8110150868</text:p>
          </table:table-cell>
          <table:table-cell table:formula="of:=[.$F$10]+0.0002289*([.E34]-[.$E$10])" office:value-type="float" office:value="0.100966153528275" calcext:value-type="float">
            <text:p>0.1009661535</text:p>
          </table:table-cell>
          <table:table-cell table:number-columns-repeated="2"/>
        </table:table-row>
        <table:table-row table:style-name="ro1">
          <table:table-cell office:value-type="float" office:value="80.4112962153" calcext:value-type="float">
            <text:p>80.4112962153</text:p>
          </table:table-cell>
          <table:table-cell office:value-type="float" office:value="0.0926021098" calcext:value-type="float">
            <text:p>0.0926021098</text:p>
          </table:table-cell>
          <table:table-cell table:formula="of:=([.B35]-[.B34])/([.A35]-[.A34])" office:value-type="float" office:value="0.000105586947812331" calcext:value-type="float">
            <text:p>0.0001055869</text:p>
          </table:table-cell>
          <table:table-cell/>
          <table:table-cell office:value-type="float" office:value="80.4112962153" calcext:value-type="float">
            <text:p>80.4112962153</text:p>
          </table:table-cell>
          <table:table-cell table:formula="of:=[.$F$10]+0.0002289*([.E35]-[.$E$10])" office:value-type="float" office:value="0.101332457878589" calcext:value-type="float">
            <text:p>0.1013324579</text:p>
          </table:table-cell>
          <table:table-cell table:number-columns-repeated="2"/>
        </table:table-row>
        <table:table-row table:style-name="ro1">
          <table:table-cell office:value-type="float" office:value="82.0115773438" calcext:value-type="float">
            <text:p>82.0115773438</text:p>
          </table:table-cell>
          <table:table-cell office:value-type="float" office:value="0.0926810619" calcext:value-type="float">
            <text:p>0.0926810619</text:p>
          </table:table-cell>
          <table:table-cell table:formula="of:=([.B36]-[.B35])/([.A36]-[.A35])" office:value-type="float" office:value="0.0000493363938335048" calcext:value-type="float">
            <text:p>4.93363938335048E-005</text:p>
          </table:table-cell>
          <table:table-cell/>
          <table:table-cell office:value-type="float" office:value="82.0115773438" calcext:value-type="float">
            <text:p>82.0115773438</text:p>
          </table:table-cell>
          <table:table-cell table:formula="of:=[.$F$10]+0.0002289*([.E36]-[.$E$10])" office:value-type="float" office:value="0.101698762228903" calcext:value-type="float">
            <text:p>0.1016987622</text:p>
          </table:table-cell>
          <table:table-cell table:number-columns-repeated="2"/>
        </table:table-row>
        <table:table-row table:style-name="ro1">
          <table:table-cell office:value-type="float" office:value="83.6118584723" calcext:value-type="float">
            <text:p>83.6118584723</text:p>
          </table:table-cell>
          <table:table-cell office:value-type="float" office:value="0.0927697898" calcext:value-type="float">
            <text:p>0.0927697898</text:p>
          </table:table-cell>
          <table:table-cell table:formula="of:=([.B37]-[.B36])/([.A37]-[.A36])" office:value-type="float" office:value="0.0000554451954846019" calcext:value-type="float">
            <text:p>5.54451954846019E-005</text:p>
          </table:table-cell>
          <table:table-cell/>
          <table:table-cell office:value-type="float" office:value="83.6118584723" calcext:value-type="float">
            <text:p>83.6118584723</text:p>
          </table:table-cell>
          <table:table-cell table:formula="of:=[.$F$10]+0.0002289*([.E37]-[.$E$10])" office:value-type="float" office:value="0.102065066579216" calcext:value-type="float">
            <text:p>0.1020650666</text:p>
          </table:table-cell>
          <table:table-cell table:number-columns-repeated="2"/>
        </table:table-row>
        <table:table-row table:style-name="ro1">
          <table:table-cell office:value-type="float" office:value="85.2121396009" calcext:value-type="float">
            <text:p>85.2121396009</text:p>
          </table:table-cell>
          <table:table-cell office:value-type="float" office:value="0.0926348661" calcext:value-type="float">
            <text:p>0.0926348661</text:p>
          </table:table-cell>
          <table:table-cell table:formula="of:=([.B38]-[.B37])/([.A38]-[.A37])" office:value-type="float" office:value="-0.0000843124983408602" calcext:value-type="float">
            <text:p>-8.43124983408602E-005</text:p>
          </table:table-cell>
          <table:table-cell/>
          <table:table-cell office:value-type="float" office:value="85.2121396009" calcext:value-type="float">
            <text:p>85.2121396009</text:p>
          </table:table-cell>
          <table:table-cell table:formula="of:=[.$F$10]+0.0002289*([.E38]-[.$E$10])" office:value-type="float" office:value="0.102431370929553" calcext:value-type="float">
            <text:p>0.1024313709</text:p>
          </table:table-cell>
          <table:table-cell table:number-columns-repeated="2"/>
        </table:table-row>
        <table:table-row table:style-name="ro1">
          <table:table-cell office:value-type="float" office:value="86.8124207294" calcext:value-type="float">
            <text:p>86.8124207294</text:p>
          </table:table-cell>
          <table:table-cell office:value-type="float" office:value="0.0929089468" calcext:value-type="float">
            <text:p>0.0929089468</text:p>
          </table:table-cell>
          <table:table-cell table:formula="of:=([.B39]-[.B38])/([.A39]-[.A38])" office:value-type="float" office:value="0.000171270344390616" calcext:value-type="float">
            <text:p>0.0001712703</text:p>
          </table:table-cell>
          <table:table-cell/>
          <table:table-cell office:value-type="float" office:value="86.8124207294" calcext:value-type="float">
            <text:p>86.8124207294</text:p>
          </table:table-cell>
          <table:table-cell table:formula="of:=[.$F$10]+0.0002289*([.E39]-[.$E$10])" office:value-type="float" office:value="0.102797675279866" calcext:value-type="float">
            <text:p>0.1027976753</text:p>
          </table:table-cell>
          <table:table-cell table:number-columns-repeated="2"/>
        </table:table-row>
        <table:table-row table:style-name="ro1">
          <table:table-cell office:value-type="float" office:value="88.4127018579" calcext:value-type="float">
            <text:p>88.4127018579</text:p>
          </table:table-cell>
          <table:table-cell office:value-type="float" office:value="0.0929039384" calcext:value-type="float">
            <text:p>0.0929039384</text:p>
          </table:table-cell>
          <table:table-cell table:formula="of:=([.B40]-[.B39])/([.A40]-[.A39])" office:value-type="float" office:value="-0.00000312970009507059" calcext:value-type="float">
            <text:p>-3.12970009507059E-006</text:p>
          </table:table-cell>
          <table:table-cell/>
          <table:table-cell office:value-type="float" office:value="88.4127018579" calcext:value-type="float">
            <text:p>88.4127018579</text:p>
          </table:table-cell>
          <table:table-cell table:formula="of:=[.$F$10]+0.0002289*([.E40]-[.$E$10])" office:value-type="float" office:value="0.10316397963018" calcext:value-type="float">
            <text:p>0.1031639796</text:p>
          </table:table-cell>
          <table:table-cell table:number-columns-repeated="2"/>
        </table:table-row>
        <table:table-row table:style-name="ro1">
          <table:table-cell office:value-type="float" office:value="90.0129829864" calcext:value-type="float">
            <text:p>90.0129829864</text:p>
          </table:table-cell>
          <table:table-cell office:value-type="float" office:value="0.0928367142" calcext:value-type="float">
            <text:p>0.0928367142</text:p>
          </table:table-cell>
          <table:table-cell table:formula="of:=([.B41]-[.B40])/([.A41]-[.A40])" office:value-type="float" office:value="-0.0000420077440162061" calcext:value-type="float">
            <text:p>-4.20077440162061E-005</text:p>
          </table:table-cell>
          <table:table-cell/>
          <table:table-cell office:value-type="float" office:value="90.0129829864" calcext:value-type="float">
            <text:p>90.0129829864</text:p>
          </table:table-cell>
          <table:table-cell table:formula="of:=[.$F$10]+0.0002289*([.E41]-[.$E$10])" office:value-type="float" office:value="0.103530283980494" calcext:value-type="float">
            <text:p>0.103530284</text:p>
          </table:table-cell>
          <table:table-cell table:number-columns-repeated="2"/>
        </table:table-row>
        <table:table-row table:style-name="ro1">
          <table:table-cell office:value-type="float" office:value="91.613264115" calcext:value-type="float">
            <text:p>91.613264115</text:p>
          </table:table-cell>
          <table:table-cell office:value-type="float" office:value="0.0928801667" calcext:value-type="float">
            <text:p>0.0928801667</text:p>
          </table:table-cell>
          <table:table-cell table:formula="of:=([.B42]-[.B41])/([.A42]-[.A41])" office:value-type="float" office:value="0.0000271530415646489" calcext:value-type="float">
            <text:p>0.000027153</text:p>
          </table:table-cell>
          <table:table-cell/>
          <table:table-cell office:value-type="float" office:value="91.613264115" calcext:value-type="float">
            <text:p>91.613264115</text:p>
          </table:table-cell>
          <table:table-cell table:formula="of:=[.$F$10]+0.0002289*([.E42]-[.$E$10])" office:value-type="float" office:value="0.10389658833083" calcext:value-type="float">
            <text:p>0.1038965883</text:p>
          </table:table-cell>
          <table:table-cell table:number-columns-repeated="2"/>
        </table:table-row>
        <table:table-row table:style-name="ro1">
          <table:table-cell office:value-type="float" office:value="93.2135452435" calcext:value-type="float">
            <text:p>93.2135452435</text:p>
          </table:table-cell>
          <table:table-cell office:value-type="float" office:value="0.0929838223" calcext:value-type="float">
            <text:p>0.0929838223</text:p>
          </table:table-cell>
          <table:table-cell table:formula="of:=([.B43]-[.B42])/([.A43]-[.A42])" office:value-type="float" office:value="0.0000647733689749645" calcext:value-type="float">
            <text:p>6.47733689749645E-005</text:p>
          </table:table-cell>
          <table:table-cell/>
          <table:table-cell office:value-type="float" office:value="93.2135452435" calcext:value-type="float">
            <text:p>93.2135452435</text:p>
          </table:table-cell>
          <table:table-cell table:formula="of:=[.$F$10]+0.0002289*([.E43]-[.$E$10])" office:value-type="float" office:value="0.104262892681144" calcext:value-type="float">
            <text:p>0.1042628927</text:p>
          </table:table-cell>
          <table:table-cell table:number-columns-repeated="2"/>
        </table:table-row>
        <table:table-row table:style-name="ro1">
          <table:table-cell office:value-type="float" office:value="94.813826372" calcext:value-type="float">
            <text:p>94.813826372</text:p>
          </table:table-cell>
          <table:table-cell office:value-type="float" office:value="0.0929781117" calcext:value-type="float">
            <text:p>0.0929781117</text:p>
          </table:table-cell>
          <table:table-cell table:formula="of:=([.B44]-[.B43])/([.A44]-[.A43])" office:value-type="float" office:value="-0.00000356849799594454" calcext:value-type="float">
            <text:p>-3.56849799594454E-006</text:p>
          </table:table-cell>
          <table:table-cell/>
          <table:table-cell office:value-type="float" office:value="94.813826372" calcext:value-type="float">
            <text:p>94.813826372</text:p>
          </table:table-cell>
          <table:table-cell table:formula="of:=[.$F$10]+0.0002289*([.E44]-[.$E$10])" office:value-type="float" office:value="0.104629197031458" calcext:value-type="float">
            <text:p>0.104629197</text:p>
          </table:table-cell>
          <table:table-cell table:number-columns-repeated="2"/>
        </table:table-row>
        <table:table-row table:style-name="ro1">
          <table:table-cell office:value-type="float" office:value="96.4141075005" calcext:value-type="float">
            <text:p>96.4141075005</text:p>
          </table:table-cell>
          <table:table-cell office:value-type="float" office:value="0.0929402052" calcext:value-type="float">
            <text:p>0.0929402052</text:p>
          </table:table-cell>
          <table:table-cell table:formula="of:=([.B45]-[.B44])/([.A45]-[.A44])" office:value-type="float" office:value="-0.0000236874004978957" calcext:value-type="float">
            <text:p>-2.36874004978957E-005</text:p>
          </table:table-cell>
          <table:table-cell/>
          <table:table-cell office:value-type="float" office:value="96.4141075005" calcext:value-type="float">
            <text:p>96.4141075005</text:p>
          </table:table-cell>
          <table:table-cell table:formula="of:=[.$F$10]+0.0002289*([.E45]-[.$E$10])" office:value-type="float" office:value="0.104995501381771" calcext:value-type="float">
            <text:p>0.1049955014</text:p>
          </table:table-cell>
          <table:table-cell table:number-columns-repeated="2"/>
        </table:table-row>
        <table:table-row table:style-name="ro1">
          <table:table-cell office:value-type="float" office:value="98.0143886291" calcext:value-type="float">
            <text:p>98.0143886291</text:p>
          </table:table-cell>
          <table:table-cell office:value-type="float" office:value="0.0932478663" calcext:value-type="float">
            <text:p>0.0932478663</text:p>
          </table:table-cell>
          <table:table-cell table:formula="of:=([.B46]-[.B45])/([.A46]-[.A45])" office:value-type="float" office:value="0.000192254407367263" calcext:value-type="float">
            <text:p>0.0001922544</text:p>
          </table:table-cell>
          <table:table-cell/>
          <table:table-cell office:value-type="float" office:value="98.0143886291" calcext:value-type="float">
            <text:p>98.0143886291</text:p>
          </table:table-cell>
          <table:table-cell table:formula="of:=[.$F$10]+0.0002289*([.E46]-[.$E$10])" office:value-type="float" office:value="0.105361805732108" calcext:value-type="float">
            <text:p>0.1053618057</text:p>
          </table:table-cell>
          <table:table-cell table:number-columns-repeated="2"/>
        </table:table-row>
        <table:table-row table:style-name="ro1">
          <table:table-cell office:value-type="float" office:value="99.6146697576" calcext:value-type="float">
            <text:p>99.6146697576</text:p>
          </table:table-cell>
          <table:table-cell office:value-type="float" office:value="0.0931174316" calcext:value-type="float">
            <text:p>0.0931174316</text:p>
          </table:table-cell>
          <table:table-cell table:formula="of:=([.B47]-[.B46])/([.A47]-[.A46])" office:value-type="float" office:value="-0.0000815073662227474" calcext:value-type="float">
            <text:p>-8.15073662227474E-005</text:p>
          </table:table-cell>
          <table:table-cell/>
          <table:table-cell office:value-type="float" office:value="99.6146697576" calcext:value-type="float">
            <text:p>99.6146697576</text:p>
          </table:table-cell>
          <table:table-cell table:formula="of:=[.$F$10]+0.0002289*([.E47]-[.$E$10])" office:value-type="float" office:value="0.105728110082421" calcext:value-type="float">
            <text:p>0.1057281101</text:p>
          </table:table-cell>
          <table:table-cell table:number-columns-repeated="2"/>
        </table:table-row>
        <table:table-row table:style-name="ro1">
          <table:table-cell office:value-type="float" office:value="101.2149508861" calcext:value-type="float">
            <text:p>101.2149508861</text:p>
          </table:table-cell>
          <table:table-cell office:value-type="float" office:value="0.0932758626" calcext:value-type="float">
            <text:p>0.0932758626</text:p>
          </table:table-cell>
          <table:table-cell table:formula="of:=([.B48]-[.B47])/([.A48]-[.A47])" office:value-type="float" office:value="0.0000990019798261968" calcext:value-type="float">
            <text:p>0.000099002</text:p>
          </table:table-cell>
          <table:table-cell/>
          <table:table-cell office:value-type="float" office:value="101.2149508861" calcext:value-type="float">
            <text:p>101.2149508861</text:p>
          </table:table-cell>
          <table:table-cell table:formula="of:=[.$F$10]+0.0002289*([.E48]-[.$E$10])" office:value-type="float" office:value="0.106094414432735" calcext:value-type="float">
            <text:p>0.1060944144</text:p>
          </table:table-cell>
          <table:table-cell table:number-columns-repeated="2"/>
        </table:table-row>
        <table:table-row table:style-name="ro1">
          <table:table-cell office:value-type="float" office:value="102.8152320146" calcext:value-type="float">
            <text:p>102.8152320146</text:p>
          </table:table-cell>
          <table:table-cell office:value-type="float" office:value="0.0932854367" calcext:value-type="float">
            <text:p>0.0932854367</text:p>
          </table:table-cell>
          <table:table-cell table:formula="of:=([.B49]-[.B48])/([.A49]-[.A48])" office:value-type="float" office:value="0.00000598276129705213" calcext:value-type="float">
            <text:p>5.98276129705213E-006</text:p>
          </table:table-cell>
          <table:table-cell/>
          <table:table-cell office:value-type="float" office:value="102.8152320146" calcext:value-type="float">
            <text:p>102.8152320146</text:p>
          </table:table-cell>
          <table:table-cell table:formula="of:=[.$F$10]+0.0002289*([.E49]-[.$E$10])" office:value-type="float" office:value="0.106460718783049" calcext:value-type="float">
            <text:p>0.1064607188</text:p>
          </table:table-cell>
          <table:table-cell table:number-columns-repeated="2"/>
        </table:table-row>
        <table:table-row table:style-name="ro1">
          <table:table-cell office:value-type="float" office:value="104.4155131431" calcext:value-type="float">
            <text:p>104.4155131431</text:p>
          </table:table-cell>
          <table:table-cell office:value-type="float" office:value="0.0930487784" calcext:value-type="float">
            <text:p>0.0930487784</text:p>
          </table:table-cell>
          <table:table-cell table:formula="of:=([.B50]-[.B49])/([.A50]-[.A49])" office:value-type="float" office:value="-0.000147885453240223" calcext:value-type="float">
            <text:p>-0.0001478855</text:p>
          </table:table-cell>
          <table:table-cell/>
          <table:table-cell office:value-type="float" office:value="104.4155131431" calcext:value-type="float">
            <text:p>104.4155131431</text:p>
          </table:table-cell>
          <table:table-cell table:formula="of:=[.$F$10]+0.0002289*([.E50]-[.$E$10])" office:value-type="float" office:value="0.106827023133362" calcext:value-type="float">
            <text:p>0.1068270231</text:p>
          </table:table-cell>
          <table:table-cell table:number-columns-repeated="2"/>
        </table:table-row>
        <table:table-row table:style-name="ro1">
          <table:table-cell office:value-type="float" office:value="106.0157942717" calcext:value-type="float">
            <text:p>106.0157942717</text:p>
          </table:table-cell>
          <table:table-cell office:value-type="float" office:value="0.0930970308" calcext:value-type="float">
            <text:p>0.0930970308</text:p>
          </table:table-cell>
          <table:table-cell table:formula="of:=([.B51]-[.B50])/([.A51]-[.A50])" office:value-type="float" office:value="0.0000301524520521074" calcext:value-type="float">
            <text:p>3.01524520521074E-005</text:p>
          </table:table-cell>
          <table:table-cell/>
          <table:table-cell office:value-type="float" office:value="106.0157942717" calcext:value-type="float">
            <text:p>106.0157942717</text:p>
          </table:table-cell>
          <table:table-cell table:formula="of:=[.$F$10]+0.0002289*([.E51]-[.$E$10])" office:value-type="float" office:value="0.107193327483699" calcext:value-type="float">
            <text:p>0.1071933275</text:p>
          </table:table-cell>
          <table:table-cell table:number-columns-repeated="2"/>
        </table:table-row>
        <table:table-row table:style-name="ro1">
          <table:table-cell office:value-type="float" office:value="107.6160754002" calcext:value-type="float">
            <text:p>107.6160754002</text:p>
          </table:table-cell>
          <table:table-cell office:value-type="float" office:value="0.0931195389" calcext:value-type="float">
            <text:p>0.0931195389</text:p>
          </table:table-cell>
          <table:table-cell table:formula="of:=([.B52]-[.B51])/([.A52]-[.A51])" office:value-type="float" office:value="0.0000140650911887566" calcext:value-type="float">
            <text:p>1.40650911887566E-005</text:p>
          </table:table-cell>
          <table:table-cell/>
          <table:table-cell office:value-type="float" office:value="107.6160754002" calcext:value-type="float">
            <text:p>107.6160754002</text:p>
          </table:table-cell>
          <table:table-cell table:formula="of:=[.$F$10]+0.0002289*([.E52]-[.$E$10])" office:value-type="float" office:value="0.107559631834012" calcext:value-type="float">
            <text:p>0.1075596318</text:p>
          </table:table-cell>
          <table:table-cell table:number-columns-repeated="2"/>
        </table:table-row>
        <table:table-row table:style-name="ro1">
          <table:table-cell office:value-type="float" office:value="109.2163565287" calcext:value-type="float">
            <text:p>109.2163565287</text:p>
          </table:table-cell>
          <table:table-cell office:value-type="float" office:value="0.0932813136" calcext:value-type="float">
            <text:p>0.0932813136</text:p>
          </table:table-cell>
          <table:table-cell table:formula="of:=([.B53]-[.B52])/([.A53]-[.A52])" office:value-type="float" office:value="0.000101091425199539" calcext:value-type="float">
            <text:p>0.0001010914</text:p>
          </table:table-cell>
          <table:table-cell/>
          <table:table-cell office:value-type="float" office:value="109.2163565287" calcext:value-type="float">
            <text:p>109.2163565287</text:p>
          </table:table-cell>
          <table:table-cell table:formula="of:=[.$F$10]+0.0002289*([.E53]-[.$E$10])" office:value-type="float" office:value="0.107925936184326" calcext:value-type="float">
            <text:p>0.1079259362</text:p>
          </table:table-cell>
          <table:table-cell table:number-columns-repeated="2"/>
        </table:table-row>
        <table:table-row table:style-name="ro1">
          <table:table-cell office:value-type="float" office:value="110.8166376572" calcext:value-type="float">
            <text:p>110.8166376572</text:p>
          </table:table-cell>
          <table:table-cell office:value-type="float" office:value="0.0933498006" calcext:value-type="float">
            <text:p>0.0933498006</text:p>
          </table:table-cell>
          <table:table-cell table:formula="of:=([.B54]-[.B53])/([.A54]-[.A53])" office:value-type="float" office:value="0.0000427968553651577" calcext:value-type="float">
            <text:p>4.27968553651577E-005</text:p>
          </table:table-cell>
          <table:table-cell/>
          <table:table-cell office:value-type="float" office:value="110.8166376572" calcext:value-type="float">
            <text:p>110.8166376572</text:p>
          </table:table-cell>
          <table:table-cell table:formula="of:=[.$F$10]+0.0002289*([.E54]-[.$E$10])" office:value-type="float" office:value="0.10829224053464" calcext:value-type="float">
            <text:p>0.1082922405</text:p>
          </table:table-cell>
          <table:table-cell table:number-columns-repeated="2"/>
        </table:table-row>
        <table:table-row table:style-name="ro1">
          <table:table-cell office:value-type="float" office:value="112.4169187858" calcext:value-type="float">
            <text:p>112.4169187858</text:p>
          </table:table-cell>
          <table:table-cell office:value-type="float" office:value="0.0932196024" calcext:value-type="float">
            <text:p>0.0932196024</text:p>
          </table:table-cell>
          <table:table-cell table:formula="of:=([.B55]-[.B54])/([.A55]-[.A54])" office:value-type="float" office:value="-0.0000813595796845427" calcext:value-type="float">
            <text:p>-8.13595796845427E-005</text:p>
          </table:table-cell>
          <table:table-cell/>
          <table:table-cell office:value-type="float" office:value="112.4169187858" calcext:value-type="float">
            <text:p>112.4169187858</text:p>
          </table:table-cell>
          <table:table-cell table:formula="of:=[.$F$10]+0.0002289*([.E55]-[.$E$10])" office:value-type="float" office:value="0.108658544884976" calcext:value-type="float">
            <text:p>0.1086585449</text:p>
          </table:table-cell>
          <table:table-cell table:number-columns-repeated="2"/>
        </table:table-row>
        <table:table-row table:style-name="ro1">
          <table:table-cell office:value-type="float" office:value="114.0171999143" calcext:value-type="float">
            <text:p>114.0171999143</text:p>
          </table:table-cell>
          <table:table-cell office:value-type="float" office:value="0.093466019" calcext:value-type="float">
            <text:p>0.093466019</text:p>
          </table:table-cell>
          <table:table-cell table:formula="of:=([.B56]-[.B55])/([.A56]-[.A55])" office:value-type="float" office:value="0.000153983319312765" calcext:value-type="float">
            <text:p>0.0001539833</text:p>
          </table:table-cell>
          <table:table-cell/>
          <table:table-cell office:value-type="float" office:value="114.0171999143" calcext:value-type="float">
            <text:p>114.0171999143</text:p>
          </table:table-cell>
          <table:table-cell table:formula="of:=[.$F$10]+0.0002289*([.E56]-[.$E$10])" office:value-type="float" office:value="0.10902484923529" calcext:value-type="float">
            <text:p>0.1090248492</text:p>
          </table:table-cell>
          <table:table-cell table:number-columns-repeated="2"/>
        </table:table-row>
        <table:table-row table:style-name="ro1">
          <table:table-cell office:value-type="float" office:value="115.6174810428" calcext:value-type="float">
            <text:p>115.6174810428</text:p>
          </table:table-cell>
          <table:table-cell office:value-type="float" office:value="0.0932497628" calcext:value-type="float">
            <text:p>0.0932497628</text:p>
          </table:table-cell>
          <table:table-cell table:formula="of:=([.B57]-[.B56])/([.A57]-[.A56])" office:value-type="float" office:value="-0.000135136380819987" calcext:value-type="float">
            <text:p>-0.0001351364</text:p>
          </table:table-cell>
          <table:table-cell/>
          <table:table-cell office:value-type="float" office:value="115.6174810428" calcext:value-type="float">
            <text:p>115.6174810428</text:p>
          </table:table-cell>
          <table:table-cell table:formula="of:=[.$F$10]+0.0002289*([.E57]-[.$E$10])" office:value-type="float" office:value="0.109391153585604" calcext:value-type="float">
            <text:p>0.1093911536</text:p>
          </table:table-cell>
          <table:table-cell table:number-columns-repeated="2"/>
        </table:table-row>
        <table:table-row table:style-name="ro1">
          <table:table-cell office:value-type="float" office:value="117.2177621713" calcext:value-type="float">
            <text:p>117.2177621713</text:p>
          </table:table-cell>
          <table:table-cell office:value-type="float" office:value="0.0934102339" calcext:value-type="float">
            <text:p>0.0934102339</text:p>
          </table:table-cell>
          <table:table-cell table:formula="of:=([.B58]-[.B57])/([.A58]-[.A57])" office:value-type="float" office:value="0.000100276818330301" calcext:value-type="float">
            <text:p>0.0001002768</text:p>
          </table:table-cell>
          <table:table-cell/>
          <table:table-cell office:value-type="float" office:value="117.2177621713" calcext:value-type="float">
            <text:p>117.2177621713</text:p>
          </table:table-cell>
          <table:table-cell table:formula="of:=[.$F$10]+0.0002289*([.E58]-[.$E$10])" office:value-type="float" office:value="0.109757457935917" calcext:value-type="float">
            <text:p>0.1097574579</text:p>
          </table:table-cell>
          <table:table-cell table:number-columns-repeated="2"/>
        </table:table-row>
        <table:table-row table:style-name="ro1">
          <table:table-cell office:value-type="float" office:value="118.8180432999" calcext:value-type="float">
            <text:p>118.8180432999</text:p>
          </table:table-cell>
          <table:table-cell office:value-type="float" office:value="0.0933996546" calcext:value-type="float">
            <text:p>0.0933996546</text:p>
          </table:table-cell>
          <table:table-cell table:formula="of:=([.B59]-[.B58])/([.A59]-[.A58])" office:value-type="float" office:value="-0.00000661090092916923" calcext:value-type="float">
            <text:p>-6.61090092916923E-006</text:p>
          </table:table-cell>
          <table:table-cell/>
          <table:table-cell office:value-type="float" office:value="118.8180432999" calcext:value-type="float">
            <text:p>118.8180432999</text:p>
          </table:table-cell>
          <table:table-cell table:formula="of:=[.$F$10]+0.0002289*([.E59]-[.$E$10])" office:value-type="float" office:value="0.110123762286254" calcext:value-type="float">
            <text:p>0.1101237623</text:p>
          </table:table-cell>
          <table:table-cell table:number-columns-repeated="2"/>
        </table:table-row>
        <table:table-row table:style-name="ro1">
          <table:table-cell office:value-type="float" office:value="120.4183244284" calcext:value-type="float">
            <text:p>120.4183244284</text:p>
          </table:table-cell>
          <table:table-cell office:value-type="float" office:value="0.0934221028" calcext:value-type="float">
            <text:p>0.0934221028</text:p>
          </table:table-cell>
          <table:table-cell table:formula="of:=([.B60]-[.B59])/([.A60]-[.A59])" office:value-type="float" office:value="0.0000140276602655675" calcext:value-type="float">
            <text:p>1.40276602655675E-005</text:p>
          </table:table-cell>
          <table:table-cell/>
          <table:table-cell office:value-type="float" office:value="120.4183244284" calcext:value-type="float">
            <text:p>120.4183244284</text:p>
          </table:table-cell>
          <table:table-cell table:formula="of:=[.$F$10]+0.0002289*([.E60]-[.$E$10])" office:value-type="float" office:value="0.110490066636567" calcext:value-type="float">
            <text:p>0.1104900666</text:p>
          </table:table-cell>
          <table:table-cell table:number-columns-repeated="2"/>
        </table:table-row>
        <table:table-row table:style-name="ro1">
          <table:table-cell office:value-type="float" office:value="122.0186055569" calcext:value-type="float">
            <text:p>122.0186055569</text:p>
          </table:table-cell>
          <table:table-cell office:value-type="float" office:value="0.0935449091" calcext:value-type="float">
            <text:p>0.0935449091</text:p>
          </table:table-cell>
          <table:table-cell table:formula="of:=([.B61]-[.B60])/([.A61]-[.A60])" office:value-type="float" office:value="0.0000767404537945847" calcext:value-type="float">
            <text:p>7.67404537945847E-005</text:p>
          </table:table-cell>
          <table:table-cell/>
          <table:table-cell office:value-type="float" office:value="122.0186055569" calcext:value-type="float">
            <text:p>122.0186055569</text:p>
          </table:table-cell>
          <table:table-cell table:formula="of:=[.$F$10]+0.0002289*([.E61]-[.$E$10])" office:value-type="float" office:value="0.110856370986881" calcext:value-type="float">
            <text:p>0.110856371</text:p>
          </table:table-cell>
          <table:table-cell table:number-columns-repeated="2"/>
        </table:table-row>
        <table:table-row table:style-name="ro1">
          <table:table-cell office:value-type="float" office:value="123.6188866854" calcext:value-type="float">
            <text:p>123.6188866854</text:p>
          </table:table-cell>
          <table:table-cell office:value-type="float" office:value="0.0935582136" calcext:value-type="float">
            <text:p>0.0935582136</text:p>
          </table:table-cell>
          <table:table-cell table:formula="of:=([.B62]-[.B61])/([.A62]-[.A61])" office:value-type="float" office:value="0.00000831385171209021" calcext:value-type="float">
            <text:p>8.31385171209021E-006</text:p>
          </table:table-cell>
          <table:table-cell/>
          <table:table-cell office:value-type="float" office:value="123.6188866854" calcext:value-type="float">
            <text:p>123.6188866854</text:p>
          </table:table-cell>
          <table:table-cell table:formula="of:=[.$F$10]+0.0002289*([.E62]-[.$E$10])" office:value-type="float" office:value="0.111222675337195" calcext:value-type="float">
            <text:p>0.1112226753</text:p>
          </table:table-cell>
          <table:table-cell table:number-columns-repeated="2"/>
        </table:table-row>
        <table:table-row table:style-name="ro1">
          <table:table-cell office:value-type="float" office:value="125.219167814" calcext:value-type="float">
            <text:p>125.219167814</text:p>
          </table:table-cell>
          <table:table-cell office:value-type="float" office:value="0.0936264142" calcext:value-type="float">
            <text:p>0.0936264142</text:p>
          </table:table-cell>
          <table:table-cell table:formula="of:=([.B63]-[.B62])/([.A63]-[.A62])" office:value-type="float" office:value="0.0000426178868082156" calcext:value-type="float">
            <text:p>4.26178868082156E-005</text:p>
          </table:table-cell>
          <table:table-cell/>
          <table:table-cell office:value-type="float" office:value="125.219167814" calcext:value-type="float">
            <text:p>125.219167814</text:p>
          </table:table-cell>
          <table:table-cell table:formula="of:=[.$F$10]+0.0002289*([.E63]-[.$E$10])" office:value-type="float" office:value="0.111588979687531" calcext:value-type="float">
            <text:p>0.1115889797</text:p>
          </table:table-cell>
          <table:table-cell table:number-columns-repeated="2"/>
        </table:table-row>
        <table:table-row table:style-name="ro1">
          <table:table-cell office:value-type="float" office:value="126.8194489425" calcext:value-type="float">
            <text:p>126.8194489425</text:p>
          </table:table-cell>
          <table:table-cell office:value-type="float" office:value="0.0936287825" calcext:value-type="float">
            <text:p>0.0936287825</text:p>
          </table:table-cell>
          <table:table-cell table:formula="of:=([.B64]-[.B63])/([.A64]-[.A63])" office:value-type="float" office:value="0.00000147992746888139" calcext:value-type="float">
            <text:p>1.47992746888139E-006</text:p>
          </table:table-cell>
          <table:table-cell/>
          <table:table-cell office:value-type="float" office:value="126.8194489425" calcext:value-type="float">
            <text:p>126.8194489425</text:p>
          </table:table-cell>
          <table:table-cell table:formula="of:=[.$F$10]+0.0002289*([.E64]-[.$E$10])" office:value-type="float" office:value="0.111955284037845" calcext:value-type="float">
            <text:p>0.111955284</text:p>
          </table:table-cell>
          <table:table-cell table:number-columns-repeated="2"/>
        </table:table-row>
        <table:table-row table:style-name="ro1">
          <table:table-cell office:value-type="float" office:value="128.419730071" calcext:value-type="float">
            <text:p>128.419730071</text:p>
          </table:table-cell>
          <table:table-cell office:value-type="float" office:value="0.0940048314" calcext:value-type="float">
            <text:p>0.0940048314</text:p>
          </table:table-cell>
          <table:table-cell table:formula="of:=([.B65]-[.B64])/([.A65]-[.A64])" office:value-type="float" office:value="0.000234989273636238" calcext:value-type="float">
            <text:p>0.0002349893</text:p>
          </table:table-cell>
          <table:table-cell/>
          <table:table-cell office:value-type="float" office:value="128.419730071" calcext:value-type="float">
            <text:p>128.419730071</text:p>
          </table:table-cell>
          <table:table-cell table:formula="of:=[.$F$10]+0.0002289*([.E65]-[.$E$10])" office:value-type="float" office:value="0.112321588388159" calcext:value-type="float">
            <text:p>0.1123215884</text:p>
          </table:table-cell>
          <table:table-cell table:number-columns-repeated="2"/>
        </table:table-row>
        <table:table-row table:style-name="ro1">
          <table:table-cell office:value-type="float" office:value="130.0200111995" calcext:value-type="float">
            <text:p>130.0200111995</text:p>
          </table:table-cell>
          <table:table-cell office:value-type="float" office:value="0.0939708285" calcext:value-type="float">
            <text:p>0.0939708285</text:p>
          </table:table-cell>
          <table:table-cell table:formula="of:=([.B66]-[.B65])/([.A66]-[.A65])" office:value-type="float" office:value="-0.0000212480790996195" calcext:value-type="float">
            <text:p>-2.12480790996195E-005</text:p>
          </table:table-cell>
          <table:table-cell/>
          <table:table-cell office:value-type="float" office:value="130.0200111995" calcext:value-type="float">
            <text:p>130.0200111995</text:p>
          </table:table-cell>
          <table:table-cell table:formula="of:=[.$F$10]+0.0002289*([.E66]-[.$E$10])" office:value-type="float" office:value="0.112687892738472" calcext:value-type="float">
            <text:p>0.1126878927</text:p>
          </table:table-cell>
          <table:table-cell table:number-columns-repeated="2"/>
        </table:table-row>
        <table:table-row table:style-name="ro1">
          <table:table-cell office:value-type="float" office:value="131.6202923281" calcext:value-type="float">
            <text:p>131.6202923281</text:p>
          </table:table-cell>
          <table:table-cell office:value-type="float" office:value="0.0942309346" calcext:value-type="float">
            <text:p>0.0942309346</text:p>
          </table:table-cell>
          <table:table-cell table:formula="of:=([.B67]-[.B66])/([.A67]-[.A66])" office:value-type="float" office:value="0.000162537753743031" calcext:value-type="float">
            <text:p>0.0001625378</text:p>
          </table:table-cell>
          <table:table-cell/>
          <table:table-cell office:value-type="float" office:value="131.6202923281" calcext:value-type="float">
            <text:p>131.6202923281</text:p>
          </table:table-cell>
          <table:table-cell table:formula="of:=[.$F$10]+0.0002289*([.E67]-[.$E$10])" office:value-type="float" office:value="0.113054197088809" calcext:value-type="float">
            <text:p>0.1130541971</text:p>
          </table:table-cell>
          <table:table-cell table:number-columns-repeated="2"/>
        </table:table-row>
        <table:table-row table:style-name="ro1">
          <table:table-cell office:value-type="float" office:value="133.2205734566" calcext:value-type="float">
            <text:p>133.2205734566</text:p>
          </table:table-cell>
          <table:table-cell office:value-type="float" office:value="0.0943235205" calcext:value-type="float">
            <text:p>0.0943235205</text:p>
          </table:table-cell>
          <table:table-cell table:formula="of:=([.B68]-[.B67])/([.A68]-[.A67])" office:value-type="float" office:value="0.0000578560218895922" calcext:value-type="float">
            <text:p>0.000057856</text:p>
          </table:table-cell>
          <table:table-cell/>
          <table:table-cell office:value-type="float" office:value="133.2205734566" calcext:value-type="float">
            <text:p>133.2205734566</text:p>
          </table:table-cell>
          <table:table-cell table:formula="of:=[.$F$10]+0.0002289*([.E68]-[.$E$10])" office:value-type="float" office:value="0.113420501439122" calcext:value-type="float">
            <text:p>0.1134205014</text:p>
          </table:table-cell>
          <table:table-cell table:number-columns-repeated="2"/>
        </table:table-row>
        <table:table-row table:style-name="ro1">
          <table:table-cell office:value-type="float" office:value="134.8208545851" calcext:value-type="float">
            <text:p>134.8208545851</text:p>
          </table:table-cell>
          <table:table-cell office:value-type="float" office:value="0.0942682942" calcext:value-type="float">
            <text:p>0.0942682942</text:p>
          </table:table-cell>
          <table:table-cell table:formula="of:=([.B69]-[.B68])/([.A69]-[.A68])" office:value-type="float" office:value="-0.0000345103738439808" calcext:value-type="float">
            <text:p>-3.45103738439808E-005</text:p>
          </table:table-cell>
          <table:table-cell/>
          <table:table-cell office:value-type="float" office:value="134.8208545851" calcext:value-type="float">
            <text:p>134.8208545851</text:p>
          </table:table-cell>
          <table:table-cell table:formula="of:=[.$F$10]+0.0002289*([.E69]-[.$E$10])" office:value-type="float" office:value="0.113786805789436" calcext:value-type="float">
            <text:p>0.1137868058</text:p>
          </table:table-cell>
          <table:table-cell table:number-columns-repeated="2"/>
        </table:table-row>
        <table:table-row table:style-name="ro1">
          <table:table-cell office:value-type="float" office:value="136.4211357136" calcext:value-type="float">
            <text:p>136.4211357136</text:p>
          </table:table-cell>
          <table:table-cell office:value-type="float" office:value="0.0947134981" calcext:value-type="float">
            <text:p>0.0947134981</text:p>
          </table:table-cell>
          <table:table-cell table:formula="of:=([.B70]-[.B69])/([.A70]-[.A69])" office:value-type="float" office:value="0.000278203555657312" calcext:value-type="float">
            <text:p>0.0002782036</text:p>
          </table:table-cell>
          <table:table-cell/>
          <table:table-cell office:value-type="float" office:value="136.4211357136" calcext:value-type="float">
            <text:p>136.4211357136</text:p>
          </table:table-cell>
          <table:table-cell table:formula="of:=[.$F$10]+0.0002289*([.E70]-[.$E$10])" office:value-type="float" office:value="0.11415311013975" calcext:value-type="float">
            <text:p>0.1141531101</text:p>
          </table:table-cell>
          <table:table-cell table:number-columns-repeated="2"/>
        </table:table-row>
        <table:table-row table:style-name="ro1">
          <table:table-cell office:value-type="float" office:value="138.0214168421" calcext:value-type="float">
            <text:p>138.0214168421</text:p>
          </table:table-cell>
          <table:table-cell office:value-type="float" office:value="0.0947908727" calcext:value-type="float">
            <text:p>0.0947908727</text:p>
          </table:table-cell>
          <table:table-cell table:formula="of:=([.B71]-[.B70])/([.A71]-[.A70])" office:value-type="float" office:value="0.000048350629537527" calcext:value-type="float">
            <text:p>4.8350629537527E-005</text:p>
          </table:table-cell>
          <table:table-cell/>
          <table:table-cell office:value-type="float" office:value="138.0214168421" calcext:value-type="float">
            <text:p>138.0214168421</text:p>
          </table:table-cell>
          <table:table-cell table:formula="of:=[.$F$10]+0.0002289*([.E71]-[.$E$10])" office:value-type="float" office:value="0.114519414490063" calcext:value-type="float">
            <text:p>0.1145194145</text:p>
          </table:table-cell>
          <table:table-cell table:number-columns-repeated="2"/>
        </table:table-row>
        <table:table-row table:style-name="ro1">
          <table:table-cell office:value-type="float" office:value="139.6216979707" calcext:value-type="float">
            <text:p>139.6216979707</text:p>
          </table:table-cell>
          <table:table-cell office:value-type="float" office:value="0.0949757268" calcext:value-type="float">
            <text:p>0.0949757268</text:p>
          </table:table-cell>
          <table:table-cell table:formula="of:=([.B72]-[.B71])/([.A72]-[.A71])" office:value-type="float" office:value="0.000115513516154329" calcext:value-type="float">
            <text:p>0.0001155135</text:p>
          </table:table-cell>
          <table:table-cell/>
          <table:table-cell office:value-type="float" office:value="139.6216979707" calcext:value-type="float">
            <text:p>139.6216979707</text:p>
          </table:table-cell>
          <table:table-cell table:formula="of:=[.$F$10]+0.0002289*([.E72]-[.$E$10])" office:value-type="float" office:value="0.1148857188404" calcext:value-type="float">
            <text:p>0.1148857188</text:p>
          </table:table-cell>
          <table:table-cell table:number-columns-repeated="2"/>
        </table:table-row>
        <table:table-row table:style-name="ro1">
          <table:table-cell office:value-type="float" office:value="141.2219790992" calcext:value-type="float">
            <text:p>141.2219790992</text:p>
          </table:table-cell>
          <table:table-cell office:value-type="float" office:value="0.0952928941" calcext:value-type="float">
            <text:p>0.0952928941</text:p>
          </table:table-cell>
          <table:table-cell table:formula="of:=([.B73]-[.B72])/([.A73]-[.A72])" office:value-type="float" office:value="0.000198194738631507" calcext:value-type="float">
            <text:p>0.0001981947</text:p>
          </table:table-cell>
          <table:table-cell/>
          <table:table-cell office:value-type="float" office:value="141.2219790992" calcext:value-type="float">
            <text:p>141.2219790992</text:p>
          </table:table-cell>
          <table:table-cell table:formula="of:=[.$F$10]+0.0002289*([.E73]-[.$E$10])" office:value-type="float" office:value="0.115252023190714" calcext:value-type="float">
            <text:p>0.1152520232</text:p>
          </table:table-cell>
          <table:table-cell table:number-columns-repeated="2"/>
        </table:table-row>
        <table:table-row table:style-name="ro1">
          <table:table-cell office:value-type="float" office:value="142.8222602277" calcext:value-type="float">
            <text:p>142.8222602277</text:p>
          </table:table-cell>
          <table:table-cell office:value-type="float" office:value="0.0955083817" calcext:value-type="float">
            <text:p>0.0955083817</text:p>
          </table:table-cell>
          <table:table-cell table:formula="of:=([.B74]-[.B73])/([.A74]-[.A73])" office:value-type="float" office:value="0.000134656090209595" calcext:value-type="float">
            <text:p>0.0001346561</text:p>
          </table:table-cell>
          <table:table-cell/>
          <table:table-cell office:value-type="float" office:value="142.8222602277" calcext:value-type="float">
            <text:p>142.8222602277</text:p>
          </table:table-cell>
          <table:table-cell table:formula="of:=[.$F$10]+0.0002289*([.E74]-[.$E$10])" office:value-type="float" office:value="0.115618327541027" calcext:value-type="float">
            <text:p>0.1156183275</text:p>
          </table:table-cell>
          <table:table-cell table:number-columns-repeated="2"/>
        </table:table-row>
        <table:table-row table:style-name="ro1">
          <table:table-cell office:value-type="float" office:value="144.4225413562" calcext:value-type="float">
            <text:p>144.4225413562</text:p>
          </table:table-cell>
          <table:table-cell office:value-type="float" office:value="0.0958522908" calcext:value-type="float">
            <text:p>0.0958522908</text:p>
          </table:table-cell>
          <table:table-cell table:formula="of:=([.B75]-[.B74])/([.A75]-[.A74])" office:value-type="float" office:value="0.00021490542747471" calcext:value-type="float">
            <text:p>0.0002149054</text:p>
          </table:table-cell>
          <table:table-cell/>
          <table:table-cell office:value-type="float" office:value="144.4225413562" calcext:value-type="float">
            <text:p>144.4225413562</text:p>
          </table:table-cell>
          <table:table-cell table:formula="of:=[.$F$10]+0.0002289*([.E75]-[.$E$10])" office:value-type="float" office:value="0.115984631891341" calcext:value-type="float">
            <text:p>0.1159846319</text:p>
          </table:table-cell>
          <table:table-cell table:number-columns-repeated="2"/>
        </table:table-row>
        <table:table-row table:style-name="ro1">
          <table:table-cell office:value-type="float" office:value="146.0228224848" calcext:value-type="float">
            <text:p>146.0228224848</text:p>
          </table:table-cell>
          <table:table-cell office:value-type="float" office:value="0.095920861" calcext:value-type="float">
            <text:p>0.095920861</text:p>
          </table:table-cell>
          <table:table-cell table:formula="of:=([.B76]-[.B75])/([.A76]-[.A75])" office:value-type="float" office:value="0.000042848846227409" calcext:value-type="float">
            <text:p>4.2848846227409E-005</text:p>
          </table:table-cell>
          <table:table-cell/>
          <table:table-cell office:value-type="float" office:value="146.0228224848" calcext:value-type="float">
            <text:p>146.0228224848</text:p>
          </table:table-cell>
          <table:table-cell table:formula="of:=[.$F$10]+0.0002289*([.E76]-[.$E$10])" office:value-type="float" office:value="0.116350936241677" calcext:value-type="float">
            <text:p>0.1163509362</text:p>
          </table:table-cell>
          <table:table-cell table:number-columns-repeated="2"/>
        </table:table-row>
        <table:table-row table:style-name="ro1">
          <table:table-cell office:value-type="float" office:value="147.6231036133" calcext:value-type="float">
            <text:p>147.6231036133</text:p>
          </table:table-cell>
          <table:table-cell office:value-type="float" office:value="0.0962312182" calcext:value-type="float">
            <text:p>0.0962312182</text:p>
          </table:table-cell>
          <table:table-cell table:formula="of:=([.B77]-[.B76])/([.A77]-[.A76])" office:value-type="float" office:value="0.000193939173856851" calcext:value-type="float">
            <text:p>0.0001939392</text:p>
          </table:table-cell>
          <table:table-cell/>
          <table:table-cell office:value-type="float" office:value="147.6231036133" calcext:value-type="float">
            <text:p>147.6231036133</text:p>
          </table:table-cell>
          <table:table-cell table:formula="of:=[.$F$10]+0.0002289*([.E77]-[.$E$10])" office:value-type="float" office:value="0.116717240591991" calcext:value-type="float">
            <text:p>0.1167172406</text:p>
          </table:table-cell>
          <table:table-cell table:number-columns-repeated="2"/>
        </table:table-row>
        <table:table-row table:style-name="ro1">
          <table:table-cell office:value-type="float" office:value="149.2233847418" calcext:value-type="float">
            <text:p>149.2233847418</text:p>
          </table:table-cell>
          <table:table-cell office:value-type="float" office:value="0.0963513823" calcext:value-type="float">
            <text:p>0.0963513823</text:p>
          </table:table-cell>
          <table:table-cell table:formula="of:=([.B78]-[.B77])/([.A78]-[.A77])" office:value-type="float" office:value="0.0000750893688989723" calcext:value-type="float">
            <text:p>7.50893688989723E-005</text:p>
          </table:table-cell>
          <table:table-cell/>
          <table:table-cell office:value-type="float" office:value="149.2233847418" calcext:value-type="float">
            <text:p>149.2233847418</text:p>
          </table:table-cell>
          <table:table-cell table:formula="of:=[.$F$10]+0.0002289*([.E78]-[.$E$10])" office:value-type="float" office:value="0.117083544942305" calcext:value-type="float">
            <text:p>0.1170835449</text:p>
          </table:table-cell>
          <table:table-cell table:number-columns-repeated="2"/>
        </table:table-row>
        <table:table-row table:style-name="ro1">
          <table:table-cell office:value-type="float" office:value="150.8236658703" calcext:value-type="float">
            <text:p>150.8236658703</text:p>
          </table:table-cell>
          <table:table-cell office:value-type="float" office:value="0.0965585334" calcext:value-type="float">
            <text:p>0.0965585334</text:p>
          </table:table-cell>
          <table:table-cell table:formula="of:=([.B79]-[.B78])/([.A79]-[.A78])" office:value-type="float" office:value="0.000129446693028347" calcext:value-type="float">
            <text:p>0.0001294467</text:p>
          </table:table-cell>
          <table:table-cell/>
          <table:table-cell office:value-type="float" office:value="150.8236658703" calcext:value-type="float">
            <text:p>150.8236658703</text:p>
          </table:table-cell>
          <table:table-cell table:formula="of:=[.$F$10]+0.0002289*([.E79]-[.$E$10])" office:value-type="float" office:value="0.117449849292618" calcext:value-type="float">
            <text:p>0.1174498493</text:p>
          </table:table-cell>
          <table:table-cell table:number-columns-repeated="2"/>
        </table:table-row>
        <table:table-row table:style-name="ro1">
          <table:table-cell office:value-type="float" office:value="152.4239469989" calcext:value-type="float">
            <text:p>152.4239469989</text:p>
          </table:table-cell>
          <table:table-cell office:value-type="float" office:value="0.096962874" calcext:value-type="float">
            <text:p>0.096962874</text:p>
          </table:table-cell>
          <table:table-cell table:formula="of:=([.B80]-[.B79])/([.A80]-[.A79])" office:value-type="float" office:value="0.000252668479790008" calcext:value-type="float">
            <text:p>0.0002526685</text:p>
          </table:table-cell>
          <table:table-cell/>
          <table:table-cell office:value-type="float" office:value="152.4239469989" calcext:value-type="float">
            <text:p>152.4239469989</text:p>
          </table:table-cell>
          <table:table-cell table:formula="of:=[.$F$10]+0.0002289*([.E80]-[.$E$10])" office:value-type="float" office:value="0.117816153642955" calcext:value-type="float">
            <text:p>0.1178161536</text:p>
          </table:table-cell>
          <table:table-cell table:number-columns-repeated="2"/>
        </table:table-row>
        <table:table-row table:style-name="ro1">
          <table:table-cell office:value-type="float" office:value="154.0242281274" calcext:value-type="float">
            <text:p>154.0242281274</text:p>
          </table:table-cell>
          <table:table-cell office:value-type="float" office:value="0.097104839" calcext:value-type="float">
            <text:p>0.097104839</text:p>
          </table:table-cell>
          <table:table-cell table:formula="of:=([.B81]-[.B80])/([.A81]-[.A80])" office:value-type="float" office:value="0.0000887125377358393" calcext:value-type="float">
            <text:p>8.87125377358393E-005</text:p>
          </table:table-cell>
          <table:table-cell/>
          <table:table-cell office:value-type="float" office:value="154.0242281274" calcext:value-type="float">
            <text:p>154.0242281274</text:p>
          </table:table-cell>
          <table:table-cell table:formula="of:=[.$F$10]+0.0002289*([.E81]-[.$E$10])" office:value-type="float" office:value="0.118182457993269" calcext:value-type="float">
            <text:p>0.118182458</text:p>
          </table:table-cell>
          <table:table-cell table:number-columns-repeated="2"/>
        </table:table-row>
        <table:table-row table:style-name="ro1">
          <table:table-cell office:value-type="float" office:value="155.6245092559" calcext:value-type="float">
            <text:p>155.6245092559</text:p>
          </table:table-cell>
          <table:table-cell office:value-type="float" office:value="0.0972747839" calcext:value-type="float">
            <text:p>0.0972747839</text:p>
          </table:table-cell>
          <table:table-cell table:formula="of:=([.B82]-[.B81])/([.A82]-[.A81])" office:value-type="float" office:value="0.000106196903139945" calcext:value-type="float">
            <text:p>0.0001061969</text:p>
          </table:table-cell>
          <table:table-cell/>
          <table:table-cell office:value-type="float" office:value="155.6245092559" calcext:value-type="float">
            <text:p>155.6245092559</text:p>
          </table:table-cell>
          <table:table-cell table:formula="of:=[.$F$10]+0.0002289*([.E82]-[.$E$10])" office:value-type="float" office:value="0.118548762343582" calcext:value-type="float">
            <text:p>0.1185487623</text:p>
          </table:table-cell>
          <table:table-cell table:number-columns-repeated="2"/>
        </table:table-row>
        <table:table-row table:style-name="ro1">
          <table:table-cell office:value-type="float" office:value="157.2247903844" calcext:value-type="float">
            <text:p>157.2247903844</text:p>
          </table:table-cell>
          <table:table-cell office:value-type="float" office:value="0.0975610497" calcext:value-type="float">
            <text:p>0.0975610497</text:p>
          </table:table-cell>
          <table:table-cell table:formula="of:=([.B83]-[.B82])/([.A83]-[.A82])" office:value-type="float" office:value="0.000178884694008932" calcext:value-type="float">
            <text:p>0.0001788847</text:p>
          </table:table-cell>
          <table:table-cell/>
          <table:table-cell office:value-type="float" office:value="157.2247903844" calcext:value-type="float">
            <text:p>157.2247903844</text:p>
          </table:table-cell>
          <table:table-cell table:formula="of:=[.$F$10]+0.0002289*([.E83]-[.$E$10])" office:value-type="float" office:value="0.118915066693896" calcext:value-type="float">
            <text:p>0.1189150667</text:p>
          </table:table-cell>
          <table:table-cell table:number-columns-repeated="2"/>
        </table:table-row>
        <table:table-row table:style-name="ro1">
          <table:table-cell office:value-type="float" office:value="158.825071513" calcext:value-type="float">
            <text:p>158.825071513</text:p>
          </table:table-cell>
          <table:table-cell office:value-type="float" office:value="0.0976874411" calcext:value-type="float">
            <text:p>0.0976874411</text:p>
          </table:table-cell>
          <table:table-cell table:formula="of:=([.B84]-[.B83])/([.A84]-[.A83])" office:value-type="float" office:value="0.0000789807476581196" calcext:value-type="float">
            <text:p>7.89807476581196E-005</text:p>
          </table:table-cell>
          <table:table-cell/>
          <table:table-cell office:value-type="float" office:value="158.825071513" calcext:value-type="float">
            <text:p>158.825071513</text:p>
          </table:table-cell>
          <table:table-cell table:formula="of:=[.$F$10]+0.0002289*([.E84]-[.$E$10])" office:value-type="float" office:value="0.119281371044232" calcext:value-type="float">
            <text:p>0.119281371</text:p>
          </table:table-cell>
          <table:table-cell table:number-columns-repeated="2"/>
        </table:table-row>
        <table:table-row table:style-name="ro1">
          <table:table-cell office:value-type="float" office:value="160.4253526415" calcext:value-type="float">
            <text:p>160.4253526415</text:p>
          </table:table-cell>
          <table:table-cell office:value-type="float" office:value="0.0981382811" calcext:value-type="float">
            <text:p>0.0981382811</text:p>
          </table:table-cell>
          <table:table-cell table:formula="of:=([.B85]-[.B84])/([.A85]-[.A84])" office:value-type="float" office:value="0.000281725499333097" calcext:value-type="float">
            <text:p>0.0002817255</text:p>
          </table:table-cell>
          <table:table-cell/>
          <table:table-cell office:value-type="float" office:value="160.4253526415" calcext:value-type="float">
            <text:p>160.4253526415</text:p>
          </table:table-cell>
          <table:table-cell table:formula="of:=[.$F$10]+0.0002289*([.E85]-[.$E$10])" office:value-type="float" office:value="0.119647675394546" calcext:value-type="float">
            <text:p>0.1196476754</text:p>
          </table:table-cell>
          <table:table-cell table:number-columns-repeated="2"/>
        </table:table-row>
        <table:table-row table:style-name="ro1">
          <table:table-cell office:value-type="float" office:value="162.02563377" calcext:value-type="float">
            <text:p>162.02563377</text:p>
          </table:table-cell>
          <table:table-cell office:value-type="float" office:value="0.0988554478" calcext:value-type="float">
            <text:p>0.0988554478</text:p>
          </table:table-cell>
          <table:table-cell table:formula="of:=([.B86]-[.B85])/([.A86]-[.A85])" office:value-type="float" office:value="0.000448150445086004" calcext:value-type="float">
            <text:p>0.0004481504</text:p>
          </table:table-cell>
          <table:table-cell/>
          <table:table-cell office:value-type="float" office:value="162.02563377" calcext:value-type="float">
            <text:p>162.02563377</text:p>
          </table:table-cell>
          <table:table-cell table:formula="of:=[.$F$10]+0.0002289*([.E86]-[.$E$10])" office:value-type="float" office:value="0.12001397974486" calcext:value-type="float">
            <text:p>0.1200139797</text:p>
          </table:table-cell>
          <table:table-cell table:number-columns-repeated="2"/>
        </table:table-row>
        <table:table-row table:style-name="ro1">
          <table:table-cell office:value-type="float" office:value="163.6259148985" calcext:value-type="float">
            <text:p>163.6259148985</text:p>
          </table:table-cell>
          <table:table-cell office:value-type="float" office:value="0.0999755199" calcext:value-type="float">
            <text:p>0.0999755199</text:p>
          </table:table-cell>
          <table:table-cell table:formula="of:=([.B87]-[.B86])/([.A87]-[.A86])" office:value-type="float" office:value="0.00069992208247177" calcext:value-type="float">
            <text:p>0.0006999221</text:p>
          </table:table-cell>
          <table:table-cell/>
          <table:table-cell office:value-type="float" office:value="163.6259148985" calcext:value-type="float">
            <text:p>163.6259148985</text:p>
          </table:table-cell>
          <table:table-cell table:formula="of:=[.$F$10]+0.0002289*([.E87]-[.$E$10])" office:value-type="float" office:value="0.120380284095173" calcext:value-type="float">
            <text:p>0.1203802841</text:p>
          </table:table-cell>
          <table:table-cell table:number-columns-repeated="2"/>
        </table:table-row>
        <table:table-row table:style-name="ro1">
          <table:table-cell office:value-type="float" office:value="165.226196027" calcext:value-type="float">
            <text:p>165.226196027</text:p>
          </table:table-cell>
          <table:table-cell office:value-type="float" office:value="0.1009748635" calcext:value-type="float">
            <text:p>0.1009748635</text:p>
          </table:table-cell>
          <table:table-cell table:formula="of:=([.B88]-[.B87])/([.A88]-[.A87])" office:value-type="float" office:value="0.000624480025541969" calcext:value-type="float">
            <text:p>0.00062448</text:p>
          </table:table-cell>
          <table:table-cell/>
          <table:table-cell office:value-type="float" office:value="165.226196027" calcext:value-type="float">
            <text:p>165.226196027</text:p>
          </table:table-cell>
          <table:table-cell table:formula="of:=[.$F$10]+0.0002289*([.E88]-[.$E$10])" office:value-type="float" office:value="0.120746588445487" calcext:value-type="float">
            <text:p>0.1207465884</text:p>
          </table:table-cell>
          <table:table-cell table:number-columns-repeated="2"/>
        </table:table-row>
        <table:table-row table:style-name="ro1">
          <table:table-cell office:value-type="float" office:value="166.8264771556" calcext:value-type="float">
            <text:p>166.8264771556</text:p>
          </table:table-cell>
          <table:table-cell office:value-type="float" office:value="0.1015644123" calcext:value-type="float">
            <text:p>0.1015644123</text:p>
          </table:table-cell>
          <table:table-cell table:formula="of:=([.B89]-[.B88])/([.A89]-[.A88])" office:value-type="float" office:value="0.00036840326956537" calcext:value-type="float">
            <text:p>0.0003684033</text:p>
          </table:table-cell>
          <table:table-cell/>
          <table:table-cell office:value-type="float" office:value="166.8264771556" calcext:value-type="float">
            <text:p>166.8264771556</text:p>
          </table:table-cell>
          <table:table-cell table:formula="of:=[.$F$10]+0.0002289*([.E89]-[.$E$10])" office:value-type="float" office:value="0.121112892795824" calcext:value-type="float">
            <text:p>0.1211128928</text:p>
          </table:table-cell>
          <table:table-cell table:number-columns-repeated="2"/>
        </table:table-row>
        <table:table-row table:style-name="ro1">
          <table:table-cell office:value-type="float" office:value="168.4267582841" calcext:value-type="float">
            <text:p>168.4267582841</text:p>
          </table:table-cell>
          <table:table-cell office:value-type="float" office:value="0.1024876409" calcext:value-type="float">
            <text:p>0.1024876409</text:p>
          </table:table-cell>
          <table:table-cell table:formula="of:=([.B90]-[.B89])/([.A90]-[.A89])" office:value-type="float" office:value="0.000576916507704731" calcext:value-type="float">
            <text:p>0.0005769165</text:p>
          </table:table-cell>
          <table:table-cell/>
          <table:table-cell office:value-type="float" office:value="168.4267582841" calcext:value-type="float">
            <text:p>168.4267582841</text:p>
          </table:table-cell>
          <table:table-cell table:formula="of:=[.$F$10]+0.0002289*([.E90]-[.$E$10])" office:value-type="float" office:value="0.121479197146137" calcext:value-type="float">
            <text:p>0.1214791971</text:p>
          </table:table-cell>
          <table:table-cell table:number-columns-repeated="2"/>
        </table:table-row>
        <table:table-row table:style-name="ro1">
          <table:table-cell office:value-type="float" office:value="170.0270394126" calcext:value-type="float">
            <text:p>170.0270394126</text:p>
          </table:table-cell>
          <table:table-cell office:value-type="float" office:value="0.1037115123" calcext:value-type="float">
            <text:p>0.1037115123</text:p>
          </table:table-cell>
          <table:table-cell table:formula="of:=([.B91]-[.B90])/([.A91]-[.A90])" office:value-type="float" office:value="0.00076478524816897" calcext:value-type="float">
            <text:p>0.0007647852</text:p>
          </table:table-cell>
          <table:table-cell/>
          <table:table-cell office:value-type="float" office:value="170.0270394126" calcext:value-type="float">
            <text:p>170.0270394126</text:p>
          </table:table-cell>
          <table:table-cell table:formula="of:=[.$F$10]+0.0002289*([.E91]-[.$E$10])" office:value-type="float" office:value="0.121845501496451" calcext:value-type="float">
            <text:p>0.1218455015</text:p>
          </table:table-cell>
          <table:table-cell table:number-columns-repeated="2"/>
        </table:table-row>
        <table:table-row table:style-name="ro1">
          <table:table-cell office:value-type="float" office:value="171.6273205411" calcext:value-type="float">
            <text:p>171.6273205411</text:p>
          </table:table-cell>
          <table:table-cell office:value-type="float" office:value="0.1054267714" calcext:value-type="float">
            <text:p>0.1054267714</text:p>
          </table:table-cell>
          <table:table-cell table:formula="of:=([.B92]-[.B91])/([.A92]-[.A91])" office:value-type="float" office:value="0.00107184860800538" calcext:value-type="float">
            <text:p>0.0010718486</text:p>
          </table:table-cell>
          <table:table-cell/>
          <table:table-cell office:value-type="float" office:value="171.6273205411" calcext:value-type="float">
            <text:p>171.6273205411</text:p>
          </table:table-cell>
          <table:table-cell table:formula="of:=[.$F$10]+0.0002289*([.E92]-[.$E$10])" office:value-type="float" office:value="0.122211805846765" calcext:value-type="float">
            <text:p>0.1222118058</text:p>
          </table:table-cell>
          <table:table-cell table:number-columns-repeated="2"/>
        </table:table-row>
        <table:table-row table:style-name="ro1">
          <table:table-cell office:value-type="float" office:value="173.2276016697" calcext:value-type="float">
            <text:p>173.2276016697</text:p>
          </table:table-cell>
          <table:table-cell office:value-type="float" office:value="0.1074679423" calcext:value-type="float">
            <text:p>0.1074679423</text:p>
          </table:table-cell>
          <table:table-cell table:formula="of:=([.B93]-[.B92])/([.A93]-[.A92])" office:value-type="float" office:value="0.00127550769894145" calcext:value-type="float">
            <text:p>0.0012755077</text:p>
          </table:table-cell>
          <table:table-cell/>
          <table:table-cell office:value-type="float" office:value="173.2276016697" calcext:value-type="float">
            <text:p>173.2276016697</text:p>
          </table:table-cell>
          <table:table-cell table:formula="of:=[.$F$10]+0.0002289*([.E93]-[.$E$10])" office:value-type="float" office:value="0.122578110197101" calcext:value-type="float">
            <text:p>0.1225781102</text:p>
          </table:table-cell>
          <table:table-cell table:number-columns-repeated="2"/>
        </table:table-row>
        <table:table-row table:style-name="ro1">
          <table:table-cell office:value-type="float" office:value="174.8278827982" calcext:value-type="float">
            <text:p>174.8278827982</text:p>
          </table:table-cell>
          <table:table-cell office:value-type="float" office:value="0.109848169" calcext:value-type="float">
            <text:p>0.109848169</text:p>
          </table:table-cell>
          <table:table-cell table:formula="of:=([.B94]-[.B93])/([.A94]-[.A93])" office:value-type="float" office:value="0.00148738034687135" calcext:value-type="float">
            <text:p>0.0014873803</text:p>
          </table:table-cell>
          <table:table-cell/>
          <table:table-cell office:value-type="float" office:value="174.8278827982" calcext:value-type="float">
            <text:p>174.8278827982</text:p>
          </table:table-cell>
          <table:table-cell table:formula="of:=[.$F$10]+0.0002289*([.E94]-[.$E$10])" office:value-type="float" office:value="0.122944414547415" calcext:value-type="float">
            <text:p>0.1229444145</text:p>
          </table:table-cell>
          <table:table-cell table:number-columns-repeated="2"/>
        </table:table-row>
        <table:table-row table:style-name="ro1">
          <table:table-cell office:value-type="float" office:value="176.4281639267" calcext:value-type="float">
            <text:p>176.4281639267</text:p>
          </table:table-cell>
          <table:table-cell office:value-type="float" office:value="0.111949979" calcext:value-type="float">
            <text:p>0.111949979</text:p>
          </table:table-cell>
          <table:table-cell table:formula="of:=([.B95]-[.B94])/([.A95]-[.A94])" office:value-type="float" office:value="0.00131340047855847" calcext:value-type="float">
            <text:p>0.0013134005</text:p>
          </table:table-cell>
          <table:table-cell/>
          <table:table-cell office:value-type="float" office:value="176.4281639267" calcext:value-type="float">
            <text:p>176.4281639267</text:p>
          </table:table-cell>
          <table:table-cell table:formula="of:=[.$F$10]+0.0002289*([.E95]-[.$E$10])" office:value-type="float" office:value="0.123310718897728" calcext:value-type="float">
            <text:p>0.1233107189</text:p>
          </table:table-cell>
          <table:table-cell table:number-columns-repeated="2"/>
        </table:table-row>
        <table:table-row table:style-name="ro1">
          <table:table-cell office:value-type="float" office:value="178.0284450552" calcext:value-type="float">
            <text:p>178.0284450552</text:p>
          </table:table-cell>
          <table:table-cell office:value-type="float" office:value="0.1142023494" calcext:value-type="float">
            <text:p>0.1142023494</text:p>
          </table:table-cell>
          <table:table-cell table:formula="of:=([.B96]-[.B95])/([.A96]-[.A95])" office:value-type="float" office:value="0.00140748419754923" calcext:value-type="float">
            <text:p>0.0014074842</text:p>
          </table:table-cell>
          <table:table-cell/>
          <table:table-cell office:value-type="float" office:value="178.0284450552" calcext:value-type="float">
            <text:p>178.0284450552</text:p>
          </table:table-cell>
          <table:table-cell table:formula="of:=[.$F$10]+0.0002289*([.E96]-[.$E$10])" office:value-type="float" office:value="0.123677023248042" calcext:value-type="float">
            <text:p>0.1236770232</text:p>
          </table:table-cell>
          <table:table-cell table:number-columns-repeated="2"/>
        </table:table-row>
        <table:table-row table:style-name="ro1">
          <table:table-cell office:value-type="float" office:value="179.6287261838" calcext:value-type="float">
            <text:p>179.6287261838</text:p>
          </table:table-cell>
          <table:table-cell office:value-type="float" office:value="0.1160055902" calcext:value-type="float">
            <text:p>0.1160055902</text:p>
          </table:table-cell>
          <table:table-cell table:formula="of:=([.B97]-[.B96])/([.A97]-[.A96])" office:value-type="float" office:value="0.00112682751034973" calcext:value-type="float">
            <text:p>0.0011268275</text:p>
          </table:table-cell>
          <table:table-cell/>
          <table:table-cell office:value-type="float" office:value="179.6287261838" calcext:value-type="float">
            <text:p>179.6287261838</text:p>
          </table:table-cell>
          <table:table-cell table:formula="of:=[.$F$10]+0.0002289*([.E97]-[.$E$10])" office:value-type="float" office:value="0.124043327598379" calcext:value-type="float">
            <text:p>0.1240433276</text:p>
          </table:table-cell>
          <table:table-cell table:number-columns-repeated="2"/>
        </table:table-row>
        <table:table-row table:style-name="ro1">
          <table:table-cell office:value-type="float" office:value="181.2290073123" calcext:value-type="float">
            <text:p>181.2290073123</text:p>
          </table:table-cell>
          <table:table-cell office:value-type="float" office:value="0.1176787931" calcext:value-type="float">
            <text:p>0.1176787931</text:p>
          </table:table-cell>
          <table:table-cell table:formula="of:=([.B98]-[.B97])/([.A98]-[.A97])" office:value-type="float" office:value="0.00104556810063013" calcext:value-type="float">
            <text:p>0.0010455681</text:p>
          </table:table-cell>
          <table:table-cell/>
          <table:table-cell office:value-type="float" office:value="181.2290073123" calcext:value-type="float">
            <text:p>181.2290073123</text:p>
          </table:table-cell>
          <table:table-cell table:formula="of:=[.$F$10]+0.0002289*([.E98]-[.$E$10])" office:value-type="float" office:value="0.124409631948692" calcext:value-type="float">
            <text:p>0.1244096319</text:p>
          </table:table-cell>
          <table:table-cell table:number-columns-repeated="2"/>
        </table:table-row>
        <table:table-row table:style-name="ro1">
          <table:table-cell office:value-type="float" office:value="182.8292884408" calcext:value-type="float">
            <text:p>182.8292884408</text:p>
          </table:table-cell>
          <table:table-cell office:value-type="float" office:value="0.1197777868" calcext:value-type="float">
            <text:p>0.1197777868</text:p>
          </table:table-cell>
          <table:table-cell table:formula="of:=([.B99]-[.B98])/([.A99]-[.A98])" office:value-type="float" office:value="0.00131164060027845" calcext:value-type="float">
            <text:p>0.0013116406</text:p>
          </table:table-cell>
          <table:table-cell/>
          <table:table-cell office:value-type="float" office:value="182.8292884408" calcext:value-type="float">
            <text:p>182.8292884408</text:p>
          </table:table-cell>
          <table:table-cell table:formula="of:=[.$F$10]+0.0002289*([.E99]-[.$E$10])" office:value-type="float" office:value="0.124775936299006" calcext:value-type="float">
            <text:p>0.1247759363</text:p>
          </table:table-cell>
          <table:table-cell table:number-columns-repeated="2"/>
        </table:table-row>
        <table:table-row table:style-name="ro1">
          <table:table-cell office:value-type="float" office:value="184.4295695693" calcext:value-type="float">
            <text:p>184.4295695693</text:p>
          </table:table-cell>
          <table:table-cell office:value-type="float" office:value="0.1216574135" calcext:value-type="float">
            <text:p>0.1216574135</text:p>
          </table:table-cell>
          <table:table-cell table:formula="of:=([.B100]-[.B99])/([.A100]-[.A99])" office:value-type="float" office:value="0.0011745603110135" calcext:value-type="float">
            <text:p>0.0011745603</text:p>
          </table:table-cell>
          <table:table-cell/>
          <table:table-cell office:value-type="float" office:value="184.4295695693" calcext:value-type="float">
            <text:p>184.4295695693</text:p>
          </table:table-cell>
          <table:table-cell table:formula="of:=[.$F$10]+0.0002289*([.E100]-[.$E$10])" office:value-type="float" office:value="0.125142240649319" calcext:value-type="float">
            <text:p>0.1251422406</text:p>
          </table:table-cell>
          <table:table-cell table:number-columns-repeated="2"/>
        </table:table-row>
        <table:table-row table:style-name="ro1">
          <table:table-cell office:value-type="float" office:value="186.0298506979" calcext:value-type="float">
            <text:p>186.0298506979</text:p>
          </table:table-cell>
          <table:table-cell office:value-type="float" office:value="0.123552404" calcext:value-type="float">
            <text:p>0.123552404</text:p>
          </table:table-cell>
          <table:table-cell table:formula="of:=([.B101]-[.B100])/([.A101]-[.A100])" office:value-type="float" office:value="0.00118416099904761" calcext:value-type="float">
            <text:p>0.001184161</text:p>
          </table:table-cell>
          <table:table-cell/>
          <table:table-cell office:value-type="float" office:value="186.0298506979" calcext:value-type="float">
            <text:p>186.0298506979</text:p>
          </table:table-cell>
          <table:table-cell table:formula="of:=[.$F$10]+0.0002289*([.E101]-[.$E$10])" office:value-type="float" office:value="0.125508544999656" calcext:value-type="float">
            <text:p>0.125508545</text:p>
          </table:table-cell>
          <table:table-cell table:number-columns-repeated="2"/>
        </table:table-row>
        <table:table-row table:style-name="ro1">
          <table:table-cell office:value-type="float" office:value="187.6301318264" calcext:value-type="float">
            <text:p>187.6301318264</text:p>
          </table:table-cell>
          <table:table-cell office:value-type="float" office:value="0.1247180799" calcext:value-type="float">
            <text:p>0.1247180799</text:p>
          </table:table-cell>
          <table:table-cell table:formula="of:=([.B102]-[.B101])/([.A102]-[.A101])" office:value-type="float" office:value="0.000728419450332845" calcext:value-type="float">
            <text:p>0.0007284195</text:p>
          </table:table-cell>
          <table:table-cell/>
          <table:table-cell office:value-type="float" office:value="187.6301318264" calcext:value-type="float">
            <text:p>187.6301318264</text:p>
          </table:table-cell>
          <table:table-cell table:formula="of:=[.$F$10]+0.0002289*([.E102]-[.$E$10])" office:value-type="float" office:value="0.12587484934997" calcext:value-type="float">
            <text:p>0.1258748493</text:p>
          </table:table-cell>
          <table:table-cell table:number-columns-repeated="2"/>
        </table:table-row>
        <table:table-row table:style-name="ro1">
          <table:table-cell office:value-type="float" office:value="189.2304129549" calcext:value-type="float">
            <text:p>189.2304129549</text:p>
          </table:table-cell>
          <table:table-cell office:value-type="float" office:value="0.1258587305" calcext:value-type="float">
            <text:p>0.1258587305</text:p>
          </table:table-cell>
          <table:table-cell table:formula="of:=([.B103]-[.B102])/([.A103]-[.A102])" office:value-type="float" office:value="0.000712781385523921" calcext:value-type="float">
            <text:p>0.0007127814</text:p>
          </table:table-cell>
          <table:table-cell/>
          <table:table-cell office:value-type="float" office:value="189.2304129549" calcext:value-type="float">
            <text:p>189.2304129549</text:p>
          </table:table-cell>
          <table:table-cell table:formula="of:=[.$F$10]+0.0002289*([.E103]-[.$E$10])" office:value-type="float" office:value="0.126241153700283" calcext:value-type="float">
            <text:p>0.1262411537</text:p>
          </table:table-cell>
          <table:table-cell table:number-columns-repeated="2"/>
        </table:table-row>
        <table:table-row table:style-name="ro1">
          <table:table-cell office:value-type="float" office:value="190.8306940834" calcext:value-type="float">
            <text:p>190.8306940834</text:p>
          </table:table-cell>
          <table:table-cell office:value-type="float" office:value="0.1267904317" calcext:value-type="float">
            <text:p>0.1267904317</text:p>
          </table:table-cell>
          <table:table-cell table:formula="of:=([.B104]-[.B103])/([.A104]-[.A103])" office:value-type="float" office:value="0.000582210952442657" calcext:value-type="float">
            <text:p>0.000582211</text:p>
          </table:table-cell>
          <table:table-cell/>
          <table:table-cell office:value-type="float" office:value="190.8306940834" calcext:value-type="float">
            <text:p>190.8306940834</text:p>
          </table:table-cell>
          <table:table-cell table:formula="of:=[.$F$10]+0.0002289*([.E104]-[.$E$10])" office:value-type="float" office:value="0.126607458050597" calcext:value-type="float">
            <text:p>0.1266074581</text:p>
          </table:table-cell>
          <table:table-cell table:number-columns-repeated="2"/>
        </table:table-row>
        <table:table-row table:style-name="ro1">
          <table:table-cell office:value-type="float" office:value="192.430975212" calcext:value-type="float">
            <text:p>192.430975212</text:p>
          </table:table-cell>
          <table:table-cell office:value-type="float" office:value="0.1273831324" calcext:value-type="float">
            <text:p>0.1273831324</text:p>
          </table:table-cell>
          <table:table-cell table:formula="of:=([.B105]-[.B104])/([.A105]-[.A104])" office:value-type="float" office:value="0.000370372860997574" calcext:value-type="float">
            <text:p>0.0003703729</text:p>
          </table:table-cell>
          <table:table-cell/>
          <table:table-cell office:value-type="float" office:value="192.430975212" calcext:value-type="float">
            <text:p>192.430975212</text:p>
          </table:table-cell>
          <table:table-cell table:formula="of:=[.$F$10]+0.0002289*([.E105]-[.$E$10])" office:value-type="float" office:value="0.126973762400934" calcext:value-type="float">
            <text:p>0.1269737624</text:p>
          </table:table-cell>
          <table:table-cell table:number-columns-repeated="2"/>
        </table:table-row>
        <table:table-row table:style-name="ro1">
          <table:table-cell office:value-type="float" office:value="194.0312563405" calcext:value-type="float">
            <text:p>194.0312563405</text:p>
          </table:table-cell>
          <table:table-cell office:value-type="float" office:value="0.1283157149" calcext:value-type="float">
            <text:p>0.1283157149</text:p>
          </table:table-cell>
          <table:table-cell table:formula="of:=([.B106]-[.B105])/([.A106]-[.A105])" office:value-type="float" office:value="0.00058276166817898" calcext:value-type="float">
            <text:p>0.0005827617</text:p>
          </table:table-cell>
          <table:table-cell/>
          <table:table-cell office:value-type="float" office:value="194.0312563405" calcext:value-type="float">
            <text:p>194.0312563405</text:p>
          </table:table-cell>
          <table:table-cell table:formula="of:=[.$F$10]+0.0002289*([.E106]-[.$E$10])" office:value-type="float" office:value="0.127340066751247" calcext:value-type="float">
            <text:p>0.1273400668</text:p>
          </table:table-cell>
          <table:table-cell table:number-columns-repeated="2"/>
        </table:table-row>
        <table:table-row table:style-name="ro1">
          <table:table-cell office:value-type="float" office:value="195.631537469" calcext:value-type="float">
            <text:p>195.631537469</text:p>
          </table:table-cell>
          <table:table-cell office:value-type="float" office:value="0.1293239131" calcext:value-type="float">
            <text:p>0.1293239131</text:p>
          </table:table-cell>
          <table:table-cell table:formula="of:=([.B107]-[.B106])/([.A107]-[.A106])" office:value-type="float" office:value="0.000630013178337606" calcext:value-type="float">
            <text:p>0.0006300132</text:p>
          </table:table-cell>
          <table:table-cell/>
          <table:table-cell office:value-type="float" office:value="195.631537469" calcext:value-type="float">
            <text:p>195.631537469</text:p>
          </table:table-cell>
          <table:table-cell table:formula="of:=[.$F$10]+0.0002289*([.E107]-[.$E$10])" office:value-type="float" office:value="0.127706371101561" calcext:value-type="float">
            <text:p>0.1277063711</text:p>
          </table:table-cell>
          <table:table-cell table:number-columns-repeated="2"/>
        </table:table-row>
        <table:table-row table:style-name="ro1">
          <table:table-cell office:value-type="float" office:value="197.2318185975" calcext:value-type="float">
            <text:p>197.2318185975</text:p>
          </table:table-cell>
          <table:table-cell office:value-type="float" office:value="0.1300661803" calcext:value-type="float">
            <text:p>0.1300661803</text:p>
          </table:table-cell>
          <table:table-cell table:formula="of:=([.B108]-[.B107])/([.A108]-[.A107])" office:value-type="float" office:value="0.00046383550163824" calcext:value-type="float">
            <text:p>0.0004638355</text:p>
          </table:table-cell>
          <table:table-cell/>
          <table:table-cell office:value-type="float" office:value="197.2318185975" calcext:value-type="float">
            <text:p>197.2318185975</text:p>
          </table:table-cell>
          <table:table-cell table:formula="of:=[.$F$10]+0.0002289*([.E108]-[.$E$10])" office:value-type="float" office:value="0.128072675451874" calcext:value-type="float">
            <text:p>0.1280726755</text:p>
          </table:table-cell>
          <table:table-cell table:number-columns-repeated="2"/>
        </table:table-row>
        <table:table-row table:style-name="ro1">
          <table:table-cell office:value-type="float" office:value="198.832099726" calcext:value-type="float">
            <text:p>198.832099726</text:p>
          </table:table-cell>
          <table:table-cell office:value-type="float" office:value="0.1306176607" calcext:value-type="float">
            <text:p>0.1306176607</text:p>
          </table:table-cell>
          <table:table-cell table:formula="of:=([.B109]-[.B108])/([.A109]-[.A108])" office:value-type="float" office:value="0.000344614699366555" calcext:value-type="float">
            <text:p>0.0003446147</text:p>
          </table:table-cell>
          <table:table-cell/>
          <table:table-cell office:value-type="float" office:value="198.832099726" calcext:value-type="float">
            <text:p>198.832099726</text:p>
          </table:table-cell>
          <table:table-cell table:formula="of:=[.$F$10]+0.0002289*([.E109]-[.$E$10])" office:value-type="float" office:value="0.128438979802188" calcext:value-type="float">
            <text:p>0.1284389798</text:p>
          </table:table-cell>
          <table:table-cell table:number-columns-repeated="2"/>
        </table:table-row>
        <table:table-row table:style-name="ro1">
          <table:table-cell office:value-type="float" office:value="200.4323808546" calcext:value-type="float">
            <text:p>200.4323808546</text:p>
          </table:table-cell>
          <table:table-cell office:value-type="float" office:value="0.1312144257" calcext:value-type="float">
            <text:p>0.1312144257</text:p>
          </table:table-cell>
          <table:table-cell table:formula="of:=([.B110]-[.B109])/([.A110]-[.A109])" office:value-type="float" office:value="0.000372912602251375" calcext:value-type="float">
            <text:p>0.0003729126</text:p>
          </table:table-cell>
          <table:table-cell/>
          <table:table-cell office:value-type="float" office:value="200.4323808546" calcext:value-type="float">
            <text:p>200.4323808546</text:p>
          </table:table-cell>
          <table:table-cell table:formula="of:=[.$F$10]+0.0002289*([.E110]-[.$E$10])" office:value-type="float" office:value="0.128805284152525" calcext:value-type="float">
            <text:p>0.1288052842</text:p>
          </table:table-cell>
          <table:table-cell table:number-columns-repeated="2"/>
        </table:table-row>
        <table:table-row table:style-name="ro1">
          <table:table-cell office:value-type="float" office:value="202.0326619831" calcext:value-type="float">
            <text:p>202.0326619831</text:p>
          </table:table-cell>
          <table:table-cell office:value-type="float" office:value="0.131730002" calcext:value-type="float">
            <text:p>0.131730002</text:p>
          </table:table-cell>
          <table:table-cell table:formula="of:=([.B111]-[.B110])/([.A111]-[.A110])" office:value-type="float" office:value="0.000322178579012103" calcext:value-type="float">
            <text:p>0.0003221786</text:p>
          </table:table-cell>
          <table:table-cell/>
          <table:table-cell office:value-type="float" office:value="202.0326619831" calcext:value-type="float">
            <text:p>202.0326619831</text:p>
          </table:table-cell>
          <table:table-cell table:formula="of:=[.$F$10]+0.0002289*([.E111]-[.$E$10])" office:value-type="float" office:value="0.129171588502838" calcext:value-type="float">
            <text:p>0.1291715885</text:p>
          </table:table-cell>
          <table:table-cell table:number-columns-repeated="2"/>
        </table:table-row>
        <table:table-row table:style-name="ro1">
          <table:table-cell office:value-type="float" office:value="203.6329431116" calcext:value-type="float">
            <text:p>203.6329431116</text:p>
          </table:table-cell>
          <table:table-cell office:value-type="float" office:value="0.1322452747" calcext:value-type="float">
            <text:p>0.1322452747</text:p>
          </table:table-cell>
          <table:table-cell table:formula="of:=([.B112]-[.B111])/([.A112]-[.A111])" office:value-type="float" office:value="0.000321988862346311" calcext:value-type="float">
            <text:p>0.0003219889</text:p>
          </table:table-cell>
          <table:table-cell/>
          <table:table-cell office:value-type="float" office:value="203.6329431116" calcext:value-type="float">
            <text:p>203.6329431116</text:p>
          </table:table-cell>
          <table:table-cell table:formula="of:=[.$F$10]+0.0002289*([.E112]-[.$E$10])" office:value-type="float" office:value="0.129537892853152" calcext:value-type="float">
            <text:p>0.1295378929</text:p>
          </table:table-cell>
          <table:table-cell table:number-columns-repeated="2"/>
        </table:table-row>
        <table:table-row table:style-name="ro1">
          <table:table-cell office:value-type="float" office:value="205.2332242401" calcext:value-type="float">
            <text:p>205.2332242401</text:p>
          </table:table-cell>
          <table:table-cell office:value-type="float" office:value="0.1325582069" calcext:value-type="float">
            <text:p>0.1325582069</text:p>
          </table:table-cell>
          <table:table-cell table:formula="of:=([.B113]-[.B112])/([.A113]-[.A112])" office:value-type="float" office:value="0.000195548266130797" calcext:value-type="float">
            <text:p>0.0001955483</text:p>
          </table:table-cell>
          <table:table-cell/>
          <table:table-cell office:value-type="float" office:value="205.2332242401" calcext:value-type="float">
            <text:p>205.2332242401</text:p>
          </table:table-cell>
          <table:table-cell table:formula="of:=[.$F$10]+0.0002289*([.E113]-[.$E$10])" office:value-type="float" office:value="0.129904197203466" calcext:value-type="float">
            <text:p>0.1299041972</text:p>
          </table:table-cell>
          <table:table-cell table:number-columns-repeated="2"/>
        </table:table-row>
        <table:table-row table:style-name="ro1">
          <table:table-cell office:value-type="float" office:value="206.8335053687" calcext:value-type="float">
            <text:p>206.8335053687</text:p>
          </table:table-cell>
          <table:table-cell office:value-type="float" office:value="0.1326399564" calcext:value-type="float">
            <text:p>0.1326399564</text:p>
          </table:table-cell>
          <table:table-cell table:formula="of:=([.B114]-[.B113])/([.A114]-[.A113])" office:value-type="float" office:value="0.0000510844616855059" calcext:value-type="float">
            <text:p>5.10844616855059E-005</text:p>
          </table:table-cell>
          <table:table-cell/>
          <table:table-cell office:value-type="float" office:value="206.8335053687" calcext:value-type="float">
            <text:p>206.8335053687</text:p>
          </table:table-cell>
          <table:table-cell table:formula="of:=[.$F$10]+0.0002289*([.E114]-[.$E$10])" office:value-type="float" office:value="0.130270501553802" calcext:value-type="float">
            <text:p>0.1302705016</text:p>
          </table:table-cell>
          <table:table-cell table:number-columns-repeated="2"/>
        </table:table-row>
        <table:table-row table:style-name="ro1">
          <table:table-cell office:value-type="float" office:value="208.4337864972" calcext:value-type="float">
            <text:p>208.4337864972</text:p>
          </table:table-cell>
          <table:table-cell office:value-type="float" office:value="0.1328692265" calcext:value-type="float">
            <text:p>0.1328692265</text:p>
          </table:table-cell>
          <table:table-cell table:formula="of:=([.B115]-[.B114])/([.A115]-[.A114])" office:value-type="float" office:value="0.000143268639438926" calcext:value-type="float">
            <text:p>0.0001432686</text:p>
          </table:table-cell>
          <table:table-cell/>
          <table:table-cell office:value-type="float" office:value="208.4337864972" calcext:value-type="float">
            <text:p>208.4337864972</text:p>
          </table:table-cell>
          <table:table-cell table:formula="of:=[.$F$10]+0.0002289*([.E115]-[.$E$10])" office:value-type="float" office:value="0.130636805904116" calcext:value-type="float">
            <text:p>0.1306368059</text:p>
          </table:table-cell>
          <table:table-cell table:number-columns-repeated="2"/>
        </table:table-row>
        <table:table-row table:style-name="ro1">
          <table:table-cell office:value-type="float" office:value="210.0340676257" calcext:value-type="float">
            <text:p>210.0340676257</text:p>
          </table:table-cell>
          <table:table-cell office:value-type="float" office:value="0.1331662011" calcext:value-type="float">
            <text:p>0.1331662011</text:p>
          </table:table-cell>
          <table:table-cell table:formula="of:=([.B116]-[.B115])/([.A116]-[.A115])" office:value-type="float" office:value="0.000185576518219873" calcext:value-type="float">
            <text:p>0.0001855765</text:p>
          </table:table-cell>
          <table:table-cell/>
          <table:table-cell office:value-type="float" office:value="210.0340676257" calcext:value-type="float">
            <text:p>210.0340676257</text:p>
          </table:table-cell>
          <table:table-cell table:formula="of:=[.$F$10]+0.0002289*([.E116]-[.$E$10])" office:value-type="float" office:value="0.131003110254429" calcext:value-type="float">
            <text:p>0.1310031103</text:p>
          </table:table-cell>
          <table:table-cell table:number-columns-repeated="2"/>
        </table:table-row>
        <table:table-row table:style-name="ro1">
          <table:table-cell office:value-type="float" office:value="211.6343487542" calcext:value-type="float">
            <text:p>211.6343487542</text:p>
          </table:table-cell>
          <table:table-cell office:value-type="float" office:value="0.1331739683" calcext:value-type="float">
            <text:p>0.1331739683</text:p>
          </table:table-cell>
          <table:table-cell table:formula="of:=([.B117]-[.B116])/([.A117]-[.A116])" office:value-type="float" office:value="0.00000485364718840925" calcext:value-type="float">
            <text:p>4.85364718840925E-006</text:p>
          </table:table-cell>
          <table:table-cell/>
          <table:table-cell office:value-type="float" office:value="211.6343487542" calcext:value-type="float">
            <text:p>211.6343487542</text:p>
          </table:table-cell>
          <table:table-cell table:formula="of:=[.$F$10]+0.0002289*([.E117]-[.$E$10])" office:value-type="float" office:value="0.131369414604743" calcext:value-type="float">
            <text:p>0.1313694146</text:p>
          </table:table-cell>
          <table:table-cell table:number-columns-repeated="2"/>
        </table:table-row>
        <table:table-row table:style-name="ro1">
          <table:table-cell office:value-type="float" office:value="213.2346298828" calcext:value-type="float">
            <text:p>213.2346298828</text:p>
          </table:table-cell>
          <table:table-cell office:value-type="float" office:value="0.1330315468" calcext:value-type="float">
            <text:p>0.1330315468</text:p>
          </table:table-cell>
          <table:table-cell table:formula="of:=([.B118]-[.B117])/([.A118]-[.A117])" office:value-type="float" office:value="-0.0000889978001081519" calcext:value-type="float">
            <text:p>-8.89978001081519E-005</text:p>
          </table:table-cell>
          <table:table-cell/>
          <table:table-cell office:value-type="float" office:value="213.2346298828" calcext:value-type="float">
            <text:p>213.2346298828</text:p>
          </table:table-cell>
          <table:table-cell table:formula="of:=[.$F$10]+0.0002289*([.E118]-[.$E$10])" office:value-type="float" office:value="0.13173571895508" calcext:value-type="float">
            <text:p>0.131735719</text:p>
          </table:table-cell>
          <table:table-cell table:number-columns-repeated="2"/>
        </table:table-row>
        <table:table-row table:style-name="ro1">
          <table:table-cell office:value-type="float" office:value="214.8349110113" calcext:value-type="float">
            <text:p>214.8349110113</text:p>
          </table:table-cell>
          <table:table-cell office:value-type="float" office:value="0.1329819618" calcext:value-type="float">
            <text:p>0.1329819618</text:p>
          </table:table-cell>
          <table:table-cell table:formula="of:=([.B119]-[.B118])/([.A119]-[.A118])" office:value-type="float" office:value="-0.000030985180739147" calcext:value-type="float">
            <text:p>-3.0985180739147E-005</text:p>
          </table:table-cell>
          <table:table-cell/>
          <table:table-cell office:value-type="float" office:value="214.8349110113" calcext:value-type="float">
            <text:p>214.8349110113</text:p>
          </table:table-cell>
          <table:table-cell table:formula="of:=[.$F$10]+0.0002289*([.E119]-[.$E$10])" office:value-type="float" office:value="0.132102023305393" calcext:value-type="float">
            <text:p>0.1321020233</text:p>
          </table:table-cell>
          <table:table-cell table:number-columns-repeated="2"/>
        </table:table-row>
        <table:table-row table:style-name="ro1">
          <table:table-cell office:value-type="float" office:value="216.4351921398" calcext:value-type="float">
            <text:p>216.4351921398</text:p>
          </table:table-cell>
          <table:table-cell office:value-type="float" office:value="0.1332121824" calcext:value-type="float">
            <text:p>0.1332121824</text:p>
          </table:table-cell>
          <table:table-cell table:formula="of:=([.B120]-[.B119])/([.A120]-[.A119])" office:value-type="float" office:value="0.000143862597577351" calcext:value-type="float">
            <text:p>0.0001438626</text:p>
          </table:table-cell>
          <table:table-cell/>
          <table:table-cell office:value-type="float" office:value="216.4351921398" calcext:value-type="float">
            <text:p>216.4351921398</text:p>
          </table:table-cell>
          <table:table-cell table:formula="of:=[.$F$10]+0.0002289*([.E120]-[.$E$10])" office:value-type="float" office:value="0.132468327655707" calcext:value-type="float">
            <text:p>0.1324683277</text:p>
          </table:table-cell>
          <table:table-cell table:number-columns-repeated="2"/>
        </table:table-row>
        <table:table-row table:style-name="ro1">
          <table:table-cell office:value-type="float" office:value="218.0354732683" calcext:value-type="float">
            <text:p>218.0354732683</text:p>
          </table:table-cell>
          <table:table-cell office:value-type="float" office:value="0.133270618" calcext:value-type="float">
            <text:p>0.133270618</text:p>
          </table:table-cell>
          <table:table-cell table:formula="of:=([.B121]-[.B120])/([.A121]-[.A120])" office:value-type="float" office:value="0.000036515833973974" calcext:value-type="float">
            <text:p>3.6515833973974E-005</text:p>
          </table:table-cell>
          <table:table-cell/>
          <table:table-cell office:value-type="float" office:value="218.0354732683" calcext:value-type="float">
            <text:p>218.0354732683</text:p>
          </table:table-cell>
          <table:table-cell table:formula="of:=[.$F$10]+0.0002289*([.E121]-[.$E$10])" office:value-type="float" office:value="0.132834632006021" calcext:value-type="float">
            <text:p>0.132834632</text:p>
          </table:table-cell>
          <table:table-cell table:number-columns-repeated="2"/>
        </table:table-row>
        <table:table-row table:style-name="ro1">
          <table:table-cell office:value-type="float" office:value="219.6357543969" calcext:value-type="float">
            <text:p>219.6357543969</text:p>
          </table:table-cell>
          <table:table-cell office:value-type="float" office:value="0.1333724351" calcext:value-type="float">
            <text:p>0.1333724351</text:p>
          </table:table-cell>
          <table:table-cell table:formula="of:=([.B122]-[.B121])/([.A122]-[.A121])" office:value-type="float" office:value="0.000063624508331894" calcext:value-type="float">
            <text:p>6.3624508331894E-005</text:p>
          </table:table-cell>
          <table:table-cell/>
          <table:table-cell office:value-type="float" office:value="219.6357543969" calcext:value-type="float">
            <text:p>219.6357543969</text:p>
          </table:table-cell>
          <table:table-cell table:formula="of:=[.$F$10]+0.0002289*([.E122]-[.$E$10])" office:value-type="float" office:value="0.133200936356357" calcext:value-type="float">
            <text:p>0.1332009364</text:p>
          </table:table-cell>
          <table:table-cell table:number-columns-repeated="2"/>
        </table:table-row>
        <table:table-row table:style-name="ro1">
          <table:table-cell office:value-type="float" office:value="221.2360355254" calcext:value-type="float">
            <text:p>221.2360355254</text:p>
          </table:table-cell>
          <table:table-cell office:value-type="float" office:value="0.1333718974" calcext:value-type="float">
            <text:p>0.1333718974</text:p>
          </table:table-cell>
          <table:table-cell table:formula="of:=([.B123]-[.B122])/([.A123]-[.A122])" office:value-type="float" office:value="-0.000000336003462404956" calcext:value-type="float">
            <text:p>-0.000000336</text:p>
          </table:table-cell>
          <table:table-cell/>
          <table:table-cell office:value-type="float" office:value="221.2360355254" calcext:value-type="float">
            <text:p>221.2360355254</text:p>
          </table:table-cell>
          <table:table-cell table:formula="of:=[.$F$10]+0.0002289*([.E123]-[.$E$10])" office:value-type="float" office:value="0.133567240706671" calcext:value-type="float">
            <text:p>0.1335672407</text:p>
          </table:table-cell>
          <table:table-cell table:number-columns-repeated="2"/>
        </table:table-row>
        <table:table-row table:style-name="ro1">
          <table:table-cell office:value-type="float" office:value="222.8363166539" calcext:value-type="float">
            <text:p>222.8363166539</text:p>
          </table:table-cell>
          <table:table-cell office:value-type="float" office:value="0.1334887367" calcext:value-type="float">
            <text:p>0.1334887367</text:p>
          </table:table-cell>
          <table:table-cell table:formula="of:=([.B124]-[.B123])/([.A124]-[.A123])" office:value-type="float" office:value="0.0000730117339504729" calcext:value-type="float">
            <text:p>7.30117339504729E-005</text:p>
          </table:table-cell>
          <table:table-cell/>
          <table:table-cell office:value-type="float" office:value="222.8363166539" calcext:value-type="float">
            <text:p>222.8363166539</text:p>
          </table:table-cell>
          <table:table-cell table:formula="of:=[.$F$10]+0.0002289*([.E124]-[.$E$10])" office:value-type="float" office:value="0.133933545056984" calcext:value-type="float">
            <text:p>0.1339335451</text:p>
          </table:table-cell>
          <table:table-cell table:number-columns-repeated="2"/>
        </table:table-row>
        <table:table-row table:style-name="ro1">
          <table:table-cell office:value-type="float" office:value="224.4365977824" calcext:value-type="float">
            <text:p>224.4365977824</text:p>
          </table:table-cell>
          <table:table-cell office:value-type="float" office:value="0.1334422339" calcext:value-type="float">
            <text:p>0.1334422339</text:p>
          </table:table-cell>
          <table:table-cell table:formula="of:=([.B125]-[.B124])/([.A125]-[.A124])" office:value-type="float" office:value="-0.0000290591441539871" calcext:value-type="float">
            <text:p>-2.90591441539871E-005</text:p>
          </table:table-cell>
          <table:table-cell/>
          <table:table-cell office:value-type="float" office:value="224.4365977824" calcext:value-type="float">
            <text:p>224.4365977824</text:p>
          </table:table-cell>
          <table:table-cell table:formula="of:=[.$F$10]+0.0002289*([.E125]-[.$E$10])" office:value-type="float" office:value="0.134299849407298" calcext:value-type="float">
            <text:p>0.1342998494</text:p>
          </table:table-cell>
          <table:table-cell table:number-columns-repeated="2"/>
        </table:table-row>
        <table:table-row table:style-name="ro1">
          <table:table-cell office:value-type="float" office:value="226.0368789109" calcext:value-type="float">
            <text:p>226.0368789109</text:p>
          </table:table-cell>
          <table:table-cell office:value-type="float" office:value="0.1334830374" calcext:value-type="float">
            <text:p>0.1334830374</text:p>
          </table:table-cell>
          <table:table-cell table:formula="of:=([.B126]-[.B125])/([.A126]-[.A125])" office:value-type="float" office:value="0.0000254977074173455" calcext:value-type="float">
            <text:p>2.54977074173455E-005</text:p>
          </table:table-cell>
          <table:table-cell/>
          <table:table-cell office:value-type="float" office:value="226.0368789109" calcext:value-type="float">
            <text:p>226.0368789109</text:p>
          </table:table-cell>
          <table:table-cell table:formula="of:=[.$F$10]+0.0002289*([.E126]-[.$E$10])" office:value-type="float" office:value="0.134666153757612" calcext:value-type="float">
            <text:p>0.1346661538</text:p>
          </table:table-cell>
          <table:table-cell table:number-columns-repeated="2"/>
        </table:table-row>
        <table:table-row table:style-name="ro1">
          <table:table-cell office:value-type="float" office:value="227.6371600395" calcext:value-type="float">
            <text:p>227.6371600395</text:p>
          </table:table-cell>
          <table:table-cell office:value-type="float" office:value="0.1335742198" calcext:value-type="float">
            <text:p>0.1335742198</text:p>
          </table:table-cell>
          <table:table-cell table:formula="of:=([.B127]-[.B126])/([.A127]-[.A126])" office:value-type="float" office:value="0.0000569789884854608" calcext:value-type="float">
            <text:p>0.000056979</text:p>
          </table:table-cell>
          <table:table-cell/>
          <table:table-cell office:value-type="float" office:value="227.6371600395" calcext:value-type="float">
            <text:p>227.6371600395</text:p>
          </table:table-cell>
          <table:table-cell table:formula="of:=[.$F$10]+0.0002289*([.E127]-[.$E$10])" office:value-type="float" office:value="0.135032458107948" calcext:value-type="float">
            <text:p>0.1350324581</text:p>
          </table:table-cell>
          <table:table-cell table:number-columns-repeated="2"/>
        </table:table-row>
        <table:table-row table:style-name="ro1">
          <table:table-cell office:value-type="float" office:value="229.237441168" calcext:value-type="float">
            <text:p>229.237441168</text:p>
          </table:table-cell>
          <table:table-cell office:value-type="float" office:value="0.1337555918" calcext:value-type="float">
            <text:p>0.1337555918</text:p>
          </table:table-cell>
          <table:table-cell table:formula="of:=([.B128]-[.B127])/([.A128]-[.A127])" office:value-type="float" office:value="0.000113337585984045" calcext:value-type="float">
            <text:p>0.0001133376</text:p>
          </table:table-cell>
          <table:table-cell/>
          <table:table-cell office:value-type="float" office:value="229.237441168" calcext:value-type="float">
            <text:p>229.237441168</text:p>
          </table:table-cell>
          <table:table-cell table:formula="of:=[.$F$10]+0.0002289*([.E128]-[.$E$10])" office:value-type="float" office:value="0.135398762458262" calcext:value-type="float">
            <text:p>0.1353987625</text:p>
          </table:table-cell>
          <table:table-cell table:number-columns-repeated="2"/>
        </table:table-row>
        <table:table-row table:style-name="ro1">
          <table:table-cell office:value-type="float" office:value="230.8377222965" calcext:value-type="float">
            <text:p>230.8377222965</text:p>
          </table:table-cell>
          <table:table-cell office:value-type="float" office:value="0.1336412043" calcext:value-type="float">
            <text:p>0.1336412043</text:p>
          </table:table-cell>
          <table:table-cell table:formula="of:=([.B129]-[.B128])/([.A129]-[.A128])" office:value-type="float" office:value="-0.000071479628149603" calcext:value-type="float">
            <text:p>-7.1479628149603E-005</text:p>
          </table:table-cell>
          <table:table-cell/>
          <table:table-cell office:value-type="float" office:value="230.8377222965" calcext:value-type="float">
            <text:p>230.8377222965</text:p>
          </table:table-cell>
          <table:table-cell table:formula="of:=[.$F$10]+0.0002289*([.E129]-[.$E$10])" office:value-type="float" office:value="0.135765066808576" calcext:value-type="float">
            <text:p>0.1357650668</text:p>
          </table:table-cell>
          <table:table-cell table:number-columns-repeated="2"/>
        </table:table-row>
        <table:table-row table:style-name="ro1">
          <table:table-cell office:value-type="float" office:value="232.438003425" calcext:value-type="float">
            <text:p>232.438003425</text:p>
          </table:table-cell>
          <table:table-cell office:value-type="float" office:value="0.1336481616" calcext:value-type="float">
            <text:p>0.1336481616</text:p>
          </table:table-cell>
          <table:table-cell table:formula="of:=([.B130]-[.B129])/([.A130]-[.A129])" office:value-type="float" office:value="0.00000434754861261175" calcext:value-type="float">
            <text:p>4.34754861261175E-006</text:p>
          </table:table-cell>
          <table:table-cell/>
          <table:table-cell office:value-type="float" office:value="232.438003425" calcext:value-type="float">
            <text:p>232.438003425</text:p>
          </table:table-cell>
          <table:table-cell table:formula="of:=[.$F$10]+0.0002289*([.E130]-[.$E$10])" office:value-type="float" office:value="0.136131371158889" calcext:value-type="float">
            <text:p>0.1361313712</text:p>
          </table:table-cell>
          <table:table-cell table:number-columns-repeated="2"/>
        </table:table-row>
        <table:table-row table:style-name="ro1">
          <table:table-cell office:value-type="float" office:value="234.0382845536" calcext:value-type="float">
            <text:p>234.0382845536</text:p>
          </table:table-cell>
          <table:table-cell office:value-type="float" office:value="0.1336819433" calcext:value-type="float">
            <text:p>0.1336819433</text:p>
          </table:table-cell>
          <table:table-cell table:formula="of:=([.B131]-[.B130])/([.A131]-[.A130])" office:value-type="float" office:value="0.0000211098533852856" calcext:value-type="float">
            <text:p>2.11098533852856E-005</text:p>
          </table:table-cell>
          <table:table-cell/>
          <table:table-cell office:value-type="float" office:value="234.0382845536" calcext:value-type="float">
            <text:p>234.0382845536</text:p>
          </table:table-cell>
          <table:table-cell table:formula="of:=[.$F$10]+0.0002289*([.E131]-[.$E$10])" office:value-type="float" office:value="0.136497675509226" calcext:value-type="float">
            <text:p>0.1364976755</text:p>
          </table:table-cell>
          <table:table-cell table:number-columns-repeated="2"/>
        </table:table-row>
        <table:table-row table:style-name="ro1">
          <table:table-cell office:value-type="float" office:value="235.6385656821" calcext:value-type="float">
            <text:p>235.6385656821</text:p>
          </table:table-cell>
          <table:table-cell office:value-type="float" office:value="0.1336723139" calcext:value-type="float">
            <text:p>0.1336723139</text:p>
          </table:table-cell>
          <table:table-cell table:formula="of:=([.B132]-[.B131])/([.A132]-[.A131])" office:value-type="float" office:value="-0.00000601731772530152" calcext:value-type="float">
            <text:p>-6.01731772530152E-006</text:p>
          </table:table-cell>
          <table:table-cell/>
          <table:table-cell office:value-type="float" office:value="235.6385656821" calcext:value-type="float">
            <text:p>235.6385656821</text:p>
          </table:table-cell>
          <table:table-cell table:formula="of:=[.$F$10]+0.0002289*([.E132]-[.$E$10])" office:value-type="float" office:value="0.136863979859539" calcext:value-type="float">
            <text:p>0.1368639799</text:p>
          </table:table-cell>
          <table:table-cell table:number-columns-repeated="2"/>
        </table:table-row>
        <table:table-row table:style-name="ro1">
          <table:table-cell office:value-type="float" office:value="237.2388468106" calcext:value-type="float">
            <text:p>237.2388468106</text:p>
          </table:table-cell>
          <table:table-cell office:value-type="float" office:value="0.1338123768" calcext:value-type="float">
            <text:p>0.1338123768</text:p>
          </table:table-cell>
          <table:table-cell table:formula="of:=([.B133]-[.B132])/([.A133]-[.A132])" office:value-type="float" office:value="0.0000875239340798035" calcext:value-type="float">
            <text:p>8.75239340798035E-005</text:p>
          </table:table-cell>
          <table:table-cell/>
          <table:table-cell office:value-type="float" office:value="237.2388468106" calcext:value-type="float">
            <text:p>237.2388468106</text:p>
          </table:table-cell>
          <table:table-cell table:formula="of:=[.$F$10]+0.0002289*([.E133]-[.$E$10])" office:value-type="float" office:value="0.137230284209853" calcext:value-type="float">
            <text:p>0.1372302842</text:p>
          </table:table-cell>
          <table:table-cell table:number-columns-repeated="2"/>
        </table:table-row>
        <table:table-row table:style-name="ro1">
          <table:table-cell office:value-type="float" office:value="238.8391279391" calcext:value-type="float">
            <text:p>238.8391279391</text:p>
          </table:table-cell>
          <table:table-cell office:value-type="float" office:value="0.1337545355" calcext:value-type="float">
            <text:p>0.1337545355</text:p>
          </table:table-cell>
          <table:table-cell table:formula="of:=([.B134]-[.B133])/([.A134]-[.A133])" office:value-type="float" office:value="-0.0000361444617260573" calcext:value-type="float">
            <text:p>-3.61444617260573E-005</text:p>
          </table:table-cell>
          <table:table-cell/>
          <table:table-cell office:value-type="float" office:value="238.8391279391" calcext:value-type="float">
            <text:p>238.8391279391</text:p>
          </table:table-cell>
          <table:table-cell table:formula="of:=[.$F$10]+0.0002289*([.E134]-[.$E$10])" office:value-type="float" office:value="0.137596588560167" calcext:value-type="float">
            <text:p>0.1375965886</text:p>
          </table:table-cell>
          <table:table-cell table:number-columns-repeated="2"/>
        </table:table-row>
        <table:table-row table:style-name="ro1">
          <table:table-cell office:value-type="float" office:value="240.4394090677" calcext:value-type="float">
            <text:p>240.4394090677</text:p>
          </table:table-cell>
          <table:table-cell office:value-type="float" office:value="0.1338516585" calcext:value-type="float">
            <text:p>0.1338516585</text:p>
          </table:table-cell>
          <table:table-cell table:formula="of:=([.B135]-[.B134])/([.A135]-[.A134])" office:value-type="float" office:value="0.0000606912112279742" calcext:value-type="float">
            <text:p>6.06912112279742E-005</text:p>
          </table:table-cell>
          <table:table-cell/>
          <table:table-cell office:value-type="float" office:value="240.4394090677" calcext:value-type="float">
            <text:p>240.4394090677</text:p>
          </table:table-cell>
          <table:table-cell table:formula="of:=[.$F$10]+0.0002289*([.E135]-[.$E$10])" office:value-type="float" office:value="0.137962892910503" calcext:value-type="float">
            <text:p>0.1379628929</text:p>
          </table:table-cell>
          <table:table-cell table:number-columns-repeated="2"/>
        </table:table-row>
        <table:table-row table:style-name="ro1">
          <table:table-cell office:value-type="float" office:value="242.0396901962" calcext:value-type="float">
            <text:p>242.0396901962</text:p>
          </table:table-cell>
          <table:table-cell office:value-type="float" office:value="0.1339256298" calcext:value-type="float">
            <text:p>0.1339256298</text:p>
          </table:table-cell>
          <table:table-cell table:formula="of:=([.B136]-[.B135])/([.A136]-[.A135])" office:value-type="float" office:value="0.0000462239407080548" calcext:value-type="float">
            <text:p>4.62239407080548E-005</text:p>
          </table:table-cell>
          <table:table-cell/>
          <table:table-cell office:value-type="float" office:value="242.0396901962" calcext:value-type="float">
            <text:p>242.0396901962</text:p>
          </table:table-cell>
          <table:table-cell table:formula="of:=[.$F$10]+0.0002289*([.E136]-[.$E$10])" office:value-type="float" office:value="0.138329197260817" calcext:value-type="float">
            <text:p>0.1383291973</text:p>
          </table:table-cell>
          <table:table-cell table:number-columns-repeated="2"/>
        </table:table-row>
        <table:table-row table:style-name="ro1">
          <table:table-cell office:value-type="float" office:value="243.6399713247" calcext:value-type="float">
            <text:p>243.6399713247</text:p>
          </table:table-cell>
          <table:table-cell office:value-type="float" office:value="0.1339580963" calcext:value-type="float">
            <text:p>0.1339580963</text:p>
          </table:table-cell>
          <table:table-cell table:formula="of:=([.B137]-[.B136])/([.A137]-[.A136])" office:value-type="float" office:value="0.0000202879977910048" calcext:value-type="float">
            <text:p>0.000020288</text:p>
          </table:table-cell>
          <table:table-cell/>
          <table:table-cell office:value-type="float" office:value="243.6399713247" calcext:value-type="float">
            <text:p>243.6399713247</text:p>
          </table:table-cell>
          <table:table-cell table:formula="of:=[.$F$10]+0.0002289*([.E137]-[.$E$10])" office:value-type="float" office:value="0.138695501611131" calcext:value-type="float">
            <text:p>0.1386955016</text:p>
          </table:table-cell>
          <table:table-cell table:number-columns-repeated="2"/>
        </table:table-row>
        <table:table-row table:style-name="ro1">
          <table:table-cell office:value-type="float" office:value="245.2402524532" calcext:value-type="float">
            <text:p>245.2402524532</text:p>
          </table:table-cell>
          <table:table-cell office:value-type="float" office:value="0.1341346721" calcext:value-type="float">
            <text:p>0.1341346721</text:p>
          </table:table-cell>
          <table:table-cell table:formula="of:=([.B138]-[.B137])/([.A138]-[.A137])" office:value-type="float" office:value="0.000110340487590163" calcext:value-type="float">
            <text:p>0.0001103405</text:p>
          </table:table-cell>
          <table:table-cell/>
          <table:table-cell office:value-type="float" office:value="245.2402524532" calcext:value-type="float">
            <text:p>245.2402524532</text:p>
          </table:table-cell>
          <table:table-cell table:formula="of:=[.$F$10]+0.0002289*([.E138]-[.$E$10])" office:value-type="float" office:value="0.139061805961444" calcext:value-type="float">
            <text:p>0.139061806</text:p>
          </table:table-cell>
          <table:table-cell table:number-columns-repeated="2"/>
        </table:table-row>
        <table:table-row table:style-name="ro1">
          <table:table-cell office:value-type="float" office:value="246.8405335818" calcext:value-type="float">
            <text:p>246.8405335818</text:p>
          </table:table-cell>
          <table:table-cell office:value-type="float" office:value="0.1341637314" calcext:value-type="float">
            <text:p>0.1341637314</text:p>
          </table:table-cell>
          <table:table-cell table:formula="of:=([.B139]-[.B138])/([.A139]-[.A138])" office:value-type="float" office:value="0.0000181588718886019" calcext:value-type="float">
            <text:p>1.81588718886019E-005</text:p>
          </table:table-cell>
          <table:table-cell/>
          <table:table-cell office:value-type="float" office:value="246.8405335818" calcext:value-type="float">
            <text:p>246.8405335818</text:p>
          </table:table-cell>
          <table:table-cell table:formula="of:=[.$F$10]+0.0002289*([.E139]-[.$E$10])" office:value-type="float" office:value="0.139428110311781" calcext:value-type="float">
            <text:p>0.1394281103</text:p>
          </table:table-cell>
          <table:table-cell table:number-columns-repeated="2"/>
        </table:table-row>
        <table:table-row table:style-name="ro1">
          <table:table-cell office:value-type="float" office:value="248.4408147103" calcext:value-type="float">
            <text:p>248.4408147103</text:p>
          </table:table-cell>
          <table:table-cell office:value-type="float" office:value="0.134061843" calcext:value-type="float">
            <text:p>0.134061843</text:p>
          </table:table-cell>
          <table:table-cell table:formula="of:=([.B140]-[.B139])/([.A140]-[.A139])" office:value-type="float" office:value="-0.0000636690630073875" calcext:value-type="float">
            <text:p>-6.36690630073875E-005</text:p>
          </table:table-cell>
          <table:table-cell/>
          <table:table-cell office:value-type="float" office:value="248.4408147103" calcext:value-type="float">
            <text:p>248.4408147103</text:p>
          </table:table-cell>
          <table:table-cell table:formula="of:=[.$F$10]+0.0002289*([.E140]-[.$E$10])" office:value-type="float" office:value="0.139794414662094" calcext:value-type="float">
            <text:p>0.1397944147</text:p>
          </table:table-cell>
          <table:table-cell table:number-columns-repeated="2"/>
        </table:table-row>
        <table:table-row table:style-name="ro1">
          <table:table-cell office:value-type="float" office:value="250.0410958388" calcext:value-type="float">
            <text:p>250.0410958388</text:p>
          </table:table-cell>
          <table:table-cell office:value-type="float" office:value="0.1340642453" calcext:value-type="float">
            <text:p>0.1340642453</text:p>
          </table:table-cell>
          <table:table-cell table:formula="of:=([.B141]-[.B140])/([.A141]-[.A140])" office:value-type="float" office:value="0.00000150117373578824" calcext:value-type="float">
            <text:p>1.50117373578824E-006</text:p>
          </table:table-cell>
          <table:table-cell/>
          <table:table-cell office:value-type="float" office:value="250.0410958388" calcext:value-type="float">
            <text:p>250.0410958388</text:p>
          </table:table-cell>
          <table:table-cell table:formula="of:=[.$F$10]+0.0002289*([.E141]-[.$E$10])" office:value-type="float" office:value="0.140160719012408" calcext:value-type="float">
            <text:p>0.140160719</text:p>
          </table:table-cell>
          <table:table-cell table:number-columns-repeated="2"/>
        </table:table-row>
        <table:table-row table:style-name="ro1">
          <table:table-cell office:value-type="float" office:value="251.6413769673" calcext:value-type="float">
            <text:p>251.6413769673</text:p>
          </table:table-cell>
          <table:table-cell office:value-type="float" office:value="0.1342657442" calcext:value-type="float">
            <text:p>0.1342657442</text:p>
          </table:table-cell>
          <table:table-cell table:formula="of:=([.B142]-[.B141])/([.A142]-[.A141])" office:value-type="float" office:value="0.000125914688620296" calcext:value-type="float">
            <text:p>0.0001259147</text:p>
          </table:table-cell>
          <table:table-cell/>
          <table:table-cell office:value-type="float" office:value="251.6413769673" calcext:value-type="float">
            <text:p>251.6413769673</text:p>
          </table:table-cell>
          <table:table-cell table:formula="of:=[.$F$10]+0.0002289*([.E142]-[.$E$10])" office:value-type="float" office:value="0.140527023362722" calcext:value-type="float">
            <text:p>0.1405270234</text:p>
          </table:table-cell>
          <table:table-cell table:number-columns-repeated="2"/>
        </table:table-row>
        <table:table-row table:style-name="ro1">
          <table:table-cell office:value-type="float" office:value="253.2416580959" calcext:value-type="float">
            <text:p>253.2416580959</text:p>
          </table:table-cell>
          <table:table-cell office:value-type="float" office:value="0.1342249897" calcext:value-type="float">
            <text:p>0.1342249897</text:p>
          </table:table-cell>
          <table:table-cell table:formula="of:=([.B143]-[.B142])/([.A143]-[.A142])" office:value-type="float" office:value="-0.0000254670877957998" calcext:value-type="float">
            <text:p>-2.54670877957998E-005</text:p>
          </table:table-cell>
          <table:table-cell/>
          <table:table-cell office:value-type="float" office:value="253.2416580959" calcext:value-type="float">
            <text:p>253.2416580959</text:p>
          </table:table-cell>
          <table:table-cell table:formula="of:=[.$F$10]+0.0002289*([.E143]-[.$E$10])" office:value-type="float" office:value="0.140893327713058" calcext:value-type="float">
            <text:p>0.1408933277</text:p>
          </table:table-cell>
          <table:table-cell table:number-columns-repeated="2"/>
        </table:table-row>
        <table:table-row table:style-name="ro1">
          <table:table-cell office:value-type="float" office:value="254.8419392244" calcext:value-type="float">
            <text:p>254.8419392244</text:p>
          </table:table-cell>
          <table:table-cell office:value-type="float" office:value="0.1343108357" calcext:value-type="float">
            <text:p>0.1343108357</text:p>
          </table:table-cell>
          <table:table-cell table:formula="of:=([.B144]-[.B143])/([.A144]-[.A143])" office:value-type="float" office:value="0.0000536443244072165" calcext:value-type="float">
            <text:p>5.36443244072165E-005</text:p>
          </table:table-cell>
          <table:table-cell/>
          <table:table-cell office:value-type="float" office:value="254.8419392244" calcext:value-type="float">
            <text:p>254.8419392244</text:p>
          </table:table-cell>
          <table:table-cell table:formula="of:=[.$F$10]+0.0002289*([.E144]-[.$E$10])" office:value-type="float" office:value="0.141259632063372" calcext:value-type="float">
            <text:p>0.1412596321</text:p>
          </table:table-cell>
          <table:table-cell table:number-columns-repeated="2"/>
        </table:table-row>
        <table:table-row table:style-name="ro1">
          <table:table-cell office:value-type="float" office:value="256.4422203529" calcext:value-type="float">
            <text:p>256.4422203529</text:p>
          </table:table-cell>
          <table:table-cell office:value-type="float" office:value="0.1344445095" calcext:value-type="float">
            <text:p>0.1344445095</text:p>
          </table:table-cell>
          <table:table-cell table:formula="of:=([.B145]-[.B144])/([.A145]-[.A144])" office:value-type="float" office:value="0.0000835314480808185" calcext:value-type="float">
            <text:p>8.35314480808185E-005</text:p>
          </table:table-cell>
          <table:table-cell/>
          <table:table-cell office:value-type="float" office:value="256.4422203529" calcext:value-type="float">
            <text:p>256.4422203529</text:p>
          </table:table-cell>
          <table:table-cell table:formula="of:=[.$F$10]+0.0002289*([.E145]-[.$E$10])" office:value-type="float" office:value="0.141625936413686" calcext:value-type="float">
            <text:p>0.1416259364</text:p>
          </table:table-cell>
          <table:table-cell table:number-columns-repeated="2"/>
        </table:table-row>
        <table:table-row table:style-name="ro1">
          <table:table-cell office:value-type="float" office:value="258.0425014814" calcext:value-type="float">
            <text:p>258.0425014814</text:p>
          </table:table-cell>
          <table:table-cell office:value-type="float" office:value="0.1345865314" calcext:value-type="float">
            <text:p>0.1345865314</text:p>
          </table:table-cell>
          <table:table-cell table:formula="of:=([.B146]-[.B145])/([.A146]-[.A145])" office:value-type="float" office:value="0.0000887480939884189" calcext:value-type="float">
            <text:p>8.87480939884189E-005</text:p>
          </table:table-cell>
          <table:table-cell/>
          <table:table-cell office:value-type="float" office:value="258.0425014814" calcext:value-type="float">
            <text:p>258.0425014814</text:p>
          </table:table-cell>
          <table:table-cell table:formula="of:=[.$F$10]+0.0002289*([.E146]-[.$E$10])" office:value-type="float" office:value="0.141992240763999" calcext:value-type="float">
            <text:p>0.1419922408</text:p>
          </table:table-cell>
          <table:table-cell table:number-columns-repeated="2"/>
        </table:table-row>
        <table:table-row table:style-name="ro1">
          <table:table-cell office:value-type="float" office:value="259.6427826099" calcext:value-type="float">
            <text:p>259.6427826099</text:p>
          </table:table-cell>
          <table:table-cell office:value-type="float" office:value="0.1346679534" calcext:value-type="float">
            <text:p>0.1346679534</text:p>
          </table:table-cell>
          <table:table-cell table:formula="of:=([.B147]-[.B146])/([.A147]-[.A146])" office:value-type="float" office:value="0.0000508798101470567" calcext:value-type="float">
            <text:p>5.08798101470567E-005</text:p>
          </table:table-cell>
          <table:table-cell/>
          <table:table-cell office:value-type="float" office:value="259.6427826099" calcext:value-type="float">
            <text:p>259.6427826099</text:p>
          </table:table-cell>
          <table:table-cell table:formula="of:=[.$F$10]+0.0002289*([.E147]-[.$E$10])" office:value-type="float" office:value="0.142358545114313" calcext:value-type="float">
            <text:p>0.1423585451</text:p>
          </table:table-cell>
          <table:table-cell table:number-columns-repeated="2"/>
        </table:table-row>
        <table:table-row table:style-name="ro1">
          <table:table-cell office:value-type="float" office:value="261.2430637385" calcext:value-type="float">
            <text:p>261.2430637385</text:p>
          </table:table-cell>
          <table:table-cell office:value-type="float" office:value="0.1347516279" calcext:value-type="float">
            <text:p>0.1347516279</text:p>
          </table:table-cell>
          <table:table-cell table:formula="of:=([.B148]-[.B147])/([.A148]-[.A147])" office:value-type="float" office:value="0.0000522873753271055" calcext:value-type="float">
            <text:p>5.22873753271055E-005</text:p>
          </table:table-cell>
          <table:table-cell/>
          <table:table-cell office:value-type="float" office:value="261.2430637385" calcext:value-type="float">
            <text:p>261.2430637385</text:p>
          </table:table-cell>
          <table:table-cell table:formula="of:=[.$F$10]+0.0002289*([.E148]-[.$E$10])" office:value-type="float" office:value="0.142724849464649" calcext:value-type="float">
            <text:p>0.1427248495</text:p>
          </table:table-cell>
          <table:table-cell table:number-columns-repeated="2"/>
        </table:table-row>
        <table:table-row table:style-name="ro1">
          <table:table-cell office:value-type="float" office:value="262.843344867" calcext:value-type="float">
            <text:p>262.843344867</text:p>
          </table:table-cell>
          <table:table-cell office:value-type="float" office:value="0.1349703073" calcext:value-type="float">
            <text:p>0.1349703073</text:p>
          </table:table-cell>
          <table:table-cell table:formula="of:=([.B149]-[.B148])/([.A149]-[.A148])" office:value-type="float" office:value="0.000136650614761033" calcext:value-type="float">
            <text:p>0.0001366506</text:p>
          </table:table-cell>
          <table:table-cell/>
          <table:table-cell office:value-type="float" office:value="262.843344867" calcext:value-type="float">
            <text:p>262.843344867</text:p>
          </table:table-cell>
          <table:table-cell table:formula="of:=[.$F$10]+0.0002289*([.E149]-[.$E$10])" office:value-type="float" office:value="0.143091153814963" calcext:value-type="float">
            <text:p>0.1430911538</text:p>
          </table:table-cell>
          <table:table-cell table:number-columns-repeated="2"/>
        </table:table-row>
        <table:table-row table:style-name="ro1">
          <table:table-cell office:value-type="float" office:value="264.4436259955" calcext:value-type="float">
            <text:p>264.4436259955</text:p>
          </table:table-cell>
          <table:table-cell office:value-type="float" office:value="0.135032949" calcext:value-type="float">
            <text:p>0.135032949</text:p>
          </table:table-cell>
          <table:table-cell table:formula="of:=([.B150]-[.B149])/([.A150]-[.A149])" office:value-type="float" office:value="0.0000391441846588048" calcext:value-type="float">
            <text:p>3.91441846588048E-005</text:p>
          </table:table-cell>
          <table:table-cell/>
          <table:table-cell office:value-type="float" office:value="264.4436259955" calcext:value-type="float">
            <text:p>264.4436259955</text:p>
          </table:table-cell>
          <table:table-cell table:formula="of:=[.$F$10]+0.0002289*([.E150]-[.$E$10])" office:value-type="float" office:value="0.143457458165277" calcext:value-type="float">
            <text:p>0.1434574582</text:p>
          </table:table-cell>
          <table:table-cell table:number-columns-repeated="2"/>
        </table:table-row>
        <table:table-row table:style-name="ro1">
          <table:table-cell office:value-type="float" office:value="266.043907124" calcext:value-type="float">
            <text:p>266.043907124</text:p>
          </table:table-cell>
          <table:table-cell office:value-type="float" office:value="0.1355054117" calcext:value-type="float">
            <text:p>0.1355054117</text:p>
          </table:table-cell>
          <table:table-cell table:formula="of:=([.B151]-[.B150])/([.A151]-[.A150])" office:value-type="float" office:value="0.000295237312735692" calcext:value-type="float">
            <text:p>0.0002952373</text:p>
          </table:table-cell>
          <table:table-cell/>
          <table:table-cell office:value-type="float" office:value="266.043907124" calcext:value-type="float">
            <text:p>266.043907124</text:p>
          </table:table-cell>
          <table:table-cell table:formula="of:=[.$F$10]+0.0002289*([.E151]-[.$E$10])" office:value-type="float" office:value="0.14382376251559" calcext:value-type="float">
            <text:p>0.1438237625</text:p>
          </table:table-cell>
          <table:table-cell table:number-columns-repeated="2"/>
        </table:table-row>
        <table:table-row table:style-name="ro1">
          <table:table-cell office:value-type="float" office:value="267.6441882526" calcext:value-type="float">
            <text:p>267.6441882526</text:p>
          </table:table-cell>
          <table:table-cell office:value-type="float" office:value="0.1361169493" calcext:value-type="float">
            <text:p>0.1361169493</text:p>
          </table:table-cell>
          <table:table-cell table:formula="of:=([.B152]-[.B151])/([.A152]-[.A151])" office:value-type="float" office:value="0.000382143855270619" calcext:value-type="float">
            <text:p>0.0003821439</text:p>
          </table:table-cell>
          <table:table-cell/>
          <table:table-cell office:value-type="float" office:value="267.6441882526" calcext:value-type="float">
            <text:p>267.6441882526</text:p>
          </table:table-cell>
          <table:table-cell table:formula="of:=[.$F$10]+0.0002289*([.E152]-[.$E$10])" office:value-type="float" office:value="0.144190066865927" calcext:value-type="float">
            <text:p>0.1441900669</text:p>
          </table:table-cell>
          <table:table-cell table:number-columns-repeated="2"/>
        </table:table-row>
        <table:table-row table:style-name="ro1">
          <table:table-cell office:value-type="float" office:value="269.2444693811" calcext:value-type="float">
            <text:p>269.2444693811</text:p>
          </table:table-cell>
          <table:table-cell office:value-type="float" office:value="0.136853281" calcext:value-type="float">
            <text:p>0.136853281</text:p>
          </table:table-cell>
          <table:table-cell table:formula="of:=([.B153]-[.B152])/([.A153]-[.A152])" office:value-type="float" office:value="0.000460126465835536" calcext:value-type="float">
            <text:p>0.0004601265</text:p>
          </table:table-cell>
          <table:table-cell/>
          <table:table-cell office:value-type="float" office:value="269.2444693811" calcext:value-type="float">
            <text:p>269.2444693811</text:p>
          </table:table-cell>
          <table:table-cell table:formula="of:=[.$F$10]+0.0002289*([.E153]-[.$E$10])" office:value-type="float" office:value="0.14455637121624" calcext:value-type="float">
            <text:p>0.1445563712</text:p>
          </table:table-cell>
          <table:table-cell table:number-columns-repeated="2"/>
        </table:table-row>
        <table:table-row table:style-name="ro1">
          <table:table-cell office:value-type="float" office:value="270.8447505096" calcext:value-type="float">
            <text:p>270.8447505096</text:p>
          </table:table-cell>
          <table:table-cell office:value-type="float" office:value="0.1380265438" calcext:value-type="float">
            <text:p>0.1380265438</text:p>
          </table:table-cell>
          <table:table-cell table:formula="of:=([.B154]-[.B153])/([.A154]-[.A153])" office:value-type="float" office:value="0.00073316042981756" calcext:value-type="float">
            <text:p>0.0007331604</text:p>
          </table:table-cell>
          <table:table-cell/>
          <table:table-cell office:value-type="float" office:value="270.8447505096" calcext:value-type="float">
            <text:p>270.8447505096</text:p>
          </table:table-cell>
          <table:table-cell table:formula="of:=[.$F$10]+0.0002289*([.E154]-[.$E$10])" office:value-type="float" office:value="0.144922675566554" calcext:value-type="float">
            <text:p>0.1449226756</text:p>
          </table:table-cell>
          <table:table-cell table:number-columns-repeated="2"/>
        </table:table-row>
        <table:table-row table:style-name="ro1">
          <table:table-cell office:value-type="float" office:value="272.4450316381" calcext:value-type="float">
            <text:p>272.4450316381</text:p>
          </table:table-cell>
          <table:table-cell office:value-type="float" office:value="0.1395272882" calcext:value-type="float">
            <text:p>0.1395272882</text:p>
          </table:table-cell>
          <table:table-cell table:formula="of:=([.B155]-[.B154])/([.A155]-[.A154])" office:value-type="float" office:value="0.000937800473474747" calcext:value-type="float">
            <text:p>0.0009378005</text:p>
          </table:table-cell>
          <table:table-cell/>
          <table:table-cell office:value-type="float" office:value="272.4450316381" calcext:value-type="float">
            <text:p>272.4450316381</text:p>
          </table:table-cell>
          <table:table-cell table:formula="of:=[.$F$10]+0.0002289*([.E155]-[.$E$10])" office:value-type="float" office:value="0.145288979916868" calcext:value-type="float">
            <text:p>0.1452889799</text:p>
          </table:table-cell>
          <table:table-cell table:number-columns-repeated="2"/>
        </table:table-row>
        <table:table-row table:style-name="ro1">
          <table:table-cell office:value-type="float" office:value="274.0453127667" calcext:value-type="float">
            <text:p>274.0453127667</text:p>
          </table:table-cell>
          <table:table-cell office:value-type="float" office:value="0.1413250805" calcext:value-type="float">
            <text:p>0.1413250805</text:p>
          </table:table-cell>
          <table:table-cell table:formula="of:=([.B156]-[.B155])/([.A156]-[.A155])" office:value-type="float" office:value="0.00112342279607629" calcext:value-type="float">
            <text:p>0.0011234228</text:p>
          </table:table-cell>
          <table:table-cell/>
          <table:table-cell office:value-type="float" office:value="274.0453127667" calcext:value-type="float">
            <text:p>274.0453127667</text:p>
          </table:table-cell>
          <table:table-cell table:formula="of:=[.$F$10]+0.0002289*([.E156]-[.$E$10])" office:value-type="float" office:value="0.145655284267204" calcext:value-type="float">
            <text:p>0.1456552843</text:p>
          </table:table-cell>
          <table:table-cell table:number-columns-repeated="2"/>
        </table:table-row>
        <table:table-row table:style-name="ro1">
          <table:table-cell office:value-type="float" office:value="275.6455938952" calcext:value-type="float">
            <text:p>275.6455938952</text:p>
          </table:table-cell>
          <table:table-cell office:value-type="float" office:value="0.1431092427" calcext:value-type="float">
            <text:p>0.1431092427</text:p>
          </table:table-cell>
          <table:table-cell table:formula="of:=([.B157]-[.B156])/([.A157]-[.A156])" office:value-type="float" office:value="0.00111490548018419" calcext:value-type="float">
            <text:p>0.0011149055</text:p>
          </table:table-cell>
          <table:table-cell/>
          <table:table-cell office:value-type="float" office:value="275.6455938952" calcext:value-type="float">
            <text:p>275.6455938952</text:p>
          </table:table-cell>
          <table:table-cell table:formula="of:=[.$F$10]+0.0002289*([.E157]-[.$E$10])" office:value-type="float" office:value="0.146021588617518" calcext:value-type="float">
            <text:p>0.1460215886</text:p>
          </table:table-cell>
          <table:table-cell table:number-columns-repeated="2"/>
        </table:table-row>
        <table:table-row table:style-name="ro1">
          <table:table-cell office:value-type="float" office:value="277.2458750237" calcext:value-type="float">
            <text:p>277.2458750237</text:p>
          </table:table-cell>
          <table:table-cell office:value-type="float" office:value="0.1447862466" calcext:value-type="float">
            <text:p>0.1447862466</text:p>
          </table:table-cell>
          <table:table-cell table:formula="of:=([.B158]-[.B157])/([.A158]-[.A157])" office:value-type="float" office:value="0.00104794330829353" calcext:value-type="float">
            <text:p>0.0010479433</text:p>
          </table:table-cell>
          <table:table-cell/>
          <table:table-cell office:value-type="float" office:value="277.2458750237" calcext:value-type="float">
            <text:p>277.2458750237</text:p>
          </table:table-cell>
          <table:table-cell table:formula="of:=[.$F$10]+0.0002289*([.E158]-[.$E$10])" office:value-type="float" office:value="0.146387892967832" calcext:value-type="float">
            <text:p>0.146387893</text:p>
          </table:table-cell>
          <table:table-cell table:number-columns-repeated="2"/>
        </table:table-row>
        <table:table-row table:style-name="ro1">
          <table:table-cell office:value-type="float" office:value="278.8461561522" calcext:value-type="float">
            <text:p>278.8461561522</text:p>
          </table:table-cell>
          <table:table-cell office:value-type="float" office:value="0.1461494341" calcext:value-type="float">
            <text:p>0.1461494341</text:p>
          </table:table-cell>
          <table:table-cell table:formula="of:=([.B159]-[.B158])/([.A159]-[.A158])" office:value-type="float" office:value="0.000851842514244834" calcext:value-type="float">
            <text:p>0.0008518425</text:p>
          </table:table-cell>
          <table:table-cell/>
          <table:table-cell office:value-type="float" office:value="278.8461561522" calcext:value-type="float">
            <text:p>278.8461561522</text:p>
          </table:table-cell>
          <table:table-cell table:formula="of:=[.$F$10]+0.0002289*([.E159]-[.$E$10])" office:value-type="float" office:value="0.146754197318145" calcext:value-type="float">
            <text:p>0.1467541973</text:p>
          </table:table-cell>
          <table:table-cell table:number-columns-repeated="2"/>
        </table:table-row>
        <table:table-row table:style-name="ro1">
          <table:table-cell office:value-type="float" office:value="280.4464372808" calcext:value-type="float">
            <text:p>280.4464372808</text:p>
          </table:table-cell>
          <table:table-cell office:value-type="float" office:value="0.1475865616" calcext:value-type="float">
            <text:p>0.1475865616</text:p>
          </table:table-cell>
          <table:table-cell table:formula="of:=([.B160]-[.B159])/([.A160]-[.A159])" office:value-type="float" office:value="0.000898046895833404" calcext:value-type="float">
            <text:p>0.0008980469</text:p>
          </table:table-cell>
          <table:table-cell/>
          <table:table-cell office:value-type="float" office:value="280.4464372808" calcext:value-type="float">
            <text:p>280.4464372808</text:p>
          </table:table-cell>
          <table:table-cell office:value-type="float" office:value="0.1475865616" calcext:value-type="float">
            <text:p>0.1475865616</text:p>
          </table:table-cell>
          <table:table-cell table:number-columns-repeated="2"/>
        </table:table-row>
        <table:table-row table:style-name="ro1">
          <table:table-cell office:value-type="float" office:value="282.0467184093" calcext:value-type="float">
            <text:p>282.0467184093</text:p>
          </table:table-cell>
          <table:table-cell office:value-type="float" office:value="0.1491786158" calcext:value-type="float">
            <text:p>0.1491786158</text:p>
          </table:table-cell>
          <table:table-cell table:formula="of:=([.B161]-[.B160])/([.A161]-[.A160])" office:value-type="float" office:value="0.000994859072975688" calcext:value-type="float">
            <text:p>0.0009948591</text:p>
          </table:table-cell>
          <table:table-cell/>
          <table:table-cell office:value-type="float" office:value="282.0467184093" calcext:value-type="float">
            <text:p>282.0467184093</text:p>
          </table:table-cell>
          <table:table-cell office:value-type="float" office:value="0.1491786158" calcext:value-type="float">
            <text:p>0.1491786158</text:p>
          </table:table-cell>
          <table:table-cell table:number-columns-repeated="2"/>
        </table:table-row>
        <table:table-row table:style-name="ro1">
          <table:table-cell office:value-type="float" office:value="283.6469995378" calcext:value-type="float">
            <text:p>283.6469995378</text:p>
          </table:table-cell>
          <table:table-cell office:value-type="float" office:value="0.1512064293" calcext:value-type="float">
            <text:p>0.1512064293</text:p>
          </table:table-cell>
          <table:table-cell table:formula="of:=([.B162]-[.B161])/([.A162]-[.A161])" office:value-type="float" office:value="0.0012671607906173" calcext:value-type="float">
            <text:p>0.0012671608</text:p>
          </table:table-cell>
          <table:table-cell/>
          <table:table-cell office:value-type="float" office:value="283.6469995378" calcext:value-type="float">
            <text:p>283.6469995378</text:p>
          </table:table-cell>
          <table:table-cell office:value-type="float" office:value="0.1512064293" calcext:value-type="float">
            <text:p>0.1512064293</text:p>
          </table:table-cell>
          <table:table-cell table:number-columns-repeated="2"/>
        </table:table-row>
        <table:table-row table:style-name="ro1">
          <table:table-cell office:value-type="float" office:value="285.2472806663" calcext:value-type="float">
            <text:p>285.2472806663</text:p>
          </table:table-cell>
          <table:table-cell office:value-type="float" office:value="0.1527644111" calcext:value-type="float">
            <text:p>0.1527644111</text:p>
          </table:table-cell>
          <table:table-cell table:formula="of:=([.B163]-[.B162])/([.A163]-[.A162])" office:value-type="float" office:value="0.000973567564006924" calcext:value-type="float">
            <text:p>0.0009735676</text:p>
          </table:table-cell>
          <table:table-cell/>
          <table:table-cell office:value-type="float" office:value="285.2472806663" calcext:value-type="float">
            <text:p>285.2472806663</text:p>
          </table:table-cell>
          <table:table-cell office:value-type="float" office:value="0.1527644111" calcext:value-type="float">
            <text:p>0.1527644111</text:p>
          </table:table-cell>
          <table:table-cell table:number-columns-repeated="2"/>
        </table:table-row>
        <table:table-row table:style-name="ro1">
          <table:table-cell office:value-type="float" office:value="286.8475617948" calcext:value-type="float">
            <text:p>286.8475617948</text:p>
          </table:table-cell>
          <table:table-cell office:value-type="float" office:value="0.154405209" calcext:value-type="float">
            <text:p>0.154405209</text:p>
          </table:table-cell>
          <table:table-cell table:formula="of:=([.B164]-[.B163])/([.A164]-[.A163])" office:value-type="float" office:value="0.00102531853358666" calcext:value-type="float">
            <text:p>0.0010253185</text:p>
          </table:table-cell>
          <table:table-cell/>
          <table:table-cell office:value-type="float" office:value="286.8475617948" calcext:value-type="float">
            <text:p>286.8475617948</text:p>
          </table:table-cell>
          <table:table-cell office:value-type="float" office:value="0.154405209" calcext:value-type="float">
            <text:p>0.154405209</text:p>
          </table:table-cell>
          <table:table-cell table:number-columns-repeated="2"/>
        </table:table-row>
        <table:table-row table:style-name="ro1">
          <table:table-cell office:value-type="float" office:value="288.4478429234" calcext:value-type="float">
            <text:p>288.4478429234</text:p>
          </table:table-cell>
          <table:table-cell office:value-type="float" office:value="0.1562329527" calcext:value-type="float">
            <text:p>0.1562329527</text:p>
          </table:table-cell>
          <table:table-cell table:formula="of:=([.B165]-[.B164])/([.A165]-[.A164])" office:value-type="float" office:value="0.00114213913251542" calcext:value-type="float">
            <text:p>0.0011421391</text:p>
          </table:table-cell>
          <table:table-cell/>
          <table:table-cell office:value-type="float" office:value="288.4478429234" calcext:value-type="float">
            <text:p>288.4478429234</text:p>
          </table:table-cell>
          <table:table-cell office:value-type="float" office:value="0.1562329527" calcext:value-type="float">
            <text:p>0.1562329527</text:p>
          </table:table-cell>
          <table:table-cell table:number-columns-repeated="2"/>
        </table:table-row>
        <table:table-row table:style-name="ro1">
          <table:table-cell office:value-type="float" office:value="290.0481240519" calcext:value-type="float">
            <text:p>290.0481240519</text:p>
          </table:table-cell>
          <table:table-cell office:value-type="float" office:value="0.1573168851" calcext:value-type="float">
            <text:p>0.1573168851</text:p>
          </table:table-cell>
          <table:table-cell table:formula="of:=([.B166]-[.B165])/([.A166]-[.A165])" office:value-type="float" office:value="0.000677338737985366" calcext:value-type="float">
            <text:p>0.0006773387</text:p>
          </table:table-cell>
          <table:table-cell/>
          <table:table-cell office:value-type="float" office:value="290.0481240519" calcext:value-type="float">
            <text:p>290.0481240519</text:p>
          </table:table-cell>
          <table:table-cell office:value-type="float" office:value="0.1573168851" calcext:value-type="float">
            <text:p>0.1573168851</text:p>
          </table:table-cell>
          <table:table-cell table:number-columns-repeated="2"/>
        </table:table-row>
        <table:table-row table:style-name="ro1">
          <table:table-cell office:value-type="float" office:value="291.6484051804" calcext:value-type="float">
            <text:p>291.6484051804</text:p>
          </table:table-cell>
          <table:table-cell office:value-type="float" office:value="0.1592130821" calcext:value-type="float">
            <text:p>0.1592130821</text:p>
          </table:table-cell>
          <table:table-cell table:formula="of:=([.B167]-[.B166])/([.A167]-[.A166])" office:value-type="float" office:value="0.0011849149291521" calcext:value-type="float">
            <text:p>0.0011849149</text:p>
          </table:table-cell>
          <table:table-cell/>
          <table:table-cell office:value-type="float" office:value="291.6484051804" calcext:value-type="float">
            <text:p>291.6484051804</text:p>
          </table:table-cell>
          <table:table-cell office:value-type="float" office:value="0.1592130821" calcext:value-type="float">
            <text:p>0.1592130821</text:p>
          </table:table-cell>
          <table:table-cell table:number-columns-repeated="2"/>
        </table:table-row>
        <table:table-row table:style-name="ro1">
          <table:table-cell office:value-type="float" office:value="293.2486863089" calcext:value-type="float">
            <text:p>293.2486863089</text:p>
          </table:table-cell>
          <table:table-cell office:value-type="float" office:value="0.1604511022" calcext:value-type="float">
            <text:p>0.1604511022</text:p>
          </table:table-cell>
          <table:table-cell table:formula="of:=([.B168]-[.B167])/([.A168]-[.A167])" office:value-type="float" office:value="0.000773626632190824" calcext:value-type="float">
            <text:p>0.0007736266</text:p>
          </table:table-cell>
          <table:table-cell/>
          <table:table-cell office:value-type="float" office:value="293.2486863089" calcext:value-type="float">
            <text:p>293.2486863089</text:p>
          </table:table-cell>
          <table:table-cell office:value-type="float" office:value="0.1604511022" calcext:value-type="float">
            <text:p>0.1604511022</text:p>
          </table:table-cell>
          <table:table-cell table:number-columns-repeated="2"/>
        </table:table-row>
        <table:table-row table:style-name="ro1">
          <table:table-cell office:value-type="float" office:value="294.8489674375" calcext:value-type="float">
            <text:p>294.8489674375</text:p>
          </table:table-cell>
          <table:table-cell office:value-type="float" office:value="0.1614280658" calcext:value-type="float">
            <text:p>0.1614280658</text:p>
          </table:table-cell>
          <table:table-cell table:formula="of:=([.B169]-[.B168])/([.A169]-[.A168])" office:value-type="float" office:value="0.000610494982750119" calcext:value-type="float">
            <text:p>0.000610495</text:p>
          </table:table-cell>
          <table:table-cell/>
          <table:table-cell office:value-type="float" office:value="294.8489674375" calcext:value-type="float">
            <text:p>294.8489674375</text:p>
          </table:table-cell>
          <table:table-cell office:value-type="float" office:value="0.1614280658" calcext:value-type="float">
            <text:p>0.1614280658</text:p>
          </table:table-cell>
          <table:table-cell table:number-columns-repeated="2"/>
        </table:table-row>
        <table:table-row table:style-name="ro1">
          <table:table-cell office:value-type="float" office:value="296.449248566" calcext:value-type="float">
            <text:p>296.449248566</text:p>
          </table:table-cell>
          <table:table-cell office:value-type="float" office:value="0.1625373542" calcext:value-type="float">
            <text:p>0.1625373542</text:p>
          </table:table-cell>
          <table:table-cell table:formula="of:=([.B170]-[.B169])/([.A170]-[.A169])" office:value-type="float" office:value="0.000693183453984609" calcext:value-type="float">
            <text:p>0.0006931835</text:p>
          </table:table-cell>
          <table:table-cell/>
          <table:table-cell office:value-type="float" office:value="296.449248566" calcext:value-type="float">
            <text:p>296.449248566</text:p>
          </table:table-cell>
          <table:table-cell office:value-type="float" office:value="0.1625373542" calcext:value-type="float">
            <text:p>0.1625373542</text:p>
          </table:table-cell>
          <table:table-cell table:number-columns-repeated="2"/>
        </table:table-row>
        <table:table-row table:style-name="ro1">
          <table:table-cell office:value-type="float" office:value="298.0495296945" calcext:value-type="float">
            <text:p>298.0495296945</text:p>
          </table:table-cell>
          <table:table-cell office:value-type="float" office:value="0.1634581923" calcext:value-type="float">
            <text:p>0.1634581923</text:p>
          </table:table-cell>
          <table:table-cell table:formula="of:=([.B171]-[.B170])/([.A171]-[.A170])" office:value-type="float" office:value="0.000575422707673321" calcext:value-type="float">
            <text:p>0.0005754227</text:p>
          </table:table-cell>
          <table:table-cell/>
          <table:table-cell office:value-type="float" office:value="298.0495296945" calcext:value-type="float">
            <text:p>298.0495296945</text:p>
          </table:table-cell>
          <table:table-cell office:value-type="float" office:value="0.1634581923" calcext:value-type="float">
            <text:p>0.1634581923</text:p>
          </table:table-cell>
          <table:table-cell table:number-columns-repeated="2"/>
        </table:table-row>
        <table:table-row table:style-name="ro1">
          <table:table-cell office:value-type="float" office:value="299.649810823" calcext:value-type="float">
            <text:p>299.649810823</text:p>
          </table:table-cell>
          <table:table-cell office:value-type="float" office:value="0.1644117001" calcext:value-type="float">
            <text:p>0.1644117001</text:p>
          </table:table-cell>
          <table:table-cell table:formula="of:=([.B172]-[.B171])/([.A172]-[.A171])" office:value-type="float" office:value="0.000595837683153684" calcext:value-type="float">
            <text:p>0.0005958377</text:p>
          </table:table-cell>
          <table:table-cell/>
          <table:table-cell office:value-type="float" office:value="299.649810823" calcext:value-type="float">
            <text:p>299.649810823</text:p>
          </table:table-cell>
          <table:table-cell office:value-type="float" office:value="0.1644117001" calcext:value-type="float">
            <text:p>0.1644117001</text:p>
          </table:table-cell>
          <table:table-cell table:number-columns-repeated="2"/>
        </table:table-row>
        <table:table-row table:style-name="ro1">
          <table:table-cell office:value-type="float" office:value="301.2500919516" calcext:value-type="float">
            <text:p>301.2500919516</text:p>
          </table:table-cell>
          <table:table-cell office:value-type="float" office:value="0.165607616" calcext:value-type="float">
            <text:p>0.165607616</text:p>
          </table:table-cell>
          <table:table-cell table:formula="of:=([.B173]-[.B172])/([.A173]-[.A172])" office:value-type="float" office:value="0.00074731613003914" calcext:value-type="float">
            <text:p>0.0007473161</text:p>
          </table:table-cell>
          <table:table-cell/>
          <table:table-cell office:value-type="float" office:value="301.2500919516" calcext:value-type="float">
            <text:p>301.2500919516</text:p>
          </table:table-cell>
          <table:table-cell office:value-type="float" office:value="0.165607616" calcext:value-type="float">
            <text:p>0.165607616</text:p>
          </table:table-cell>
          <table:table-cell table:number-columns-repeated="2"/>
        </table:table-row>
        <table:table-row table:style-name="ro1">
          <table:table-cell office:value-type="float" office:value="302.8503730801" calcext:value-type="float">
            <text:p>302.8503730801</text:p>
          </table:table-cell>
          <table:table-cell office:value-type="float" office:value="0.1660822275" calcext:value-type="float">
            <text:p>0.1660822275</text:p>
          </table:table-cell>
          <table:table-cell table:formula="of:=([.B174]-[.B173])/([.A174]-[.A173])" office:value-type="float" office:value="0.000296580076804923" calcext:value-type="float">
            <text:p>0.0002965801</text:p>
          </table:table-cell>
          <table:table-cell/>
          <table:table-cell office:value-type="float" office:value="302.8503730801" calcext:value-type="float">
            <text:p>302.8503730801</text:p>
          </table:table-cell>
          <table:table-cell office:value-type="float" office:value="0.1660822275" calcext:value-type="float">
            <text:p>0.1660822275</text:p>
          </table:table-cell>
          <table:table-cell table:number-columns-repeated="2"/>
        </table:table-row>
        <table:table-row table:style-name="ro1">
          <table:table-cell office:value-type="float" office:value="304.4506542086" calcext:value-type="float">
            <text:p>304.4506542086</text:p>
          </table:table-cell>
          <table:table-cell office:value-type="float" office:value="0.1685534652" calcext:value-type="float">
            <text:p>0.1685534652</text:p>
          </table:table-cell>
          <table:table-cell table:formula="of:=([.B175]-[.B174])/([.A175]-[.A174])" office:value-type="float" office:value="0.00154425222917949" calcext:value-type="float">
            <text:p>0.0015442522</text:p>
          </table:table-cell>
          <table:table-cell/>
          <table:table-cell office:value-type="float" office:value="304.4506542086" calcext:value-type="float">
            <text:p>304.4506542086</text:p>
          </table:table-cell>
          <table:table-cell office:value-type="float" office:value="0.1685534652" calcext:value-type="float">
            <text:p>0.1685534652</text:p>
          </table:table-cell>
          <table:table-cell table:number-columns-repeated="2"/>
        </table:table-row>
        <table:table-row table:style-name="ro1">
          <table:table-cell office:value-type="float" office:value="306.0509353371" calcext:value-type="float">
            <text:p>306.0509353371</text:p>
          </table:table-cell>
          <table:table-cell office:value-type="float" office:value="0.1704479518" calcext:value-type="float">
            <text:p>0.1704479518</text:p>
          </table:table-cell>
          <table:table-cell table:formula="of:=([.B176]-[.B175])/([.A176]-[.A175])" office:value-type="float" office:value="0.00118384611694807" calcext:value-type="float">
            <text:p>0.0011838461</text:p>
          </table:table-cell>
          <table:table-cell/>
          <table:table-cell office:value-type="float" office:value="306.0509353371" calcext:value-type="float">
            <text:p>306.0509353371</text:p>
          </table:table-cell>
          <table:table-cell office:value-type="float" office:value="0.1704479518" calcext:value-type="float">
            <text:p>0.1704479518</text:p>
          </table:table-cell>
          <table:table-cell table:number-columns-repeated="2"/>
        </table:table-row>
        <table:table-row table:style-name="ro1">
          <table:table-cell office:value-type="float" office:value="307.6512164657" calcext:value-type="float">
            <text:p>307.6512164657</text:p>
          </table:table-cell>
          <table:table-cell office:value-type="float" office:value="0.1724785362" calcext:value-type="float">
            <text:p>0.1724785362</text:p>
          </table:table-cell>
          <table:table-cell table:formula="of:=([.B177]-[.B176])/([.A177]-[.A176])" office:value-type="float" office:value="0.00126889229880282" calcext:value-type="float">
            <text:p>0.0012688923</text:p>
          </table:table-cell>
          <table:table-cell/>
          <table:table-cell office:value-type="float" office:value="307.6512164657" calcext:value-type="float">
            <text:p>307.6512164657</text:p>
          </table:table-cell>
          <table:table-cell office:value-type="float" office:value="0.1724785362" calcext:value-type="float">
            <text:p>0.1724785362</text:p>
          </table:table-cell>
          <table:table-cell table:number-columns-repeated="2"/>
        </table:table-row>
        <table:table-row table:style-name="ro1">
          <table:table-cell office:value-type="float" office:value="309.2514975942" calcext:value-type="float">
            <text:p>309.2514975942</text:p>
          </table:table-cell>
          <table:table-cell office:value-type="float" office:value="0.1745707664" calcext:value-type="float">
            <text:p>0.1745707664</text:p>
          </table:table-cell>
          <table:table-cell table:formula="of:=([.B178]-[.B177])/([.A178]-[.A177])" office:value-type="float" office:value="0.00130741415538725" calcext:value-type="float">
            <text:p>0.0013074142</text:p>
          </table:table-cell>
          <table:table-cell/>
          <table:table-cell office:value-type="float" office:value="309.2514975942" calcext:value-type="float">
            <text:p>309.2514975942</text:p>
          </table:table-cell>
          <table:table-cell office:value-type="float" office:value="0.1745707664" calcext:value-type="float">
            <text:p>0.1745707664</text:p>
          </table:table-cell>
          <table:table-cell table:number-columns-repeated="2"/>
        </table:table-row>
        <table:table-row table:style-name="ro1">
          <table:table-cell office:value-type="float" office:value="310.8517787227" calcext:value-type="float">
            <text:p>310.8517787227</text:p>
          </table:table-cell>
          <table:table-cell office:value-type="float" office:value="0.1766846503" calcext:value-type="float">
            <text:p>0.1766846503</text:p>
          </table:table-cell>
          <table:table-cell table:formula="of:=([.B179]-[.B178])/([.A179]-[.A178])" office:value-type="float" office:value="0.00132094534038617" calcext:value-type="float">
            <text:p>0.0013209453</text:p>
          </table:table-cell>
          <table:table-cell/>
          <table:table-cell office:value-type="float" office:value="310.8517787227" calcext:value-type="float">
            <text:p>310.8517787227</text:p>
          </table:table-cell>
          <table:table-cell office:value-type="float" office:value="0.1766846503" calcext:value-type="float">
            <text:p>0.1766846503</text:p>
          </table:table-cell>
          <table:table-cell table:number-columns-repeated="2"/>
        </table:table-row>
        <table:table-row table:style-name="ro1">
          <table:table-cell office:value-type="float" office:value="312.4520598512" calcext:value-type="float">
            <text:p>312.4520598512</text:p>
          </table:table-cell>
          <table:table-cell office:value-type="float" office:value="0.1792142953" calcext:value-type="float">
            <text:p>0.1792142953</text:p>
          </table:table-cell>
          <table:table-cell table:formula="of:=([.B180]-[.B179])/([.A180]-[.A179])" office:value-type="float" office:value="0.00158075037876071" calcext:value-type="float">
            <text:p>0.0015807504</text:p>
          </table:table-cell>
          <table:table-cell/>
          <table:table-cell office:value-type="float" office:value="312.4520598512" calcext:value-type="float">
            <text:p>312.4520598512</text:p>
          </table:table-cell>
          <table:table-cell office:value-type="float" office:value="0.1792142953" calcext:value-type="float">
            <text:p>0.1792142953</text:p>
          </table:table-cell>
          <table:table-cell table:number-columns-repeated="2"/>
        </table:table-row>
        <table:table-row table:style-name="ro1">
          <table:table-cell office:value-type="float" office:value="314.0523409798" calcext:value-type="float">
            <text:p>314.0523409798</text:p>
          </table:table-cell>
          <table:table-cell office:value-type="float" office:value="0.1814996911" calcext:value-type="float">
            <text:p>0.1814996911</text:p>
          </table:table-cell>
          <table:table-cell table:formula="of:=([.B181]-[.B180])/([.A181]-[.A180])" office:value-type="float" office:value="0.00142812144638568" calcext:value-type="float">
            <text:p>0.0014281214</text:p>
          </table:table-cell>
          <table:table-cell/>
          <table:table-cell office:value-type="float" office:value="314.0523409798" calcext:value-type="float">
            <text:p>314.0523409798</text:p>
          </table:table-cell>
          <table:table-cell office:value-type="float" office:value="0.1814996911" calcext:value-type="float">
            <text:p>0.1814996911</text:p>
          </table:table-cell>
          <table:table-cell table:number-columns-repeated="2"/>
        </table:table-row>
        <table:table-row table:style-name="ro1">
          <table:table-cell office:value-type="float" office:value="315.6526221083" calcext:value-type="float">
            <text:p>315.6526221083</text:p>
          </table:table-cell>
          <table:table-cell office:value-type="float" office:value="0.1840697687" calcext:value-type="float">
            <text:p>0.1840697687</text:p>
          </table:table-cell>
          <table:table-cell table:formula="of:=([.B182]-[.B181])/([.A182]-[.A181])" office:value-type="float" office:value="0.0016060163144016" calcext:value-type="float">
            <text:p>0.0016060163</text:p>
          </table:table-cell>
          <table:table-cell/>
          <table:table-cell office:value-type="float" office:value="315.6526221083" calcext:value-type="float">
            <text:p>315.6526221083</text:p>
          </table:table-cell>
          <table:table-cell office:value-type="float" office:value="0.1840697687" calcext:value-type="float">
            <text:p>0.1840697687</text:p>
          </table:table-cell>
          <table:table-cell table:number-columns-repeated="2"/>
        </table:table-row>
        <table:table-row table:style-name="ro1">
          <table:table-cell office:value-type="float" office:value="317.2529032368" calcext:value-type="float">
            <text:p>317.2529032368</text:p>
          </table:table-cell>
          <table:table-cell office:value-type="float" office:value="0.1864288199" calcext:value-type="float">
            <text:p>0.1864288199</text:p>
          </table:table-cell>
          <table:table-cell table:formula="of:=([.B183]-[.B182])/([.A183]-[.A182])" office:value-type="float" office:value="0.00147414798436775" calcext:value-type="float">
            <text:p>0.001474148</text:p>
          </table:table-cell>
          <table:table-cell/>
          <table:table-cell office:value-type="float" office:value="317.2529032368" calcext:value-type="float">
            <text:p>317.2529032368</text:p>
          </table:table-cell>
          <table:table-cell office:value-type="float" office:value="0.1864288199" calcext:value-type="float">
            <text:p>0.1864288199</text:p>
          </table:table-cell>
          <table:table-cell table:number-columns-repeated="2"/>
        </table:table-row>
        <table:table-row table:style-name="ro1">
          <table:table-cell office:value-type="float" office:value="318.8531843653" calcext:value-type="float">
            <text:p>318.8531843653</text:p>
          </table:table-cell>
          <table:table-cell office:value-type="float" office:value="0.1892225516" calcext:value-type="float">
            <text:p>0.1892225516</text:p>
          </table:table-cell>
          <table:table-cell table:formula="of:=([.B184]-[.B183])/([.A184]-[.A183])" office:value-type="float" office:value="0.00174577557045783" calcext:value-type="float">
            <text:p>0.0017457756</text:p>
          </table:table-cell>
          <table:table-cell/>
          <table:table-cell office:value-type="float" office:value="318.8531843653" calcext:value-type="float">
            <text:p>318.8531843653</text:p>
          </table:table-cell>
          <table:table-cell office:value-type="float" office:value="0.1892225516" calcext:value-type="float">
            <text:p>0.1892225516</text:p>
          </table:table-cell>
          <table:table-cell table:number-columns-repeated="2"/>
        </table:table-row>
        <table:table-row table:style-name="ro1">
          <table:table-cell office:value-type="float" office:value="320.4534654938" calcext:value-type="float">
            <text:p>320.4534654938</text:p>
          </table:table-cell>
          <table:table-cell office:value-type="float" office:value="0.1915003876" calcext:value-type="float">
            <text:p>0.1915003876</text:p>
          </table:table-cell>
          <table:table-cell table:formula="of:=([.B185]-[.B184])/([.A185]-[.A184])" office:value-type="float" office:value="0.00142339740151476" calcext:value-type="float">
            <text:p>0.0014233974</text:p>
          </table:table-cell>
          <table:table-cell/>
          <table:table-cell office:value-type="float" office:value="320.4534654938" calcext:value-type="float">
            <text:p>320.4534654938</text:p>
          </table:table-cell>
          <table:table-cell office:value-type="float" office:value="0.1915003876" calcext:value-type="float">
            <text:p>0.1915003876</text:p>
          </table:table-cell>
          <table:table-cell table:number-columns-repeated="2"/>
        </table:table-row>
        <table:table-row table:style-name="ro1">
          <table:table-cell office:value-type="float" office:value="322.0537466224" calcext:value-type="float">
            <text:p>322.0537466224</text:p>
          </table:table-cell>
          <table:table-cell office:value-type="float" office:value="0.1942065793" calcext:value-type="float">
            <text:p>0.1942065793</text:p>
          </table:table-cell>
          <table:table-cell table:formula="of:=([.B186]-[.B185])/([.A186]-[.A185])" office:value-type="float" office:value="0.00169107268194028" calcext:value-type="float">
            <text:p>0.0016910727</text:p>
          </table:table-cell>
          <table:table-cell/>
          <table:table-cell office:value-type="float" office:value="322.0537466224" calcext:value-type="float">
            <text:p>322.0537466224</text:p>
          </table:table-cell>
          <table:table-cell office:value-type="float" office:value="0.1942065793" calcext:value-type="float">
            <text:p>0.1942065793</text:p>
          </table:table-cell>
          <table:table-cell table:number-columns-repeated="2"/>
        </table:table-row>
        <table:table-row table:style-name="ro1">
          <table:table-cell office:value-type="float" office:value="323.6540277509" calcext:value-type="float">
            <text:p>323.6540277509</text:p>
          </table:table-cell>
          <table:table-cell office:value-type="float" office:value="0.1968578875" calcext:value-type="float">
            <text:p>0.1968578875</text:p>
          </table:table-cell>
          <table:table-cell table:formula="of:=([.B187]-[.B186])/([.A187]-[.A186])" office:value-type="float" office:value="0.0016567765205637" calcext:value-type="float">
            <text:p>0.0016567765</text:p>
          </table:table-cell>
          <table:table-cell/>
          <table:table-cell office:value-type="float" office:value="323.6540277509" calcext:value-type="float">
            <text:p>323.6540277509</text:p>
          </table:table-cell>
          <table:table-cell office:value-type="float" office:value="0.1968578875" calcext:value-type="float">
            <text:p>0.1968578875</text:p>
          </table:table-cell>
          <table:table-cell table:number-columns-repeated="2"/>
        </table:table-row>
        <table:table-row table:style-name="ro1">
          <table:table-cell office:value-type="float" office:value="325.2543088794" calcext:value-type="float">
            <text:p>325.2543088794</text:p>
          </table:table-cell>
          <table:table-cell office:value-type="float" office:value="0.1994920563" calcext:value-type="float">
            <text:p>0.1994920563</text:p>
          </table:table-cell>
          <table:table-cell table:formula="of:=([.B188]-[.B187])/([.A188]-[.A187])" office:value-type="float" office:value="0.00164606627741033" calcext:value-type="float">
            <text:p>0.0016460663</text:p>
          </table:table-cell>
          <table:table-cell/>
          <table:table-cell office:value-type="float" office:value="325.2543088794" calcext:value-type="float">
            <text:p>325.2543088794</text:p>
          </table:table-cell>
          <table:table-cell office:value-type="float" office:value="0.1994920563" calcext:value-type="float">
            <text:p>0.1994920563</text:p>
          </table:table-cell>
          <table:table-cell table:number-columns-repeated="2"/>
        </table:table-row>
        <table:table-row table:style-name="ro1">
          <table:table-cell office:value-type="float" office:value="326.8545900079" calcext:value-type="float">
            <text:p>326.8545900079</text:p>
          </table:table-cell>
          <table:table-cell office:value-type="float" office:value="0.2019396029" calcext:value-type="float">
            <text:p>0.2019396029</text:p>
          </table:table-cell>
          <table:table-cell table:formula="of:=([.B189]-[.B188])/([.A189]-[.A188])" office:value-type="float" office:value="0.00152944789288004" calcext:value-type="float">
            <text:p>0.0015294479</text:p>
          </table:table-cell>
          <table:table-cell/>
          <table:table-cell office:value-type="float" office:value="326.8545900079" calcext:value-type="float">
            <text:p>326.8545900079</text:p>
          </table:table-cell>
          <table:table-cell office:value-type="float" office:value="0.2019396029" calcext:value-type="float">
            <text:p>0.2019396029</text:p>
          </table:table-cell>
          <table:table-cell table:number-columns-repeated="2"/>
        </table:table-row>
        <table:table-row table:style-name="ro1">
          <table:table-cell office:value-type="float" office:value="328.4548711365" calcext:value-type="float">
            <text:p>328.4548711365</text:p>
          </table:table-cell>
          <table:table-cell office:value-type="float" office:value="0.2039487183" calcext:value-type="float">
            <text:p>0.2039487183</text:p>
          </table:table-cell>
          <table:table-cell table:formula="of:=([.B190]-[.B189])/([.A190]-[.A189])" office:value-type="float" office:value="0.00125547653102531" calcext:value-type="float">
            <text:p>0.0012554765</text:p>
          </table:table-cell>
          <table:table-cell/>
          <table:table-cell office:value-type="float" office:value="328.4548711365" calcext:value-type="float">
            <text:p>328.4548711365</text:p>
          </table:table-cell>
          <table:table-cell office:value-type="float" office:value="0.2039487183" calcext:value-type="float">
            <text:p>0.2039487183</text:p>
          </table:table-cell>
          <table:table-cell table:number-columns-repeated="2"/>
        </table:table-row>
        <table:table-row table:style-name="ro1">
          <table:table-cell office:value-type="float" office:value="330.055152265" calcext:value-type="float">
            <text:p>330.055152265</text:p>
          </table:table-cell>
          <table:table-cell office:value-type="float" office:value="0.2072463045" calcext:value-type="float">
            <text:p>0.2072463045</text:p>
          </table:table-cell>
          <table:table-cell table:formula="of:=([.B191]-[.B190])/([.A191]-[.A190])" office:value-type="float" office:value="0.00206062931148288" calcext:value-type="float">
            <text:p>0.0020606293</text:p>
          </table:table-cell>
          <table:table-cell/>
          <table:table-cell office:value-type="float" office:value="330.055152265" calcext:value-type="float">
            <text:p>330.055152265</text:p>
          </table:table-cell>
          <table:table-cell office:value-type="float" office:value="0.2072463045" calcext:value-type="float">
            <text:p>0.2072463045</text:p>
          </table:table-cell>
          <table:table-cell table:number-columns-repeated="2"/>
        </table:table-row>
        <table:table-row table:style-name="ro1">
          <table:table-cell office:value-type="float" office:value="331.6554333935" calcext:value-type="float">
            <text:p>331.6554333935</text:p>
          </table:table-cell>
          <table:table-cell office:value-type="float" office:value="0.2094977568" calcext:value-type="float">
            <text:p>0.2094977568</text:p>
          </table:table-cell>
          <table:table-cell table:formula="of:=([.B192]-[.B191])/([.A192]-[.A191])" office:value-type="float" office:value="0.00140691048585343" calcext:value-type="float">
            <text:p>0.0014069105</text:p>
          </table:table-cell>
          <table:table-cell/>
          <table:table-cell office:value-type="float" office:value="331.6554333935" calcext:value-type="float">
            <text:p>331.6554333935</text:p>
          </table:table-cell>
          <table:table-cell office:value-type="float" office:value="0.2094977568" calcext:value-type="float">
            <text:p>0.2094977568</text:p>
          </table:table-cell>
          <table:table-cell table:number-columns-repeated="2"/>
        </table:table-row>
        <table:table-row table:style-name="ro1">
          <table:table-cell office:value-type="float" office:value="333.255714522" calcext:value-type="float">
            <text:p>333.255714522</text:p>
          </table:table-cell>
          <table:table-cell office:value-type="float" office:value="0.2115382816" calcext:value-type="float">
            <text:p>0.2115382816</text:p>
          </table:table-cell>
          <table:table-cell table:formula="of:=([.B193]-[.B192])/([.A193]-[.A192])" office:value-type="float" office:value="0.00127510395746068" calcext:value-type="float">
            <text:p>0.001275104</text:p>
          </table:table-cell>
          <table:table-cell/>
          <table:table-cell office:value-type="float" office:value="333.255714522" calcext:value-type="float">
            <text:p>333.255714522</text:p>
          </table:table-cell>
          <table:table-cell office:value-type="float" office:value="0.2115382816" calcext:value-type="float">
            <text:p>0.2115382816</text:p>
          </table:table-cell>
          <table:table-cell table:number-columns-repeated="2"/>
        </table:table-row>
        <table:table-row table:style-name="ro1">
          <table:table-cell office:value-type="float" office:value="334.8559956506" calcext:value-type="float">
            <text:p>334.8559956506</text:p>
          </table:table-cell>
          <table:table-cell office:value-type="float" office:value="0.2133198095" calcext:value-type="float">
            <text:p>0.2133198095</text:p>
          </table:table-cell>
          <table:table-cell table:formula="of:=([.B194]-[.B193])/([.A194]-[.A193])" office:value-type="float" office:value="0.00111325933185163" calcext:value-type="float">
            <text:p>0.0011132593</text:p>
          </table:table-cell>
          <table:table-cell/>
          <table:table-cell office:value-type="float" office:value="334.8559956506" calcext:value-type="float">
            <text:p>334.8559956506</text:p>
          </table:table-cell>
          <table:table-cell office:value-type="float" office:value="0.2133198095" calcext:value-type="float">
            <text:p>0.2133198095</text:p>
          </table:table-cell>
          <table:table-cell table:number-columns-repeated="2"/>
        </table:table-row>
        <table:table-row table:style-name="ro1">
          <table:table-cell office:value-type="float" office:value="336.4562767791" calcext:value-type="float">
            <text:p>336.4562767791</text:p>
          </table:table-cell>
          <table:table-cell office:value-type="float" office:value="0.2146719175" calcext:value-type="float">
            <text:p>0.2146719175</text:p>
          </table:table-cell>
          <table:table-cell table:formula="of:=([.B195]-[.B194])/([.A195]-[.A194])" office:value-type="float" office:value="0.000844919043235465" calcext:value-type="float">
            <text:p>0.000844919</text:p>
          </table:table-cell>
          <table:table-cell/>
          <table:table-cell office:value-type="float" office:value="336.4562767791" calcext:value-type="float">
            <text:p>336.4562767791</text:p>
          </table:table-cell>
          <table:table-cell office:value-type="float" office:value="0.2146719175" calcext:value-type="float">
            <text:p>0.2146719175</text:p>
          </table:table-cell>
          <table:table-cell table:number-columns-repeated="2"/>
        </table:table-row>
        <table:table-row table:style-name="ro1">
          <table:table-cell office:value-type="float" office:value="338.0565579076" calcext:value-type="float">
            <text:p>338.0565579076</text:p>
          </table:table-cell>
          <table:table-cell office:value-type="float" office:value="0.2155541447" calcext:value-type="float">
            <text:p>0.2155541447</text:p>
          </table:table-cell>
          <table:table-cell table:formula="of:=([.B196]-[.B195])/([.A196]-[.A195])" office:value-type="float" office:value="0.000551295134516111" calcext:value-type="float">
            <text:p>0.0005512951</text:p>
          </table:table-cell>
          <table:table-cell/>
          <table:table-cell office:value-type="float" office:value="338.0565579076" calcext:value-type="float">
            <text:p>338.0565579076</text:p>
          </table:table-cell>
          <table:table-cell office:value-type="float" office:value="0.2155541447" calcext:value-type="float">
            <text:p>0.2155541447</text:p>
          </table:table-cell>
          <table:table-cell table:number-columns-repeated="2"/>
        </table:table-row>
        <table:table-row table:style-name="ro1">
          <table:table-cell office:value-type="float" office:value="339.6568390361" calcext:value-type="float">
            <text:p>339.6568390361</text:p>
          </table:table-cell>
          <table:table-cell office:value-type="float" office:value="0.2162475831" calcext:value-type="float">
            <text:p>0.2162475831</text:p>
          </table:table-cell>
          <table:table-cell table:formula="of:=([.B197]-[.B196])/([.A197]-[.A196])" office:value-type="float" office:value="0.000433322862870963" calcext:value-type="float">
            <text:p>0.0004333229</text:p>
          </table:table-cell>
          <table:table-cell/>
          <table:table-cell office:value-type="float" office:value="339.6568390361" calcext:value-type="float">
            <text:p>339.6568390361</text:p>
          </table:table-cell>
          <table:table-cell office:value-type="float" office:value="0.2162475831" calcext:value-type="float">
            <text:p>0.2162475831</text:p>
          </table:table-cell>
          <table:table-cell table:number-columns-repeated="2"/>
        </table:table-row>
        <table:table-row table:style-name="ro1">
          <table:table-cell office:value-type="float" office:value="341.2571201647" calcext:value-type="float">
            <text:p>341.2571201647</text:p>
          </table:table-cell>
          <table:table-cell office:value-type="float" office:value="0.2175196957" calcext:value-type="float">
            <text:p>0.2175196957</text:p>
          </table:table-cell>
          <table:table-cell table:formula="of:=([.B198]-[.B197])/([.A198]-[.A197])" office:value-type="float" office:value="0.000794930701403025" calcext:value-type="float">
            <text:p>0.0007949307</text:p>
          </table:table-cell>
          <table:table-cell/>
          <table:table-cell office:value-type="float" office:value="341.2571201647" calcext:value-type="float">
            <text:p>341.2571201647</text:p>
          </table:table-cell>
          <table:table-cell office:value-type="float" office:value="0.2175196957" calcext:value-type="float">
            <text:p>0.2175196957</text:p>
          </table:table-cell>
          <table:table-cell table:number-columns-repeated="2"/>
        </table:table-row>
        <table:table-row table:style-name="ro1">
          <table:table-cell office:value-type="float" office:value="342.8574012932" calcext:value-type="float">
            <text:p>342.8574012932</text:p>
          </table:table-cell>
          <table:table-cell office:value-type="float" office:value="0.2188769944" calcext:value-type="float">
            <text:p>0.2188769944</text:p>
          </table:table-cell>
          <table:table-cell table:formula="of:=([.B199]-[.B198])/([.A199]-[.A198])" office:value-type="float" office:value="0.000848162660814619" calcext:value-type="float">
            <text:p>0.0008481627</text:p>
          </table:table-cell>
          <table:table-cell/>
          <table:table-cell office:value-type="float" office:value="342.8574012932" calcext:value-type="float">
            <text:p>342.8574012932</text:p>
          </table:table-cell>
          <table:table-cell office:value-type="float" office:value="0.2188769944" calcext:value-type="float">
            <text:p>0.2188769944</text:p>
          </table:table-cell>
          <table:table-cell table:number-columns-repeated="2"/>
        </table:table-row>
        <table:table-row table:style-name="ro1">
          <table:table-cell office:value-type="float" office:value="344.4576824217" calcext:value-type="float">
            <text:p>344.4576824217</text:p>
          </table:table-cell>
          <table:table-cell office:value-type="float" office:value="0.2208105958" calcext:value-type="float">
            <text:p>0.2208105958</text:p>
          </table:table-cell>
          <table:table-cell table:formula="of:=([.B200]-[.B199])/([.A200]-[.A199])" office:value-type="float" office:value="0.00120828857227882" calcext:value-type="float">
            <text:p>0.0012082886</text:p>
          </table:table-cell>
          <table:table-cell/>
          <table:table-cell office:value-type="float" office:value="344.4576824217" calcext:value-type="float">
            <text:p>344.4576824217</text:p>
          </table:table-cell>
          <table:table-cell office:value-type="float" office:value="0.2208105958" calcext:value-type="float">
            <text:p>0.2208105958</text:p>
          </table:table-cell>
          <table:table-cell table:number-columns-repeated="2"/>
        </table:table-row>
        <table:table-row table:style-name="ro1">
          <table:table-cell office:value-type="float" office:value="346.0579635502" calcext:value-type="float">
            <text:p>346.0579635502</text:p>
          </table:table-cell>
          <table:table-cell office:value-type="float" office:value="0.2237352995" calcext:value-type="float">
            <text:p>0.2237352995</text:p>
          </table:table-cell>
          <table:table-cell table:formula="of:=([.B201]-[.B200])/([.A201]-[.A200])" office:value-type="float" office:value="0.00182761869018691" calcext:value-type="float">
            <text:p>0.0018276187</text:p>
          </table:table-cell>
          <table:table-cell/>
          <table:table-cell office:value-type="float" office:value="346.0579635502" calcext:value-type="float">
            <text:p>346.0579635502</text:p>
          </table:table-cell>
          <table:table-cell office:value-type="float" office:value="0.2237352995" calcext:value-type="float">
            <text:p>0.2237352995</text:p>
          </table:table-cell>
          <table:table-cell table:number-columns-repeated="2"/>
        </table:table-row>
        <table:table-row table:style-name="ro1">
          <table:table-cell office:value-type="float" office:value="347.6582446788" calcext:value-type="float">
            <text:p>347.6582446788</text:p>
          </table:table-cell>
          <table:table-cell office:value-type="float" office:value="0.2276556334" calcext:value-type="float">
            <text:p>0.2276556334</text:p>
          </table:table-cell>
          <table:table-cell table:formula="of:=([.B202]-[.B201])/([.A202]-[.A201])" office:value-type="float" office:value="0.00244977824829423" calcext:value-type="float">
            <text:p>0.0024497782</text:p>
          </table:table-cell>
          <table:table-cell/>
          <table:table-cell office:value-type="float" office:value="347.6582446788" calcext:value-type="float">
            <text:p>347.6582446788</text:p>
          </table:table-cell>
          <table:table-cell office:value-type="float" office:value="0.2276556334" calcext:value-type="float">
            <text:p>0.2276556334</text:p>
          </table:table-cell>
          <table:table-cell table:number-columns-repeated="2"/>
        </table:table-row>
        <table:table-row table:style-name="ro1">
          <table:table-cell office:value-type="float" office:value="349.2585258073" calcext:value-type="float">
            <text:p>349.2585258073</text:p>
          </table:table-cell>
          <table:table-cell office:value-type="float" office:value="0.2334982248" calcext:value-type="float">
            <text:p>0.2334982248</text:p>
          </table:table-cell>
          <table:table-cell table:formula="of:=([.B203]-[.B202])/([.A203]-[.A202])" office:value-type="float" office:value="0.00365097812874696" calcext:value-type="float">
            <text:p>0.0036509781</text:p>
          </table:table-cell>
          <table:table-cell/>
          <table:table-cell office:value-type="float" office:value="349.2585258073" calcext:value-type="float">
            <text:p>349.2585258073</text:p>
          </table:table-cell>
          <table:table-cell office:value-type="float" office:value="0.2334982248" calcext:value-type="float">
            <text:p>0.2334982248</text:p>
          </table:table-cell>
          <table:table-cell table:number-columns-repeated="2"/>
        </table:table-row>
        <table:table-row table:style-name="ro1">
          <table:table-cell office:value-type="float" office:value="350.8588069358" calcext:value-type="float">
            <text:p>350.8588069358</text:p>
          </table:table-cell>
          <table:table-cell office:value-type="float" office:value="0.2428428954" calcext:value-type="float">
            <text:p>0.2428428954</text:p>
          </table:table-cell>
          <table:table-cell table:formula="of:=([.B204]-[.B203])/([.A204]-[.A203])" office:value-type="float" office:value="0.00583939311260833" calcext:value-type="float">
            <text:p>0.0058393931</text:p>
          </table:table-cell>
          <table:table-cell/>
          <table:table-cell office:value-type="float" office:value="350.8588069358" calcext:value-type="float">
            <text:p>350.8588069358</text:p>
          </table:table-cell>
          <table:table-cell office:value-type="float" office:value="0.2428428954" calcext:value-type="float">
            <text:p>0.2428428954</text:p>
          </table:table-cell>
          <table:table-cell office:value-type="float" office:value="0.146" calcext:value-type="float">
            <text:p>0.14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52.4590880643" calcext:value-type="float">
            <text:p>352.4590880643</text:p>
          </table:table-cell>
          <table:table-cell office:value-type="float" office:value="0.2570672034" calcext:value-type="float">
            <text:p>0.2570672034</text:p>
          </table:table-cell>
          <table:table-cell table:formula="of:=([.B205]-[.B204])/([.A205]-[.A204])" office:value-type="float" office:value="0.00888863072036157" calcext:value-type="float">
            <text:p>0.0088886307</text:p>
          </table:table-cell>
          <table:table-cell/>
          <table:table-cell office:value-type="float" office:value="352.4590880643" calcext:value-type="float">
            <text:p>352.4590880643</text:p>
          </table:table-cell>
          <table:table-cell office:value-type="float" office:value="0.2570672034" calcext:value-type="float">
            <text:p>0.2570672034</text:p>
          </table:table-cell>
          <table:table-cell office:value-type="float" office:value="0.089" calcext:value-type="float">
            <text:p>0.0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.0593691928" calcext:value-type="float">
            <text:p>354.0593691928</text:p>
          </table:table-cell>
          <table:table-cell office:value-type="float" office:value="0.2756269369" calcext:value-type="float">
            <text:p>0.2756269369</text:p>
          </table:table-cell>
          <table:table-cell table:formula="of:=([.B206]-[.B205])/([.A206]-[.A205])" office:value-type="float" office:value="0.0115977956431922" calcext:value-type="float">
            <text:p>0.0115977956</text:p>
          </table:table-cell>
          <table:table-cell/>
          <table:table-cell office:value-type="float" office:value="354.0593691928" calcext:value-type="float">
            <text:p>354.0593691928</text:p>
          </table:table-cell>
          <table:table-cell office:value-type="float" office:value="0.2756269369" calcext:value-type="float">
            <text:p>0.2756269369</text:p>
          </table:table-cell>
          <table:table-cell table:number-columns-repeated="2"/>
        </table:table-row>
        <table:table-row table:style-name="ro1">
          <table:table-cell office:value-type="float" office:value="355.6596503214" calcext:value-type="float">
            <text:p>355.6596503214</text:p>
          </table:table-cell>
          <table:table-cell office:value-type="float" office:value="0.2973644787" calcext:value-type="float">
            <text:p>0.2973644787</text:p>
          </table:table-cell>
          <table:table-cell table:formula="of:=([.B207]-[.B206])/([.A207]-[.A206])" office:value-type="float" office:value="0.0135835769175235" calcext:value-type="float">
            <text:p>0.0135835769</text:p>
          </table:table-cell>
          <table:table-cell/>
          <table:table-cell office:value-type="float" office:value="355.6596503214" calcext:value-type="float">
            <text:p>355.6596503214</text:p>
          </table:table-cell>
          <table:table-cell office:value-type="float" office:value="0.2973644787" calcext:value-type="float">
            <text:p>0.2973644787</text:p>
          </table:table-cell>
          <table:table-cell table:formula="of:=[.G204]-[.G205]" office:value-type="float" office:value="0.057" calcext:value-type="float">
            <text:p>0.057</text:p>
          </table:table-cell>
          <table:table-cell table:formula="of:=[.H204]-[.H205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57.2599314499" calcext:value-type="float">
            <text:p>357.2599314499</text:p>
          </table:table-cell>
          <table:table-cell office:value-type="float" office:value="0.3216192304" calcext:value-type="float">
            <text:p>0.3216192304</text:p>
          </table:table-cell>
          <table:table-cell table:formula="of:=([.B208]-[.B207])/([.A208]-[.A207])" office:value-type="float" office:value="0.0151565567249642" calcext:value-type="float">
            <text:p>0.0151565567</text:p>
          </table:table-cell>
          <table:table-cell/>
          <table:table-cell office:value-type="float" office:value="357.2599314499" calcext:value-type="float">
            <text:p>357.2599314499</text:p>
          </table:table-cell>
          <table:table-cell office:value-type="float" office:value="0.3216192304" calcext:value-type="float">
            <text:p>0.3216192304</text:p>
          </table:table-cell>
          <table:table-cell table:number-columns-repeated="2"/>
        </table:table-row>
        <table:table-row table:style-name="ro1">
          <table:table-cell office:value-type="float" office:value="358.8602125784" calcext:value-type="float">
            <text:p>358.8602125784</text:p>
          </table:table-cell>
          <table:table-cell office:value-type="float" office:value="0.3493736041" calcext:value-type="float">
            <text:p>0.3493736041</text:p>
          </table:table-cell>
          <table:table-cell table:formula="of:=([.B209]-[.B208])/([.A209]-[.A208])" office:value-type="float" office:value="0.0173434362286176" calcext:value-type="float">
            <text:p>0.0173434362</text:p>
          </table:table-cell>
          <table:table-cell/>
          <table:table-cell office:value-type="float" office:value="358.8602125784" calcext:value-type="float">
            <text:p>358.8602125784</text:p>
          </table:table-cell>
          <table:table-cell office:value-type="float" office:value="0.3493736041" calcext:value-type="float">
            <text:p>0.3493736041</text:p>
          </table:table-cell>
          <table:table-cell table:formula="of:=[.G207]/[.H207]" office:value-type="float" office:value="0.000228915662650602" calcext:value-type="float">
            <text:p>0.0002289157</text:p>
          </table:table-cell>
          <table:table-cell/>
        </table:table-row>
        <table:table-row table:style-name="ro1">
          <table:table-cell office:value-type="float" office:value="360.4604937069" calcext:value-type="float">
            <text:p>360.4604937069</text:p>
          </table:table-cell>
          <table:table-cell office:value-type="float" office:value="0.3807190219" calcext:value-type="float">
            <text:p>0.3807190219</text:p>
          </table:table-cell>
          <table:table-cell table:formula="of:=([.B210]-[.B209])/([.A210]-[.A209])" office:value-type="float" office:value="0.0195874445069418" calcext:value-type="float">
            <text:p>0.0195874445</text:p>
          </table:table-cell>
          <table:table-cell/>
          <table:table-cell office:value-type="float" office:value="360.4604937069" calcext:value-type="float">
            <text:p>360.4604937069</text:p>
          </table:table-cell>
          <table:table-cell office:value-type="float" office:value="0.3807190219" calcext:value-type="float">
            <text:p>0.3807190219</text:p>
          </table:table-cell>
          <table:table-cell table:number-columns-repeated="2"/>
        </table:table-row>
        <table:table-row table:style-name="ro1">
          <table:table-cell office:value-type="float" office:value="362.0607748355" calcext:value-type="float">
            <text:p>362.0607748355</text:p>
          </table:table-cell>
          <table:table-cell office:value-type="float" office:value="0.4176049902" calcext:value-type="float">
            <text:p>0.4176049902</text:p>
          </table:table-cell>
          <table:table-cell table:formula="of:=([.B211]-[.B210])/([.A211]-[.A210])" office:value-type="float" office:value="0.0230496802347909" calcext:value-type="float">
            <text:p>0.0230496802</text:p>
          </table:table-cell>
          <table:table-cell/>
          <table:table-cell office:value-type="float" office:value="362.0607748355" calcext:value-type="float">
            <text:p>362.0607748355</text:p>
          </table:table-cell>
          <table:table-cell office:value-type="float" office:value="0.4176049902" calcext:value-type="float">
            <text:p>0.4176049902</text:p>
          </table:table-cell>
          <table:table-cell table:number-columns-repeated="2"/>
        </table:table-row>
        <table:table-row table:style-name="ro1">
          <table:table-cell office:value-type="float" office:value="363.661055964" calcext:value-type="float">
            <text:p>363.661055964</text:p>
          </table:table-cell>
          <table:table-cell office:value-type="float" office:value="0.4614732954" calcext:value-type="float">
            <text:p>0.4614732954</text:p>
          </table:table-cell>
          <table:table-cell table:formula="of:=([.B212]-[.B211])/([.A212]-[.A211])" office:value-type="float" office:value="0.0274128741623788" calcext:value-type="float">
            <text:p>0.0274128742</text:p>
          </table:table-cell>
          <table:table-cell/>
          <table:table-cell office:value-type="float" office:value="363.661055964" calcext:value-type="float">
            <text:p>363.661055964</text:p>
          </table:table-cell>
          <table:table-cell office:value-type="float" office:value="0.4614732954" calcext:value-type="float">
            <text:p>0.4614732954</text:p>
          </table:table-cell>
          <table:table-cell table:number-columns-repeated="2"/>
        </table:table-row>
        <table:table-row table:style-name="ro1">
          <table:table-cell office:value-type="float" office:value="365.2613370925" calcext:value-type="float">
            <text:p>365.2613370925</text:p>
          </table:table-cell>
          <table:table-cell office:value-type="float" office:value="0.5158329776" calcext:value-type="float">
            <text:p>0.5158329776</text:p>
          </table:table-cell>
          <table:table-cell table:formula="of:=([.B213]-[.B212])/([.A213]-[.A212])" office:value-type="float" office:value="0.0339688328706052" calcext:value-type="float">
            <text:p>0.0339688329</text:p>
          </table:table-cell>
          <table:table-cell/>
          <table:table-cell office:value-type="float" office:value="365.2613370925" calcext:value-type="float">
            <text:p>365.2613370925</text:p>
          </table:table-cell>
          <table:table-cell office:value-type="float" office:value="0.5158329776" calcext:value-type="float">
            <text:p>0.5158329776</text:p>
          </table:table-cell>
          <table:table-cell table:formula="of:=0.0002289*249" office:value-type="float" office:value="0.0569961" calcext:value-type="float">
            <text:p>0.0569961</text:p>
          </table:table-cell>
          <table:table-cell/>
        </table:table-row>
        <table:table-row table:style-name="ro1">
          <table:table-cell office:value-type="float" office:value="366.861618221" calcext:value-type="float">
            <text:p>366.861618221</text:p>
          </table:table-cell>
          <table:table-cell office:value-type="float" office:value="0.5866985207" calcext:value-type="float">
            <text:p>0.5866985207</text:p>
          </table:table-cell>
          <table:table-cell table:formula="of:=([.B214]-[.B213])/([.A214]-[.A213])" office:value-type="float" office:value="0.0442831836468788" calcext:value-type="float">
            <text:p>0.0442831836</text:p>
          </table:table-cell>
          <table:table-cell/>
          <table:table-cell office:value-type="float" office:value="366.861618221" calcext:value-type="float">
            <text:p>366.861618221</text:p>
          </table:table-cell>
          <table:table-cell office:value-type="float" office:value="0.5866985207" calcext:value-type="float">
            <text:p>0.5866985207</text:p>
          </table:table-cell>
          <table:table-cell table:number-columns-repeated="2"/>
        </table:table-row>
        <table:table-row table:style-name="ro1">
          <table:table-cell office:value-type="float" office:value="368.4618993496" calcext:value-type="float">
            <text:p>368.4618993496</text:p>
          </table:table-cell>
          <table:table-cell office:value-type="float" office:value="0.69000015" calcext:value-type="float">
            <text:p>0.69000015</text:p>
          </table:table-cell>
          <table:table-cell table:formula="of:=([.B215]-[.B214])/([.A215]-[.A214])" office:value-type="float" office:value="0.0645521761481833" calcext:value-type="float">
            <text:p>0.0645521761</text:p>
          </table:table-cell>
          <table:table-cell/>
          <table:table-cell office:value-type="float" office:value="368.4618993496" calcext:value-type="float">
            <text:p>368.4618993496</text:p>
          </table:table-cell>
          <table:table-cell office:value-type="float" office:value="0.69000015" calcext:value-type="float">
            <text:p>0.69000015</text:p>
          </table:table-cell>
          <table:table-cell table:number-columns-repeated="2"/>
        </table:table-row>
        <table:table-row table:style-name="ro1">
          <table:table-cell office:value-type="float" office:value="370.5329270359" calcext:value-type="float">
            <text:p>370.5329270359</text:p>
          </table:table-cell>
          <table:table-cell office:value-type="float" office:value="1.014321327" calcext:value-type="float">
            <text:p>1.014321327</text:p>
          </table:table-cell>
          <table:table-cell table:formula="of:=([.B216]-[.B215])/([.A216]-[.A215])" office:value-type="float" office:value="0.156599150820343" calcext:value-type="float">
            <text:p>0.1565991508</text:p>
          </table:table-cell>
          <table:table-cell/>
          <table:table-cell office:value-type="float" office:value="370.5329270359" calcext:value-type="float">
            <text:p>370.5329270359</text:p>
          </table:table-cell>
          <table:table-cell office:value-type="float" office:value="1.014321327" calcext:value-type="float">
            <text:p>1.014321327</text:p>
          </table:table-cell>
          <table:table-cell table:number-columns-repeated="2"/>
        </table:table-row>
        <table:table-row table:style-name="ro1">
          <table:table-cell office:value-type="float" office:value="371.152476" calcext:value-type="float">
            <text:p>371.152476</text:p>
          </table:table-cell>
          <table:table-cell office:value-type="float" office:value="1.3" calcext:value-type="float">
            <text:p>1.3</text:p>
          </table:table-cell>
          <table:table-cell table:formula="of:=([.B217]-[.B216])/([.A217]-[.A216])" office:value-type="float" office:value="0.461107498444465" calcext:value-type="float">
            <text:p>0.4611074984</text:p>
          </table:table-cell>
          <table:table-cell/>
          <table:table-cell office:value-type="float" office:value="371.152476" calcext:value-type="float">
            <text:p>371.152476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table:formula="of:=([.B218]-[.B217])/([.A218]-[.A217])" office:value-type="float" office:value="0.825935312746285" calcext:value-type="float">
            <text:p>0.8259353127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0</meta:editing-cycles>
    <meta:editing-duration>P0D</meta:editing-duration>
    <dc:date>2016-07-30T14:05:35.035681315</dc:date>
    <meta:document-statistic meta:table-count="1" meta:cell-count="10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legend chart:legend-position="end" svg:x="13.159cm" svg:y="4.204cm" style:legend-expansion="high" chart:style-name="ch2"/>
        <chart:plot-area chart:style-name="ch3" table:cell-range-address="Sheet1.A2:Sheet1.A218 Sheet1.C2:Sheet1.C218" svg:x="0.32cm" svg:y="0.18cm" svg:width="12.519cm" svg:height="8.646cm">
          <chartooo:coordinate-region svg:x="1.603cm" svg:y="0.379cm" svg:width="10.95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18" chart:class="chart:scatter">
            <chart:domain table:cell-range-address="Sheet1.A2:Sheet1.A218"/>
            <chart:data-point chart:repeated="2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218</svg:desc>
                </draw:g>
              </table:table-cell>
              <table:table-cell office:value-type="float" office:value="0.1854313">
                <text:p>0.1854313</text:p>
                <draw:g>
                  <svg:desc>Sheet1.C2:Sheet1.C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055083003">
                <text:p>3.7055083003</text:p>
              </table:table-cell>
              <table:table-cell office:value-type="float" office:value="0.00800827195366532">
                <text:p>0.00800827195366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107873704">
                <text:p>7.4107873704</text:p>
              </table:table-cell>
              <table:table-cell office:value-type="float" office:value="0.0047017030756417">
                <text:p>0.0047017030756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1161804983">
                <text:p>11.1161804983</text:p>
              </table:table-cell>
              <table:table-cell office:value-type="float" office:value="0.00265550743480128">
                <text:p>0.00265550743480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214766584">
                <text:p>14.8214766584</text:p>
              </table:table-cell>
              <table:table-cell office:value-type="float" office:value="0.0016542969131608">
                <text:p>0.0016542969131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268530677">
                <text:p>18.5268530677</text:p>
              </table:table-cell>
              <table:table-cell office:value-type="float" office:value="0.000957727531025766">
                <text:p>0.000957727531025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2321614882">
                <text:p>22.2321614882</text:p>
              </table:table-cell>
              <table:table-cell office:value-type="float" office:value="0.000522408064411218">
                <text:p>0.000522408064411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9373788852">
                <text:p>25.9373788852</text:p>
              </table:table-cell>
              <table:table-cell office:value-type="float" office:value="0.000391815336173106">
                <text:p>0.00039181533617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6426947361">
                <text:p>29.6426947361</text:p>
              </table:table-cell>
              <table:table-cell office:value-type="float" office:value="0.000261202563815151">
                <text:p>0.000261202563815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348148794">
                <text:p>33.348148794</text:p>
              </table:table-cell>
              <table:table-cell office:value-type="float" office:value="0.000174128997396255">
                <text:p>0.000174128997396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0533082333">
                <text:p>37.0533082333</text:p>
              </table:table-cell>
              <table:table-cell office:value-type="float" office:value="0.00013060787475624">
                <text:p>0.00013060787475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7587596905">
                <text:p>40.7587596905</text:p>
              </table:table-cell>
              <table:table-cell office:value-type="float" office:value="0.000130595422876125">
                <text:p>0.000130595422876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464185141">
                <text:p>44.464185141</text:p>
              </table:table-cell>
              <table:table-cell office:value-type="float" office:value="0.0000870663853071116">
                <text:p>0.0000870663853071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169363528">
                <text:p>48.169363528</text:p>
              </table:table-cell>
              <table:table-cell office:value-type="float" office:value="0.0000435350159025962">
                <text:p>0.0000435350159025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0059547733">
                <text:p>50.0059547733</text:p>
              </table:table-cell>
              <table:table-cell office:value-type="float" office:value="-0.000551396181698876">
                <text:p>-0.000551396181698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6062359019">
                <text:p>51.6062359019</text:p>
              </table:table-cell>
              <table:table-cell office:value-type="float" office:value="0.000335645837722216">
                <text:p>0.000335645837722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2065170304">
                <text:p>53.2065170304</text:p>
              </table:table-cell>
              <table:table-cell office:value-type="float" office:value="0.000217010870037263">
                <text:p>0.000217010870037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8067981589">
                <text:p>54.8067981589</text:p>
              </table:table-cell>
              <table:table-cell office:value-type="float" office:value="0.000258167638574389">
                <text:p>0.000258167638574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4070792874">
                <text:p>56.4070792874</text:p>
              </table:table-cell>
              <table:table-cell office:value-type="float" office:value="-0.0000240823935955068">
                <text:p>-0.0000240823935955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007360416">
                <text:p>58.007360416</text:p>
              </table:table-cell>
              <table:table-cell office:value-type="float" office:value="-0.0000328781606304594">
                <text:p>-0.0000328781606304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6076415445">
                <text:p>59.6076415445</text:p>
              </table:table-cell>
              <table:table-cell office:value-type="float" office:value="0.00003890860105209">
                <text:p>0.00003890860105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207922673">
                <text:p>61.207922673</text:p>
              </table:table-cell>
              <table:table-cell office:value-type="float" office:value="-0.000155101247886768">
                <text:p>-0.000155101247886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.8082038015">
                <text:p>62.8082038015</text:p>
              </table:table-cell>
              <table:table-cell office:value-type="float" office:value="0.00016401443179301">
                <text:p>0.00016401443179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4084849301">
                <text:p>64.4084849301</text:p>
              </table:table-cell>
              <table:table-cell office:value-type="float" office:value="0.000122819170011673">
                <text:p>0.000122819170011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0087660586">
                <text:p>66.0087660586</text:p>
              </table:table-cell>
              <table:table-cell office:value-type="float" office:value="0.0000679369381190552">
                <text:p>0.0000679369381190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6090471871">
                <text:p>67.6090471871</text:p>
              </table:table-cell>
              <table:table-cell office:value-type="float" office:value="-0.000027738501197977">
                <text:p>-0.000027738501197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2093283156">
                <text:p>69.2093283156</text:p>
              </table:table-cell>
              <table:table-cell office:value-type="float" office:value="-0.0000461849475593579">
                <text:p>-0.0000461849475593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.8096094442">
                <text:p>70.8096094442</text:p>
              </table:table-cell>
              <table:table-cell office:value-type="float" office:value="-0.0000190813348069109">
                <text:p>-0.0000190813348069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4098905727">
                <text:p>72.4098905727</text:p>
              </table:table-cell>
              <table:table-cell office:value-type="float" office:value="-0.00000702557806860985">
                <text:p>-0.00000702557806860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.0101717012">
                <text:p>74.0101717012</text:p>
              </table:table-cell>
              <table:table-cell office:value-type="float" office:value="0.0000770420882957995">
                <text:p>0.0000770420882957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.6104528297">
                <text:p>75.6104528297</text:p>
              </table:table-cell>
              <table:table-cell office:value-type="float" office:value="0.0000306141834253314">
                <text:p>0.0000306141834253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.2107339582">
                <text:p>77.2107339582</text:p>
              </table:table-cell>
              <table:table-cell office:value-type="float" office:value="-0.0000178651110050869">
                <text:p>-0.0000178651110050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8110150868">
                <text:p>78.8110150868</text:p>
              </table:table-cell>
              <table:table-cell office:value-type="float" office:value="0.0000409411189253537">
                <text:p>0.0000409411189253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.4112962153">
                <text:p>80.4112962153</text:p>
              </table:table-cell>
              <table:table-cell office:value-type="float" office:value="0.000105586947812331">
                <text:p>0.000105586947812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.0115773438">
                <text:p>82.0115773438</text:p>
              </table:table-cell>
              <table:table-cell office:value-type="float" office:value="0.0000493363938335048">
                <text:p>0.0000493363938335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6118584723">
                <text:p>83.6118584723</text:p>
              </table:table-cell>
              <table:table-cell office:value-type="float" office:value="0.0000554451954846019">
                <text:p>0.0000554451954846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.2121396009">
                <text:p>85.2121396009</text:p>
              </table:table-cell>
              <table:table-cell office:value-type="float" office:value="-0.0000843124983408602">
                <text:p>-0.0000843124983408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.8124207294">
                <text:p>86.8124207294</text:p>
              </table:table-cell>
              <table:table-cell office:value-type="float" office:value="0.000171270344390616">
                <text:p>0.000171270344390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.4127018579">
                <text:p>88.4127018579</text:p>
              </table:table-cell>
              <table:table-cell office:value-type="float" office:value="-0.00000312970009507059">
                <text:p>-0.0000031297000950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0129829864">
                <text:p>90.0129829864</text:p>
              </table:table-cell>
              <table:table-cell office:value-type="float" office:value="-0.0000420077440162061">
                <text:p>-0.0000420077440162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613264115">
                <text:p>91.613264115</text:p>
              </table:table-cell>
              <table:table-cell office:value-type="float" office:value="0.0000271530415646489">
                <text:p>0.0000271530415646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.2135452435">
                <text:p>93.2135452435</text:p>
              </table:table-cell>
              <table:table-cell office:value-type="float" office:value="0.0000647733689749645">
                <text:p>0.0000647733689749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.813826372">
                <text:p>94.813826372</text:p>
              </table:table-cell>
              <table:table-cell office:value-type="float" office:value="-0.00000356849799594454">
                <text:p>-0.000003568497995944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.4141075005">
                <text:p>96.4141075005</text:p>
              </table:table-cell>
              <table:table-cell office:value-type="float" office:value="-0.0000236874004978957">
                <text:p>-0.00002368740049789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0143886291">
                <text:p>98.0143886291</text:p>
              </table:table-cell>
              <table:table-cell office:value-type="float" office:value="0.000192254407367263">
                <text:p>0.000192254407367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6146697576">
                <text:p>99.6146697576</text:p>
              </table:table-cell>
              <table:table-cell office:value-type="float" office:value="-0.0000815073662227474">
                <text:p>-0.0000815073662227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2149508861">
                <text:p>101.2149508861</text:p>
              </table:table-cell>
              <table:table-cell office:value-type="float" office:value="0.0000990019798261968">
                <text:p>0.0000990019798261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.8152320146">
                <text:p>102.8152320146</text:p>
              </table:table-cell>
              <table:table-cell office:value-type="float" office:value="0.00000598276129705213">
                <text:p>0.00000598276129705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4155131431">
                <text:p>104.4155131431</text:p>
              </table:table-cell>
              <table:table-cell office:value-type="float" office:value="-0.000147885453240223">
                <text:p>-0.000147885453240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.0157942717">
                <text:p>106.0157942717</text:p>
              </table:table-cell>
              <table:table-cell office:value-type="float" office:value="0.0000301524520521074">
                <text:p>0.0000301524520521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.6160754002">
                <text:p>107.6160754002</text:p>
              </table:table-cell>
              <table:table-cell office:value-type="float" office:value="0.0000140650911887566">
                <text:p>0.0000140650911887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.2163565287">
                <text:p>109.2163565287</text:p>
              </table:table-cell>
              <table:table-cell office:value-type="float" office:value="0.000101091425199539">
                <text:p>0.000101091425199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.8166376572">
                <text:p>110.8166376572</text:p>
              </table:table-cell>
              <table:table-cell office:value-type="float" office:value="0.0000427968553651577">
                <text:p>0.0000427968553651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.4169187858">
                <text:p>112.4169187858</text:p>
              </table:table-cell>
              <table:table-cell office:value-type="float" office:value="-0.0000813595796845427">
                <text:p>-0.0000813595796845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.0171999143">
                <text:p>114.0171999143</text:p>
              </table:table-cell>
              <table:table-cell office:value-type="float" office:value="0.000153983319312765">
                <text:p>0.000153983319312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.6174810428">
                <text:p>115.6174810428</text:p>
              </table:table-cell>
              <table:table-cell office:value-type="float" office:value="-0.000135136380819987">
                <text:p>-0.000135136380819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.2177621713">
                <text:p>117.2177621713</text:p>
              </table:table-cell>
              <table:table-cell office:value-type="float" office:value="0.000100276818330301">
                <text:p>0.000100276818330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.8180432999">
                <text:p>118.8180432999</text:p>
              </table:table-cell>
              <table:table-cell office:value-type="float" office:value="-0.00000661090092916923">
                <text:p>-0.00000661090092916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.4183244284">
                <text:p>120.4183244284</text:p>
              </table:table-cell>
              <table:table-cell office:value-type="float" office:value="0.0000140276602655675">
                <text:p>0.00001402766026556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.0186055569">
                <text:p>122.0186055569</text:p>
              </table:table-cell>
              <table:table-cell office:value-type="float" office:value="0.0000767404537945847">
                <text:p>0.0000767404537945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6188866854">
                <text:p>123.6188866854</text:p>
              </table:table-cell>
              <table:table-cell office:value-type="float" office:value="0.00000831385171209021">
                <text:p>0.00000831385171209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.219167814">
                <text:p>125.219167814</text:p>
              </table:table-cell>
              <table:table-cell office:value-type="float" office:value="0.0000426178868082156">
                <text:p>0.0000426178868082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.8194489425">
                <text:p>126.8194489425</text:p>
              </table:table-cell>
              <table:table-cell office:value-type="float" office:value="0.00000147992746888139">
                <text:p>0.00000147992746888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.419730071">
                <text:p>128.419730071</text:p>
              </table:table-cell>
              <table:table-cell office:value-type="float" office:value="0.000234989273636238">
                <text:p>0.0002349892736362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.0200111995">
                <text:p>130.0200111995</text:p>
              </table:table-cell>
              <table:table-cell office:value-type="float" office:value="-0.0000212480790996195">
                <text:p>-0.0000212480790996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.6202923281">
                <text:p>131.6202923281</text:p>
              </table:table-cell>
              <table:table-cell office:value-type="float" office:value="0.000162537753743031">
                <text:p>0.000162537753743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2205734566">
                <text:p>133.2205734566</text:p>
              </table:table-cell>
              <table:table-cell office:value-type="float" office:value="0.0000578560218895922">
                <text:p>0.00005785602188959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.8208545851">
                <text:p>134.8208545851</text:p>
              </table:table-cell>
              <table:table-cell office:value-type="float" office:value="-0.0000345103738439808">
                <text:p>-0.0000345103738439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.4211357136">
                <text:p>136.4211357136</text:p>
              </table:table-cell>
              <table:table-cell office:value-type="float" office:value="0.000278203555657312">
                <text:p>0.000278203555657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.0214168421">
                <text:p>138.0214168421</text:p>
              </table:table-cell>
              <table:table-cell office:value-type="float" office:value="0.000048350629537527">
                <text:p>0.0000483506295375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9.6216979707">
                <text:p>139.6216979707</text:p>
              </table:table-cell>
              <table:table-cell office:value-type="float" office:value="0.000115513516154329">
                <text:p>0.000115513516154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1.2219790992">
                <text:p>141.2219790992</text:p>
              </table:table-cell>
              <table:table-cell office:value-type="float" office:value="0.000198194738631507">
                <text:p>0.000198194738631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2.8222602277">
                <text:p>142.8222602277</text:p>
              </table:table-cell>
              <table:table-cell office:value-type="float" office:value="0.000134656090209595">
                <text:p>0.000134656090209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.4225413562">
                <text:p>144.4225413562</text:p>
              </table:table-cell>
              <table:table-cell office:value-type="float" office:value="0.00021490542747471">
                <text:p>0.000214905427474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.0228224848">
                <text:p>146.0228224848</text:p>
              </table:table-cell>
              <table:table-cell office:value-type="float" office:value="0.000042848846227409">
                <text:p>0.0000428488462274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.6231036133">
                <text:p>147.6231036133</text:p>
              </table:table-cell>
              <table:table-cell office:value-type="float" office:value="0.000193939173856851">
                <text:p>0.000193939173856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.2233847418">
                <text:p>149.2233847418</text:p>
              </table:table-cell>
              <table:table-cell office:value-type="float" office:value="0.0000750893688989723">
                <text:p>0.0000750893688989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.8236658703">
                <text:p>150.8236658703</text:p>
              </table:table-cell>
              <table:table-cell office:value-type="float" office:value="0.000129446693028347">
                <text:p>0.000129446693028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.4239469989">
                <text:p>152.4239469989</text:p>
              </table:table-cell>
              <table:table-cell office:value-type="float" office:value="0.000252668479790008">
                <text:p>0.000252668479790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.0242281274">
                <text:p>154.0242281274</text:p>
              </table:table-cell>
              <table:table-cell office:value-type="float" office:value="0.0000887125377358393">
                <text:p>0.0000887125377358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.6245092559">
                <text:p>155.6245092559</text:p>
              </table:table-cell>
              <table:table-cell office:value-type="float" office:value="0.000106196903139945">
                <text:p>0.000106196903139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.2247903844">
                <text:p>157.2247903844</text:p>
              </table:table-cell>
              <table:table-cell office:value-type="float" office:value="0.000178884694008932">
                <text:p>0.0001788846940089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.825071513">
                <text:p>158.825071513</text:p>
              </table:table-cell>
              <table:table-cell office:value-type="float" office:value="0.0000789807476581196">
                <text:p>0.0000789807476581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.4253526415">
                <text:p>160.4253526415</text:p>
              </table:table-cell>
              <table:table-cell office:value-type="float" office:value="0.000281725499333097">
                <text:p>0.000281725499333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2.02563377">
                <text:p>162.02563377</text:p>
              </table:table-cell>
              <table:table-cell office:value-type="float" office:value="0.000448150445086004">
                <text:p>0.000448150445086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.6259148985">
                <text:p>163.6259148985</text:p>
              </table:table-cell>
              <table:table-cell office:value-type="float" office:value="0.00069992208247177">
                <text:p>0.000699922082471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.226196027">
                <text:p>165.226196027</text:p>
              </table:table-cell>
              <table:table-cell office:value-type="float" office:value="0.000624480025541969">
                <text:p>0.000624480025541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6.8264771556">
                <text:p>166.8264771556</text:p>
              </table:table-cell>
              <table:table-cell office:value-type="float" office:value="0.00036840326956537">
                <text:p>0.00036840326956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.4267582841">
                <text:p>168.4267582841</text:p>
              </table:table-cell>
              <table:table-cell office:value-type="float" office:value="0.000576916507704731">
                <text:p>0.000576916507704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.0270394126">
                <text:p>170.0270394126</text:p>
              </table:table-cell>
              <table:table-cell office:value-type="float" office:value="0.00076478524816897">
                <text:p>0.000764785248168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.6273205411">
                <text:p>171.6273205411</text:p>
              </table:table-cell>
              <table:table-cell office:value-type="float" office:value="0.00107184860800538">
                <text:p>0.00107184860800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.2276016697">
                <text:p>173.2276016697</text:p>
              </table:table-cell>
              <table:table-cell office:value-type="float" office:value="0.00127550769894145">
                <text:p>0.00127550769894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.8278827982">
                <text:p>174.8278827982</text:p>
              </table:table-cell>
              <table:table-cell office:value-type="float" office:value="0.00148738034687135">
                <text:p>0.00148738034687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.4281639267">
                <text:p>176.4281639267</text:p>
              </table:table-cell>
              <table:table-cell office:value-type="float" office:value="0.00131340047855847">
                <text:p>0.001313400478558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.0284450552">
                <text:p>178.0284450552</text:p>
              </table:table-cell>
              <table:table-cell office:value-type="float" office:value="0.00140748419754923">
                <text:p>0.00140748419754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9.6287261838">
                <text:p>179.6287261838</text:p>
              </table:table-cell>
              <table:table-cell office:value-type="float" office:value="0.00112682751034973">
                <text:p>0.001126827510349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.2290073123">
                <text:p>181.2290073123</text:p>
              </table:table-cell>
              <table:table-cell office:value-type="float" office:value="0.00104556810063013">
                <text:p>0.00104556810063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.8292884408">
                <text:p>182.8292884408</text:p>
              </table:table-cell>
              <table:table-cell office:value-type="float" office:value="0.00131164060027845">
                <text:p>0.00131164060027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.4295695693">
                <text:p>184.4295695693</text:p>
              </table:table-cell>
              <table:table-cell office:value-type="float" office:value="0.0011745603110135">
                <text:p>0.0011745603110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6.0298506979">
                <text:p>186.0298506979</text:p>
              </table:table-cell>
              <table:table-cell office:value-type="float" office:value="0.00118416099904761">
                <text:p>0.001184160999047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7.6301318264">
                <text:p>187.6301318264</text:p>
              </table:table-cell>
              <table:table-cell office:value-type="float" office:value="0.000728419450332845">
                <text:p>0.0007284194503328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9.2304129549">
                <text:p>189.2304129549</text:p>
              </table:table-cell>
              <table:table-cell office:value-type="float" office:value="0.000712781385523921">
                <text:p>0.0007127813855239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0.8306940834">
                <text:p>190.8306940834</text:p>
              </table:table-cell>
              <table:table-cell office:value-type="float" office:value="0.000582210952442657">
                <text:p>0.0005822109524426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2.430975212">
                <text:p>192.430975212</text:p>
              </table:table-cell>
              <table:table-cell office:value-type="float" office:value="0.000370372860997574">
                <text:p>0.0003703728609975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4.0312563405">
                <text:p>194.0312563405</text:p>
              </table:table-cell>
              <table:table-cell office:value-type="float" office:value="0.00058276166817898">
                <text:p>0.00058276166817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.631537469">
                <text:p>195.631537469</text:p>
              </table:table-cell>
              <table:table-cell office:value-type="float" office:value="0.000630013178337606">
                <text:p>0.000630013178337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7.2318185975">
                <text:p>197.2318185975</text:p>
              </table:table-cell>
              <table:table-cell office:value-type="float" office:value="0.00046383550163824">
                <text:p>0.000463835501638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8.832099726">
                <text:p>198.832099726</text:p>
              </table:table-cell>
              <table:table-cell office:value-type="float" office:value="0.000344614699366555">
                <text:p>0.0003446146993665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.4323808546">
                <text:p>200.4323808546</text:p>
              </table:table-cell>
              <table:table-cell office:value-type="float" office:value="0.000372912602251375">
                <text:p>0.000372912602251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2.0326619831">
                <text:p>202.0326619831</text:p>
              </table:table-cell>
              <table:table-cell office:value-type="float" office:value="0.000322178579012103">
                <text:p>0.000322178579012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3.6329431116">
                <text:p>203.6329431116</text:p>
              </table:table-cell>
              <table:table-cell office:value-type="float" office:value="0.000321988862346311">
                <text:p>0.000321988862346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.2332242401">
                <text:p>205.2332242401</text:p>
              </table:table-cell>
              <table:table-cell office:value-type="float" office:value="0.000195548266130797">
                <text:p>0.000195548266130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6.8335053687">
                <text:p>206.8335053687</text:p>
              </table:table-cell>
              <table:table-cell office:value-type="float" office:value="0.0000510844616855059">
                <text:p>0.00005108446168550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8.4337864972">
                <text:p>208.4337864972</text:p>
              </table:table-cell>
              <table:table-cell office:value-type="float" office:value="0.000143268639438926">
                <text:p>0.0001432686394389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.0340676257">
                <text:p>210.0340676257</text:p>
              </table:table-cell>
              <table:table-cell office:value-type="float" office:value="0.000185576518219873">
                <text:p>0.000185576518219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1.6343487542">
                <text:p>211.6343487542</text:p>
              </table:table-cell>
              <table:table-cell office:value-type="float" office:value="0.00000485364718840925">
                <text:p>0.000004853647188409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3.2346298828">
                <text:p>213.2346298828</text:p>
              </table:table-cell>
              <table:table-cell office:value-type="float" office:value="-0.0000889978001081519">
                <text:p>-0.0000889978001081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4.8349110113">
                <text:p>214.8349110113</text:p>
              </table:table-cell>
              <table:table-cell office:value-type="float" office:value="-0.000030985180739147">
                <text:p>-0.000030985180739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6.4351921398">
                <text:p>216.4351921398</text:p>
              </table:table-cell>
              <table:table-cell office:value-type="float" office:value="0.000143862597577351">
                <text:p>0.0001438625975773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8.0354732683">
                <text:p>218.0354732683</text:p>
              </table:table-cell>
              <table:table-cell office:value-type="float" office:value="0.000036515833973974">
                <text:p>0.0000365158339739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9.6357543969">
                <text:p>219.6357543969</text:p>
              </table:table-cell>
              <table:table-cell office:value-type="float" office:value="0.000063624508331894">
                <text:p>0.0000636245083318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1.2360355254">
                <text:p>221.2360355254</text:p>
              </table:table-cell>
              <table:table-cell office:value-type="float" office:value="-0.000000336003462404956">
                <text:p>-0.0000003360034624049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2.8363166539">
                <text:p>222.8363166539</text:p>
              </table:table-cell>
              <table:table-cell office:value-type="float" office:value="0.0000730117339504729">
                <text:p>0.00007301173395047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4.4365977824">
                <text:p>224.4365977824</text:p>
              </table:table-cell>
              <table:table-cell office:value-type="float" office:value="-0.0000290591441539871">
                <text:p>-0.0000290591441539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6.0368789109">
                <text:p>226.0368789109</text:p>
              </table:table-cell>
              <table:table-cell office:value-type="float" office:value="0.0000254977074173455">
                <text:p>0.00002549770741734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7.6371600395">
                <text:p>227.6371600395</text:p>
              </table:table-cell>
              <table:table-cell office:value-type="float" office:value="0.0000569789884854608">
                <text:p>0.0000569789884854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9.237441168">
                <text:p>229.237441168</text:p>
              </table:table-cell>
              <table:table-cell office:value-type="float" office:value="0.000113337585984045">
                <text:p>0.000113337585984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0.8377222965">
                <text:p>230.8377222965</text:p>
              </table:table-cell>
              <table:table-cell office:value-type="float" office:value="-0.000071479628149603">
                <text:p>-0.000071479628149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2.438003425">
                <text:p>232.438003425</text:p>
              </table:table-cell>
              <table:table-cell office:value-type="float" office:value="0.00000434754861261175">
                <text:p>0.00000434754861261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4.0382845536">
                <text:p>234.0382845536</text:p>
              </table:table-cell>
              <table:table-cell office:value-type="float" office:value="0.0000211098533852856">
                <text:p>0.0000211098533852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5.6385656821">
                <text:p>235.6385656821</text:p>
              </table:table-cell>
              <table:table-cell office:value-type="float" office:value="-0.00000601731772530152">
                <text:p>-0.00000601731772530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7.2388468106">
                <text:p>237.2388468106</text:p>
              </table:table-cell>
              <table:table-cell office:value-type="float" office:value="0.0000875239340798035">
                <text:p>0.0000875239340798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8.8391279391">
                <text:p>238.8391279391</text:p>
              </table:table-cell>
              <table:table-cell office:value-type="float" office:value="-0.0000361444617260573">
                <text:p>-0.00003614446172605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.4394090677">
                <text:p>240.4394090677</text:p>
              </table:table-cell>
              <table:table-cell office:value-type="float" office:value="0.0000606912112279742">
                <text:p>0.0000606912112279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.0396901962">
                <text:p>242.0396901962</text:p>
              </table:table-cell>
              <table:table-cell office:value-type="float" office:value="0.0000462239407080548">
                <text:p>0.0000462239407080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3.6399713247">
                <text:p>243.6399713247</text:p>
              </table:table-cell>
              <table:table-cell office:value-type="float" office:value="0.0000202879977910048">
                <text:p>0.00002028799779100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5.2402524532">
                <text:p>245.2402524532</text:p>
              </table:table-cell>
              <table:table-cell office:value-type="float" office:value="0.000110340487590163">
                <text:p>0.000110340487590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6.8405335818">
                <text:p>246.8405335818</text:p>
              </table:table-cell>
              <table:table-cell office:value-type="float" office:value="0.0000181588718886019">
                <text:p>0.00001815887188860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.4408147103">
                <text:p>248.4408147103</text:p>
              </table:table-cell>
              <table:table-cell office:value-type="float" office:value="-0.0000636690630073875">
                <text:p>-0.0000636690630073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0.0410958388">
                <text:p>250.0410958388</text:p>
              </table:table-cell>
              <table:table-cell office:value-type="float" office:value="0.00000150117373578824">
                <text:p>0.00000150117373578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1.6413769673">
                <text:p>251.6413769673</text:p>
              </table:table-cell>
              <table:table-cell office:value-type="float" office:value="0.000125914688620296">
                <text:p>0.000125914688620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3.2416580959">
                <text:p>253.2416580959</text:p>
              </table:table-cell>
              <table:table-cell office:value-type="float" office:value="-0.0000254670877957998">
                <text:p>-0.0000254670877957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.8419392244">
                <text:p>254.8419392244</text:p>
              </table:table-cell>
              <table:table-cell office:value-type="float" office:value="0.0000536443244072165">
                <text:p>0.0000536443244072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6.4422203529">
                <text:p>256.4422203529</text:p>
              </table:table-cell>
              <table:table-cell office:value-type="float" office:value="0.0000835314480808185">
                <text:p>0.00008353144808081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8.0425014814">
                <text:p>258.0425014814</text:p>
              </table:table-cell>
              <table:table-cell office:value-type="float" office:value="0.0000887480939884189">
                <text:p>0.0000887480939884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9.6427826099">
                <text:p>259.6427826099</text:p>
              </table:table-cell>
              <table:table-cell office:value-type="float" office:value="0.0000508798101470567">
                <text:p>0.0000508798101470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1.2430637385">
                <text:p>261.2430637385</text:p>
              </table:table-cell>
              <table:table-cell office:value-type="float" office:value="0.0000522873753271055">
                <text:p>0.0000522873753271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2.843344867">
                <text:p>262.843344867</text:p>
              </table:table-cell>
              <table:table-cell office:value-type="float" office:value="0.000136650614761033">
                <text:p>0.0001366506147610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4.4436259955">
                <text:p>264.4436259955</text:p>
              </table:table-cell>
              <table:table-cell office:value-type="float" office:value="0.0000391441846588048">
                <text:p>0.00003914418465880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6.043907124">
                <text:p>266.043907124</text:p>
              </table:table-cell>
              <table:table-cell office:value-type="float" office:value="0.000295237312735692">
                <text:p>0.0002952373127356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7.6441882526">
                <text:p>267.6441882526</text:p>
              </table:table-cell>
              <table:table-cell office:value-type="float" office:value="0.000382143855270619">
                <text:p>0.000382143855270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9.2444693811">
                <text:p>269.2444693811</text:p>
              </table:table-cell>
              <table:table-cell office:value-type="float" office:value="0.000460126465835536">
                <text:p>0.0004601264658355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0.8447505096">
                <text:p>270.8447505096</text:p>
              </table:table-cell>
              <table:table-cell office:value-type="float" office:value="0.00073316042981756">
                <text:p>0.00073316042981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2.4450316381">
                <text:p>272.4450316381</text:p>
              </table:table-cell>
              <table:table-cell office:value-type="float" office:value="0.000937800473474747">
                <text:p>0.0009378004734747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4.0453127667">
                <text:p>274.0453127667</text:p>
              </table:table-cell>
              <table:table-cell office:value-type="float" office:value="0.00112342279607629">
                <text:p>0.00112342279607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.6455938952">
                <text:p>275.6455938952</text:p>
              </table:table-cell>
              <table:table-cell office:value-type="float" office:value="0.00111490548018419">
                <text:p>0.00111490548018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7.2458750237">
                <text:p>277.2458750237</text:p>
              </table:table-cell>
              <table:table-cell office:value-type="float" office:value="0.00104794330829353">
                <text:p>0.001047943308293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8.8461561522">
                <text:p>278.8461561522</text:p>
              </table:table-cell>
              <table:table-cell office:value-type="float" office:value="0.000851842514244834">
                <text:p>0.0008518425142448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.4464372808">
                <text:p>280.4464372808</text:p>
              </table:table-cell>
              <table:table-cell office:value-type="float" office:value="0.000898046895833404">
                <text:p>0.0008980468958334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2.0467184093">
                <text:p>282.0467184093</text:p>
              </table:table-cell>
              <table:table-cell office:value-type="float" office:value="0.000994859072975688">
                <text:p>0.0009948590729756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3.6469995378">
                <text:p>283.6469995378</text:p>
              </table:table-cell>
              <table:table-cell office:value-type="float" office:value="0.0012671607906173">
                <text:p>0.00126716079061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5.2472806663">
                <text:p>285.2472806663</text:p>
              </table:table-cell>
              <table:table-cell office:value-type="float" office:value="0.000973567564006924">
                <text:p>0.0009735675640069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6.8475617948">
                <text:p>286.8475617948</text:p>
              </table:table-cell>
              <table:table-cell office:value-type="float" office:value="0.00102531853358666">
                <text:p>0.00102531853358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8.4478429234">
                <text:p>288.4478429234</text:p>
              </table:table-cell>
              <table:table-cell office:value-type="float" office:value="0.00114213913251542">
                <text:p>0.001142139132515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0.0481240519">
                <text:p>290.0481240519</text:p>
              </table:table-cell>
              <table:table-cell office:value-type="float" office:value="0.000677338737985366">
                <text:p>0.000677338737985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1.6484051804">
                <text:p>291.6484051804</text:p>
              </table:table-cell>
              <table:table-cell office:value-type="float" office:value="0.0011849149291521">
                <text:p>0.0011849149291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3.2486863089">
                <text:p>293.2486863089</text:p>
              </table:table-cell>
              <table:table-cell office:value-type="float" office:value="0.000773626632190824">
                <text:p>0.000773626632190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4.8489674375">
                <text:p>294.8489674375</text:p>
              </table:table-cell>
              <table:table-cell office:value-type="float" office:value="0.000610494982750119">
                <text:p>0.000610494982750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6.449248566">
                <text:p>296.449248566</text:p>
              </table:table-cell>
              <table:table-cell office:value-type="float" office:value="0.000693183453984609">
                <text:p>0.000693183453984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8.0495296945">
                <text:p>298.0495296945</text:p>
              </table:table-cell>
              <table:table-cell office:value-type="float" office:value="0.000575422707673321">
                <text:p>0.000575422707673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9.649810823">
                <text:p>299.649810823</text:p>
              </table:table-cell>
              <table:table-cell office:value-type="float" office:value="0.000595837683153684">
                <text:p>0.0005958376831536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1.2500919516">
                <text:p>301.2500919516</text:p>
              </table:table-cell>
              <table:table-cell office:value-type="float" office:value="0.00074731613003914">
                <text:p>0.00074731613003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2.8503730801">
                <text:p>302.8503730801</text:p>
              </table:table-cell>
              <table:table-cell office:value-type="float" office:value="0.000296580076804923">
                <text:p>0.0002965800768049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4.4506542086">
                <text:p>304.4506542086</text:p>
              </table:table-cell>
              <table:table-cell office:value-type="float" office:value="0.00154425222917949">
                <text:p>0.001544252229179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6.0509353371">
                <text:p>306.0509353371</text:p>
              </table:table-cell>
              <table:table-cell office:value-type="float" office:value="0.00118384611694807">
                <text:p>0.001183846116948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7.6512164657">
                <text:p>307.6512164657</text:p>
              </table:table-cell>
              <table:table-cell office:value-type="float" office:value="0.00126889229880282">
                <text:p>0.001268892298802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9.2514975942">
                <text:p>309.2514975942</text:p>
              </table:table-cell>
              <table:table-cell office:value-type="float" office:value="0.00130741415538725">
                <text:p>0.001307414155387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0.8517787227">
                <text:p>310.8517787227</text:p>
              </table:table-cell>
              <table:table-cell office:value-type="float" office:value="0.00132094534038617">
                <text:p>0.001320945340386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2.4520598512">
                <text:p>312.4520598512</text:p>
              </table:table-cell>
              <table:table-cell office:value-type="float" office:value="0.00158075037876071">
                <text:p>0.001580750378760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4.0523409798">
                <text:p>314.0523409798</text:p>
              </table:table-cell>
              <table:table-cell office:value-type="float" office:value="0.00142812144638568">
                <text:p>0.001428121446385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5.6526221083">
                <text:p>315.6526221083</text:p>
              </table:table-cell>
              <table:table-cell office:value-type="float" office:value="0.0016060163144016">
                <text:p>0.0016060163144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7.2529032368">
                <text:p>317.2529032368</text:p>
              </table:table-cell>
              <table:table-cell office:value-type="float" office:value="0.00147414798436775">
                <text:p>0.00147414798436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8.8531843653">
                <text:p>318.8531843653</text:p>
              </table:table-cell>
              <table:table-cell office:value-type="float" office:value="0.00174577557045783">
                <text:p>0.001745775570457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0.4534654938">
                <text:p>320.4534654938</text:p>
              </table:table-cell>
              <table:table-cell office:value-type="float" office:value="0.00142339740151476">
                <text:p>0.001423397401514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2.0537466224">
                <text:p>322.0537466224</text:p>
              </table:table-cell>
              <table:table-cell office:value-type="float" office:value="0.00169107268194028">
                <text:p>0.001691072681940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3.6540277509">
                <text:p>323.6540277509</text:p>
              </table:table-cell>
              <table:table-cell office:value-type="float" office:value="0.0016567765205637">
                <text:p>0.0016567765205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5.2543088794">
                <text:p>325.2543088794</text:p>
              </table:table-cell>
              <table:table-cell office:value-type="float" office:value="0.00164606627741033">
                <text:p>0.001646066277410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6.8545900079">
                <text:p>326.8545900079</text:p>
              </table:table-cell>
              <table:table-cell office:value-type="float" office:value="0.00152944789288004">
                <text:p>0.001529447892880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8.4548711365">
                <text:p>328.4548711365</text:p>
              </table:table-cell>
              <table:table-cell office:value-type="float" office:value="0.00125547653102531">
                <text:p>0.001255476531025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.055152265">
                <text:p>330.055152265</text:p>
              </table:table-cell>
              <table:table-cell office:value-type="float" office:value="0.00206062931148288">
                <text:p>0.002060629311482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1.6554333935">
                <text:p>331.6554333935</text:p>
              </table:table-cell>
              <table:table-cell office:value-type="float" office:value="0.00140691048585343">
                <text:p>0.00140691048585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3.255714522">
                <text:p>333.255714522</text:p>
              </table:table-cell>
              <table:table-cell office:value-type="float" office:value="0.00127510395746068">
                <text:p>0.001275103957460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4.8559956506">
                <text:p>334.8559956506</text:p>
              </table:table-cell>
              <table:table-cell office:value-type="float" office:value="0.00111325933185163">
                <text:p>0.001113259331851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6.4562767791">
                <text:p>336.4562767791</text:p>
              </table:table-cell>
              <table:table-cell office:value-type="float" office:value="0.000844919043235465">
                <text:p>0.000844919043235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8.0565579076">
                <text:p>338.0565579076</text:p>
              </table:table-cell>
              <table:table-cell office:value-type="float" office:value="0.000551295134516111">
                <text:p>0.0005512951345161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9.6568390361">
                <text:p>339.6568390361</text:p>
              </table:table-cell>
              <table:table-cell office:value-type="float" office:value="0.000433322862870963">
                <text:p>0.000433322862870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1.2571201647">
                <text:p>341.2571201647</text:p>
              </table:table-cell>
              <table:table-cell office:value-type="float" office:value="0.000794930701403025">
                <text:p>0.0007949307014030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2.8574012932">
                <text:p>342.8574012932</text:p>
              </table:table-cell>
              <table:table-cell office:value-type="float" office:value="0.000848162660814619">
                <text:p>0.0008481626608146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4.4576824217">
                <text:p>344.4576824217</text:p>
              </table:table-cell>
              <table:table-cell office:value-type="float" office:value="0.00120828857227882">
                <text:p>0.001208288572278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6.0579635502">
                <text:p>346.0579635502</text:p>
              </table:table-cell>
              <table:table-cell office:value-type="float" office:value="0.00182761869018691">
                <text:p>0.001827618690186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7.6582446788">
                <text:p>347.6582446788</text:p>
              </table:table-cell>
              <table:table-cell office:value-type="float" office:value="0.00244977824829423">
                <text:p>0.002449778248294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2585258073">
                <text:p>349.2585258073</text:p>
              </table:table-cell>
              <table:table-cell office:value-type="float" office:value="0.00365097812874696">
                <text:p>0.003650978128746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0.8588069358">
                <text:p>350.8588069358</text:p>
              </table:table-cell>
              <table:table-cell office:value-type="float" office:value="0.00583939311260833">
                <text:p>0.005839393112608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2.4590880643">
                <text:p>352.4590880643</text:p>
              </table:table-cell>
              <table:table-cell office:value-type="float" office:value="0.00888863072036157">
                <text:p>0.008888630720361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4.0593691928">
                <text:p>354.0593691928</text:p>
              </table:table-cell>
              <table:table-cell office:value-type="float" office:value="0.0115977956431922">
                <text:p>0.0115977956431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5.6596503214">
                <text:p>355.6596503214</text:p>
              </table:table-cell>
              <table:table-cell office:value-type="float" office:value="0.0135835769175235">
                <text:p>0.01358357691752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7.2599314499">
                <text:p>357.2599314499</text:p>
              </table:table-cell>
              <table:table-cell office:value-type="float" office:value="0.0151565567249642">
                <text:p>0.01515655672496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8602125784">
                <text:p>358.8602125784</text:p>
              </table:table-cell>
              <table:table-cell office:value-type="float" office:value="0.0173434362286176">
                <text:p>0.0173434362286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0.4604937069">
                <text:p>360.4604937069</text:p>
              </table:table-cell>
              <table:table-cell office:value-type="float" office:value="0.0195874445069418">
                <text:p>0.01958744450694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2.0607748355">
                <text:p>362.0607748355</text:p>
              </table:table-cell>
              <table:table-cell office:value-type="float" office:value="0.0230496802347909">
                <text:p>0.02304968023479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3.661055964">
                <text:p>363.661055964</text:p>
              </table:table-cell>
              <table:table-cell office:value-type="float" office:value="0.0274128741623788">
                <text:p>0.02741287416237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5.2613370925">
                <text:p>365.2613370925</text:p>
              </table:table-cell>
              <table:table-cell office:value-type="float" office:value="0.0339688328706052">
                <text:p>0.03396883287060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6.861618221">
                <text:p>366.861618221</text:p>
              </table:table-cell>
              <table:table-cell office:value-type="float" office:value="0.0442831836468788">
                <text:p>0.04428318364687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8.4618993496">
                <text:p>368.4618993496</text:p>
              </table:table-cell>
              <table:table-cell office:value-type="float" office:value="0.0645521761481833">
                <text:p>0.06455217614818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0.5329270359">
                <text:p>370.5329270359</text:p>
              </table:table-cell>
              <table:table-cell office:value-type="float" office:value="0.156599150820343">
                <text:p>0.1565991508203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1.152476">
                <text:p>371.152476</text:p>
              </table:table-cell>
              <table:table-cell office:value-type="float" office:value="0.461107498444465">
                <text:p>0.4611074984444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2">
                <text:p>372</text:p>
              </table:table-cell>
              <table:table-cell office:value-type="float" office:value="0.825935312746285">
                <text:p>0.825935312746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:Sheet1.B218 Sheet1.F1:Sheet1.F218" svg:x="0.32cm" svg:y="0.18cm" svg:width="12.508cm" svg:height="8.64cm">
          <chartooo:coordinate-region svg:x="1.232cm" svg:y="0.379cm" svg:width="11.31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18" chart:class="chart:scatter">
            <chart:domain table:cell-range-address="Sheet1.A1:Sheet1.A218"/>
            <chart:data-point chart:repeated="218"/>
          </chart:series>
          <chart:series chart:style-name="ch8" chart:values-cell-range-address="Sheet1.F1:Sheet1.F218" chart:class="chart:scatter">
            <chart:domain table:cell-range-address="Sheet1.E1:Sheet1.E218"/>
            <chart:data-point chart:repeated="2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8</svg:desc>
                </draw:g>
              </table:table-cell>
              <table:table-cell office:value-type="float" office:value="0.001">
                <text:p>0.001</text:p>
                <draw:g>
                  <svg:desc>Sheet1.B1:Sheet1.B218</svg:desc>
                </draw:g>
              </table:table-cell>
              <table:table-cell office:value-type="float" office:value="0">
                <text:p>0</text:p>
                <draw:g>
                  <svg:desc>Sheet1.E1:Sheet1.E218</svg:desc>
                </draw:g>
              </table:table-cell>
              <table:table-cell office:value-type="float" office:value="0.001">
                <text:p>0.001</text:p>
                <draw:g>
                  <svg:desc>Sheet1.F1:Sheet1.F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954313">
                <text:p>0.01954313</text:p>
              </table:table-cell>
              <table:table-cell office:value-type="float" office:value="0.1">
                <text:p>0.1</text:p>
              </table:table-cell>
              <table:table-cell office:value-type="float" office:value="0.01954313">
                <text:p>0.01954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055083003">
                <text:p>3.7055083003</text:p>
              </table:table-cell>
              <table:table-cell office:value-type="float" office:value="0.048417021">
                <text:p>0.048417021</text:p>
              </table:table-cell>
              <table:table-cell office:value-type="float" office:value="3.7055083003">
                <text:p>3.7055083003</text:p>
              </table:table-cell>
              <table:table-cell office:value-type="float" office:value="0.048417021">
                <text:p>0.048417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107873704">
                <text:p>7.4107873704</text:p>
              </table:table-cell>
              <table:table-cell office:value-type="float" office:value="0.065838143">
                <text:p>0.065838143</text:p>
              </table:table-cell>
              <table:table-cell office:value-type="float" office:value="7.4107873704">
                <text:p>7.4107873704</text:p>
              </table:table-cell>
              <table:table-cell office:value-type="float" office:value="0.065838143">
                <text:p>0.065838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1804983">
                <text:p>11.1161804983</text:p>
              </table:table-cell>
              <table:table-cell office:value-type="float" office:value="0.075677842">
                <text:p>0.075677842</text:p>
              </table:table-cell>
              <table:table-cell office:value-type="float" office:value="11.1161804983">
                <text:p>11.1161804983</text:p>
              </table:table-cell>
              <table:table-cell office:value-type="float" office:value="0.075677842">
                <text:p>0.075677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8214766584">
                <text:p>14.8214766584</text:p>
              </table:table-cell>
              <table:table-cell office:value-type="float" office:value="0.081807502">
                <text:p>0.081807502</text:p>
              </table:table-cell>
              <table:table-cell office:value-type="float" office:value="14.8214766584">
                <text:p>14.8214766584</text:p>
              </table:table-cell>
              <table:table-cell office:value-type="float" office:value="0.081807502">
                <text:p>0.081807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5268530677">
                <text:p>18.5268530677</text:p>
              </table:table-cell>
              <table:table-cell office:value-type="float" office:value="0.085356243">
                <text:p>0.085356243</text:p>
              </table:table-cell>
              <table:table-cell office:value-type="float" office:value="18.5268530677">
                <text:p>18.5268530677</text:p>
              </table:table-cell>
              <table:table-cell office:value-type="float" office:value="0.085356243">
                <text:p>0.085356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21614882">
                <text:p>22.2321614882</text:p>
              </table:table-cell>
              <table:table-cell office:value-type="float" office:value="0.087291926">
                <text:p>0.087291926</text:p>
              </table:table-cell>
              <table:table-cell office:value-type="float" office:value="22.2321614882">
                <text:p>22.2321614882</text:p>
              </table:table-cell>
              <table:table-cell office:value-type="float" office:value="0.087291926">
                <text:p>0.087291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9373788852">
                <text:p>25.9373788852</text:p>
              </table:table-cell>
              <table:table-cell office:value-type="float" office:value="0.088743687">
                <text:p>0.088743687</text:p>
              </table:table-cell>
              <table:table-cell office:value-type="float" office:value="25.9373788852">
                <text:p>25.9373788852</text:p>
              </table:table-cell>
              <table:table-cell office:value-type="float" office:value="0.088743687">
                <text:p>0.088743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426947361">
                <text:p>29.6426947361</text:p>
              </table:table-cell>
              <table:table-cell office:value-type="float" office:value="0.089711525">
                <text:p>0.089711525</text:p>
              </table:table-cell>
              <table:table-cell office:value-type="float" office:value="29.6426947361">
                <text:p>29.6426947361</text:p>
              </table:table-cell>
              <table:table-cell office:value-type="float" office:value="0.089711525">
                <text:p>0.089711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348148794">
                <text:p>33.348148794</text:p>
              </table:table-cell>
              <table:table-cell office:value-type="float" office:value="0.090356752">
                <text:p>0.090356752</text:p>
              </table:table-cell>
              <table:table-cell office:value-type="float" office:value="33.348148794">
                <text:p>33.348148794</text:p>
              </table:table-cell>
              <table:table-cell office:value-type="float" office:value="0.0905597034338533">
                <text:p>0.0905597034338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0533082333">
                <text:p>37.0533082333</text:p>
              </table:table-cell>
              <table:table-cell office:value-type="float" office:value="0.090840675">
                <text:p>0.090840675</text:p>
              </table:table-cell>
              <table:table-cell office:value-type="float" office:value="37.0533082333">
                <text:p>37.0533082333</text:p>
              </table:table-cell>
              <table:table-cell office:value-type="float" office:value="0.0914078144295091">
                <text:p>0.0914078144295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7587596905">
                <text:p>40.7587596905</text:p>
              </table:table-cell>
              <table:table-cell office:value-type="float" office:value="0.09132459">
                <text:p>0.09132459</text:p>
              </table:table-cell>
              <table:table-cell office:value-type="float" office:value="40.7587596905">
                <text:p>40.7587596905</text:p>
              </table:table-cell>
              <table:table-cell office:value-type="float" office:value="0.0922559922680622">
                <text:p>0.0922559922680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464185141">
                <text:p>44.464185141</text:p>
              </table:table-cell>
              <table:table-cell office:value-type="float" office:value="0.091647208">
                <text:p>0.091647208</text:p>
              </table:table-cell>
              <table:table-cell office:value-type="float" office:value="44.464185141">
                <text:p>44.464185141</text:p>
              </table:table-cell>
              <table:table-cell office:value-type="float" office:value="0.0931041641536816">
                <text:p>0.0931041641536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169363528">
                <text:p>48.169363528</text:p>
              </table:table-cell>
              <table:table-cell office:value-type="float" office:value="0.091808513">
                <text:p>0.091808513</text:p>
              </table:table-cell>
              <table:table-cell office:value-type="float" office:value="48.169363528">
                <text:p>48.169363528</text:p>
              </table:table-cell>
              <table:table-cell office:value-type="float" office:value="0.0939522794864659">
                <text:p>0.0939522794864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0059547733">
                <text:p>50.0059547733</text:p>
              </table:table-cell>
              <table:table-cell office:value-type="float" office:value="0.0907958236">
                <text:p>0.0907958236</text:p>
              </table:table-cell>
              <table:table-cell office:value-type="float" office:value="50.0059547733">
                <text:p>50.0059547733</text:p>
              </table:table-cell>
              <table:table-cell office:value-type="float" office:value="0.0943726752225151">
                <text:p>0.0943726752225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6062359019">
                <text:p>51.6062359019</text:p>
              </table:table-cell>
              <table:table-cell office:value-type="float" office:value="0.0913329513">
                <text:p>0.0913329513</text:p>
              </table:table-cell>
              <table:table-cell office:value-type="float" office:value="51.6062359019">
                <text:p>51.6062359019</text:p>
              </table:table-cell>
              <table:table-cell office:value-type="float" office:value="0.0947389795728516">
                <text:p>0.0947389795728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2065170304">
                <text:p>53.2065170304</text:p>
              </table:table-cell>
              <table:table-cell office:value-type="float" office:value="0.0916802297">
                <text:p>0.0916802297</text:p>
              </table:table-cell>
              <table:table-cell office:value-type="float" office:value="53.2065170304">
                <text:p>53.2065170304</text:p>
              </table:table-cell>
              <table:table-cell office:value-type="float" office:value="0.0951052839231653">
                <text:p>0.0951052839231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8067981589">
                <text:p>54.8067981589</text:p>
              </table:table-cell>
              <table:table-cell office:value-type="float" office:value="0.0920933705">
                <text:p>0.0920933705</text:p>
              </table:table-cell>
              <table:table-cell office:value-type="float" office:value="54.8067981589">
                <text:p>54.8067981589</text:p>
              </table:table-cell>
              <table:table-cell office:value-type="float" office:value="0.0954715882734789">
                <text:p>0.0954715882734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4070792874">
                <text:p>56.4070792874</text:p>
              </table:table-cell>
              <table:table-cell office:value-type="float" office:value="0.0920548319">
                <text:p>0.0920548319</text:p>
              </table:table-cell>
              <table:table-cell office:value-type="float" office:value="56.4070792874">
                <text:p>56.4070792874</text:p>
              </table:table-cell>
              <table:table-cell office:value-type="float" office:value="0.0958378926237926">
                <text:p>0.0958378926237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007360416">
                <text:p>58.007360416</text:p>
              </table:table-cell>
              <table:table-cell office:value-type="float" office:value="0.0920022176">
                <text:p>0.0920022176</text:p>
              </table:table-cell>
              <table:table-cell office:value-type="float" office:value="58.007360416">
                <text:p>58.007360416</text:p>
              </table:table-cell>
              <table:table-cell office:value-type="float" office:value="0.0962041969741291">
                <text:p>0.0962041969741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6076415445">
                <text:p>59.6076415445</text:p>
              </table:table-cell>
              <table:table-cell office:value-type="float" office:value="0.0920644823">
                <text:p>0.0920644823</text:p>
              </table:table-cell>
              <table:table-cell office:value-type="float" office:value="59.6076415445">
                <text:p>59.6076415445</text:p>
              </table:table-cell>
              <table:table-cell office:value-type="float" office:value="0.0965705013244428">
                <text:p>0.0965705013244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207922673">
                <text:p>61.207922673</text:p>
              </table:table-cell>
              <table:table-cell office:value-type="float" office:value="0.0918162767">
                <text:p>0.0918162767</text:p>
              </table:table-cell>
              <table:table-cell office:value-type="float" office:value="61.207922673">
                <text:p>61.207922673</text:p>
              </table:table-cell>
              <table:table-cell office:value-type="float" office:value="0.0969368056747564">
                <text:p>0.0969368056747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8082038015">
                <text:p>62.8082038015</text:p>
              </table:table-cell>
              <table:table-cell office:value-type="float" office:value="0.0920787459">
                <text:p>0.0920787459</text:p>
              </table:table-cell>
              <table:table-cell office:value-type="float" office:value="62.8082038015">
                <text:p>62.8082038015</text:p>
              </table:table-cell>
              <table:table-cell office:value-type="float" office:value="0.0973031100250701">
                <text:p>0.0973031100250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4084849301">
                <text:p>64.4084849301</text:p>
              </table:table-cell>
              <table:table-cell office:value-type="float" office:value="0.0922752911">
                <text:p>0.0922752911</text:p>
              </table:table-cell>
              <table:table-cell office:value-type="float" office:value="64.4084849301">
                <text:p>64.4084849301</text:p>
              </table:table-cell>
              <table:table-cell office:value-type="float" office:value="0.0976694143754066">
                <text:p>0.0976694143754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0087660586">
                <text:p>66.0087660586</text:p>
              </table:table-cell>
              <table:table-cell office:value-type="float" office:value="0.0923840093">
                <text:p>0.0923840093</text:p>
              </table:table-cell>
              <table:table-cell office:value-type="float" office:value="66.0087660586">
                <text:p>66.0087660586</text:p>
              </table:table-cell>
              <table:table-cell office:value-type="float" office:value="0.0980357187257203">
                <text:p>0.0980357187257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.6090471871">
                <text:p>67.6090471871</text:p>
              </table:table-cell>
              <table:table-cell office:value-type="float" office:value="0.0923396199">
                <text:p>0.0923396199</text:p>
              </table:table-cell>
              <table:table-cell office:value-type="float" office:value="67.6090471871">
                <text:p>67.6090471871</text:p>
              </table:table-cell>
              <table:table-cell office:value-type="float" office:value="0.0984020230760339">
                <text:p>0.0984020230760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2093283156">
                <text:p>69.2093283156</text:p>
              </table:table-cell>
              <table:table-cell office:value-type="float" office:value="0.092265711">
                <text:p>0.092265711</text:p>
              </table:table-cell>
              <table:table-cell office:value-type="float" office:value="69.2093283156">
                <text:p>69.2093283156</text:p>
              </table:table-cell>
              <table:table-cell office:value-type="float" office:value="0.0987683274263476">
                <text:p>0.0987683274263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096094442">
                <text:p>70.8096094442</text:p>
              </table:table-cell>
              <table:table-cell office:value-type="float" office:value="0.0922351755">
                <text:p>0.0922351755</text:p>
              </table:table-cell>
              <table:table-cell office:value-type="float" office:value="70.8096094442">
                <text:p>70.8096094442</text:p>
              </table:table-cell>
              <table:table-cell office:value-type="float" office:value="0.0991346317766841">
                <text:p>0.0991346317766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4098905727">
                <text:p>72.4098905727</text:p>
              </table:table-cell>
              <table:table-cell office:value-type="float" office:value="0.0922239326">
                <text:p>0.0922239326</text:p>
              </table:table-cell>
              <table:table-cell office:value-type="float" office:value="72.4098905727">
                <text:p>72.4098905727</text:p>
              </table:table-cell>
              <table:table-cell office:value-type="float" office:value="0.0995009361269977">
                <text:p>0.0995009361269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.0101717012">
                <text:p>74.0101717012</text:p>
              </table:table-cell>
              <table:table-cell office:value-type="float" office:value="0.0923472216">
                <text:p>0.0923472216</text:p>
              </table:table-cell>
              <table:table-cell office:value-type="float" office:value="74.0101717012">
                <text:p>74.0101717012</text:p>
              </table:table-cell>
              <table:table-cell office:value-type="float" office:value="0.0998672404773114">
                <text:p>0.0998672404773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6104528297">
                <text:p>75.6104528297</text:p>
              </table:table-cell>
              <table:table-cell office:value-type="float" office:value="0.0923962129">
                <text:p>0.0923962129</text:p>
              </table:table-cell>
              <table:table-cell office:value-type="float" office:value="75.6104528297">
                <text:p>75.6104528297</text:p>
              </table:table-cell>
              <table:table-cell office:value-type="float" office:value="0.100233544827625">
                <text:p>0.100233544827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.2107339582">
                <text:p>77.2107339582</text:p>
              </table:table-cell>
              <table:table-cell office:value-type="float" office:value="0.0923676237">
                <text:p>0.0923676237</text:p>
              </table:table-cell>
              <table:table-cell office:value-type="float" office:value="77.2107339582">
                <text:p>77.2107339582</text:p>
              </table:table-cell>
              <table:table-cell office:value-type="float" office:value="0.100599849177939">
                <text:p>0.100599849177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8110150868">
                <text:p>78.8110150868</text:p>
              </table:table-cell>
              <table:table-cell office:value-type="float" office:value="0.092433141">
                <text:p>0.092433141</text:p>
              </table:table-cell>
              <table:table-cell office:value-type="float" office:value="78.8110150868">
                <text:p>78.8110150868</text:p>
              </table:table-cell>
              <table:table-cell office:value-type="float" office:value="0.100966153528275">
                <text:p>0.100966153528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.4112962153">
                <text:p>80.4112962153</text:p>
              </table:table-cell>
              <table:table-cell office:value-type="float" office:value="0.0926021098">
                <text:p>0.0926021098</text:p>
              </table:table-cell>
              <table:table-cell office:value-type="float" office:value="80.4112962153">
                <text:p>80.4112962153</text:p>
              </table:table-cell>
              <table:table-cell office:value-type="float" office:value="0.101332457878589">
                <text:p>0.101332457878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.0115773438">
                <text:p>82.0115773438</text:p>
              </table:table-cell>
              <table:table-cell office:value-type="float" office:value="0.0926810619">
                <text:p>0.0926810619</text:p>
              </table:table-cell>
              <table:table-cell office:value-type="float" office:value="82.0115773438">
                <text:p>82.0115773438</text:p>
              </table:table-cell>
              <table:table-cell office:value-type="float" office:value="0.101698762228903">
                <text:p>0.101698762228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.6118584723">
                <text:p>83.6118584723</text:p>
              </table:table-cell>
              <table:table-cell office:value-type="float" office:value="0.0927697898">
                <text:p>0.0927697898</text:p>
              </table:table-cell>
              <table:table-cell office:value-type="float" office:value="83.6118584723">
                <text:p>83.6118584723</text:p>
              </table:table-cell>
              <table:table-cell office:value-type="float" office:value="0.102065066579216">
                <text:p>0.102065066579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.2121396009">
                <text:p>85.2121396009</text:p>
              </table:table-cell>
              <table:table-cell office:value-type="float" office:value="0.0926348661">
                <text:p>0.0926348661</text:p>
              </table:table-cell>
              <table:table-cell office:value-type="float" office:value="85.2121396009">
                <text:p>85.2121396009</text:p>
              </table:table-cell>
              <table:table-cell office:value-type="float" office:value="0.102431370929553">
                <text:p>0.102431370929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.8124207294">
                <text:p>86.8124207294</text:p>
              </table:table-cell>
              <table:table-cell office:value-type="float" office:value="0.0929089468">
                <text:p>0.0929089468</text:p>
              </table:table-cell>
              <table:table-cell office:value-type="float" office:value="86.8124207294">
                <text:p>86.8124207294</text:p>
              </table:table-cell>
              <table:table-cell office:value-type="float" office:value="0.102797675279866">
                <text:p>0.102797675279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4127018579">
                <text:p>88.4127018579</text:p>
              </table:table-cell>
              <table:table-cell office:value-type="float" office:value="0.0929039384">
                <text:p>0.0929039384</text:p>
              </table:table-cell>
              <table:table-cell office:value-type="float" office:value="88.4127018579">
                <text:p>88.4127018579</text:p>
              </table:table-cell>
              <table:table-cell office:value-type="float" office:value="0.10316397963018">
                <text:p>0.10316397963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0129829864">
                <text:p>90.0129829864</text:p>
              </table:table-cell>
              <table:table-cell office:value-type="float" office:value="0.0928367142">
                <text:p>0.0928367142</text:p>
              </table:table-cell>
              <table:table-cell office:value-type="float" office:value="90.0129829864">
                <text:p>90.0129829864</text:p>
              </table:table-cell>
              <table:table-cell office:value-type="float" office:value="0.103530283980494">
                <text:p>0.103530283980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613264115">
                <text:p>91.613264115</text:p>
              </table:table-cell>
              <table:table-cell office:value-type="float" office:value="0.0928801667">
                <text:p>0.0928801667</text:p>
              </table:table-cell>
              <table:table-cell office:value-type="float" office:value="91.613264115">
                <text:p>91.613264115</text:p>
              </table:table-cell>
              <table:table-cell office:value-type="float" office:value="0.10389658833083">
                <text:p>0.10389658833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.2135452435">
                <text:p>93.2135452435</text:p>
              </table:table-cell>
              <table:table-cell office:value-type="float" office:value="0.0929838223">
                <text:p>0.0929838223</text:p>
              </table:table-cell>
              <table:table-cell office:value-type="float" office:value="93.2135452435">
                <text:p>93.2135452435</text:p>
              </table:table-cell>
              <table:table-cell office:value-type="float" office:value="0.104262892681144">
                <text:p>0.104262892681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.813826372">
                <text:p>94.813826372</text:p>
              </table:table-cell>
              <table:table-cell office:value-type="float" office:value="0.0929781117">
                <text:p>0.0929781117</text:p>
              </table:table-cell>
              <table:table-cell office:value-type="float" office:value="94.813826372">
                <text:p>94.813826372</text:p>
              </table:table-cell>
              <table:table-cell office:value-type="float" office:value="0.104629197031458">
                <text:p>0.104629197031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4141075005">
                <text:p>96.4141075005</text:p>
              </table:table-cell>
              <table:table-cell office:value-type="float" office:value="0.0929402052">
                <text:p>0.0929402052</text:p>
              </table:table-cell>
              <table:table-cell office:value-type="float" office:value="96.4141075005">
                <text:p>96.4141075005</text:p>
              </table:table-cell>
              <table:table-cell office:value-type="float" office:value="0.104995501381771">
                <text:p>0.104995501381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0143886291">
                <text:p>98.0143886291</text:p>
              </table:table-cell>
              <table:table-cell office:value-type="float" office:value="0.0932478663">
                <text:p>0.0932478663</text:p>
              </table:table-cell>
              <table:table-cell office:value-type="float" office:value="98.0143886291">
                <text:p>98.0143886291</text:p>
              </table:table-cell>
              <table:table-cell office:value-type="float" office:value="0.105361805732108">
                <text:p>0.105361805732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6146697576">
                <text:p>99.6146697576</text:p>
              </table:table-cell>
              <table:table-cell office:value-type="float" office:value="0.0931174316">
                <text:p>0.0931174316</text:p>
              </table:table-cell>
              <table:table-cell office:value-type="float" office:value="99.6146697576">
                <text:p>99.6146697576</text:p>
              </table:table-cell>
              <table:table-cell office:value-type="float" office:value="0.105728110082421">
                <text:p>0.105728110082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.2149508861">
                <text:p>101.2149508861</text:p>
              </table:table-cell>
              <table:table-cell office:value-type="float" office:value="0.0932758626">
                <text:p>0.0932758626</text:p>
              </table:table-cell>
              <table:table-cell office:value-type="float" office:value="101.2149508861">
                <text:p>101.2149508861</text:p>
              </table:table-cell>
              <table:table-cell office:value-type="float" office:value="0.106094414432735">
                <text:p>0.106094414432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.8152320146">
                <text:p>102.8152320146</text:p>
              </table:table-cell>
              <table:table-cell office:value-type="float" office:value="0.0932854367">
                <text:p>0.0932854367</text:p>
              </table:table-cell>
              <table:table-cell office:value-type="float" office:value="102.8152320146">
                <text:p>102.8152320146</text:p>
              </table:table-cell>
              <table:table-cell office:value-type="float" office:value="0.106460718783049">
                <text:p>0.106460718783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4155131431">
                <text:p>104.4155131431</text:p>
              </table:table-cell>
              <table:table-cell office:value-type="float" office:value="0.0930487784">
                <text:p>0.0930487784</text:p>
              </table:table-cell>
              <table:table-cell office:value-type="float" office:value="104.4155131431">
                <text:p>104.4155131431</text:p>
              </table:table-cell>
              <table:table-cell office:value-type="float" office:value="0.106827023133362">
                <text:p>0.106827023133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.0157942717">
                <text:p>106.0157942717</text:p>
              </table:table-cell>
              <table:table-cell office:value-type="float" office:value="0.0930970308">
                <text:p>0.0930970308</text:p>
              </table:table-cell>
              <table:table-cell office:value-type="float" office:value="106.0157942717">
                <text:p>106.0157942717</text:p>
              </table:table-cell>
              <table:table-cell office:value-type="float" office:value="0.107193327483699">
                <text:p>0.107193327483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6160754002">
                <text:p>107.6160754002</text:p>
              </table:table-cell>
              <table:table-cell office:value-type="float" office:value="0.0931195389">
                <text:p>0.0931195389</text:p>
              </table:table-cell>
              <table:table-cell office:value-type="float" office:value="107.6160754002">
                <text:p>107.6160754002</text:p>
              </table:table-cell>
              <table:table-cell office:value-type="float" office:value="0.107559631834012">
                <text:p>0.107559631834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.2163565287">
                <text:p>109.2163565287</text:p>
              </table:table-cell>
              <table:table-cell office:value-type="float" office:value="0.0932813136">
                <text:p>0.0932813136</text:p>
              </table:table-cell>
              <table:table-cell office:value-type="float" office:value="109.2163565287">
                <text:p>109.2163565287</text:p>
              </table:table-cell>
              <table:table-cell office:value-type="float" office:value="0.107925936184326">
                <text:p>0.107925936184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.8166376572">
                <text:p>110.8166376572</text:p>
              </table:table-cell>
              <table:table-cell office:value-type="float" office:value="0.0933498006">
                <text:p>0.0933498006</text:p>
              </table:table-cell>
              <table:table-cell office:value-type="float" office:value="110.8166376572">
                <text:p>110.8166376572</text:p>
              </table:table-cell>
              <table:table-cell office:value-type="float" office:value="0.10829224053464">
                <text:p>0.10829224053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.4169187858">
                <text:p>112.4169187858</text:p>
              </table:table-cell>
              <table:table-cell office:value-type="float" office:value="0.0932196024">
                <text:p>0.0932196024</text:p>
              </table:table-cell>
              <table:table-cell office:value-type="float" office:value="112.4169187858">
                <text:p>112.4169187858</text:p>
              </table:table-cell>
              <table:table-cell office:value-type="float" office:value="0.108658544884976">
                <text:p>0.108658544884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.0171999143">
                <text:p>114.0171999143</text:p>
              </table:table-cell>
              <table:table-cell office:value-type="float" office:value="0.093466019">
                <text:p>0.093466019</text:p>
              </table:table-cell>
              <table:table-cell office:value-type="float" office:value="114.0171999143">
                <text:p>114.0171999143</text:p>
              </table:table-cell>
              <table:table-cell office:value-type="float" office:value="0.10902484923529">
                <text:p>0.10902484923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.6174810428">
                <text:p>115.6174810428</text:p>
              </table:table-cell>
              <table:table-cell office:value-type="float" office:value="0.0932497628">
                <text:p>0.0932497628</text:p>
              </table:table-cell>
              <table:table-cell office:value-type="float" office:value="115.6174810428">
                <text:p>115.6174810428</text:p>
              </table:table-cell>
              <table:table-cell office:value-type="float" office:value="0.109391153585604">
                <text:p>0.109391153585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.2177621713">
                <text:p>117.2177621713</text:p>
              </table:table-cell>
              <table:table-cell office:value-type="float" office:value="0.0934102339">
                <text:p>0.0934102339</text:p>
              </table:table-cell>
              <table:table-cell office:value-type="float" office:value="117.2177621713">
                <text:p>117.2177621713</text:p>
              </table:table-cell>
              <table:table-cell office:value-type="float" office:value="0.109757457935917">
                <text:p>0.109757457935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.8180432999">
                <text:p>118.8180432999</text:p>
              </table:table-cell>
              <table:table-cell office:value-type="float" office:value="0.0933996546">
                <text:p>0.0933996546</text:p>
              </table:table-cell>
              <table:table-cell office:value-type="float" office:value="118.8180432999">
                <text:p>118.8180432999</text:p>
              </table:table-cell>
              <table:table-cell office:value-type="float" office:value="0.110123762286254">
                <text:p>0.110123762286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4183244284">
                <text:p>120.4183244284</text:p>
              </table:table-cell>
              <table:table-cell office:value-type="float" office:value="0.0934221028">
                <text:p>0.0934221028</text:p>
              </table:table-cell>
              <table:table-cell office:value-type="float" office:value="120.4183244284">
                <text:p>120.4183244284</text:p>
              </table:table-cell>
              <table:table-cell office:value-type="float" office:value="0.110490066636567">
                <text:p>0.110490066636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186055569">
                <text:p>122.0186055569</text:p>
              </table:table-cell>
              <table:table-cell office:value-type="float" office:value="0.0935449091">
                <text:p>0.0935449091</text:p>
              </table:table-cell>
              <table:table-cell office:value-type="float" office:value="122.0186055569">
                <text:p>122.0186055569</text:p>
              </table:table-cell>
              <table:table-cell office:value-type="float" office:value="0.110856370986881">
                <text:p>0.1108563709868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6188866854">
                <text:p>123.6188866854</text:p>
              </table:table-cell>
              <table:table-cell office:value-type="float" office:value="0.0935582136">
                <text:p>0.0935582136</text:p>
              </table:table-cell>
              <table:table-cell office:value-type="float" office:value="123.6188866854">
                <text:p>123.6188866854</text:p>
              </table:table-cell>
              <table:table-cell office:value-type="float" office:value="0.111222675337195">
                <text:p>0.111222675337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.219167814">
                <text:p>125.219167814</text:p>
              </table:table-cell>
              <table:table-cell office:value-type="float" office:value="0.0936264142">
                <text:p>0.0936264142</text:p>
              </table:table-cell>
              <table:table-cell office:value-type="float" office:value="125.219167814">
                <text:p>125.219167814</text:p>
              </table:table-cell>
              <table:table-cell office:value-type="float" office:value="0.111588979687531">
                <text:p>0.111588979687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.8194489425">
                <text:p>126.8194489425</text:p>
              </table:table-cell>
              <table:table-cell office:value-type="float" office:value="0.0936287825">
                <text:p>0.0936287825</text:p>
              </table:table-cell>
              <table:table-cell office:value-type="float" office:value="126.8194489425">
                <text:p>126.8194489425</text:p>
              </table:table-cell>
              <table:table-cell office:value-type="float" office:value="0.111955284037845">
                <text:p>0.1119552840378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.419730071">
                <text:p>128.419730071</text:p>
              </table:table-cell>
              <table:table-cell office:value-type="float" office:value="0.0940048314">
                <text:p>0.0940048314</text:p>
              </table:table-cell>
              <table:table-cell office:value-type="float" office:value="128.419730071">
                <text:p>128.419730071</text:p>
              </table:table-cell>
              <table:table-cell office:value-type="float" office:value="0.112321588388159">
                <text:p>0.112321588388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.0200111995">
                <text:p>130.0200111995</text:p>
              </table:table-cell>
              <table:table-cell office:value-type="float" office:value="0.0939708285">
                <text:p>0.0939708285</text:p>
              </table:table-cell>
              <table:table-cell office:value-type="float" office:value="130.0200111995">
                <text:p>130.0200111995</text:p>
              </table:table-cell>
              <table:table-cell office:value-type="float" office:value="0.112687892738472">
                <text:p>0.112687892738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1.6202923281">
                <text:p>131.6202923281</text:p>
              </table:table-cell>
              <table:table-cell office:value-type="float" office:value="0.0942309346">
                <text:p>0.0942309346</text:p>
              </table:table-cell>
              <table:table-cell office:value-type="float" office:value="131.6202923281">
                <text:p>131.6202923281</text:p>
              </table:table-cell>
              <table:table-cell office:value-type="float" office:value="0.113054197088809">
                <text:p>0.1130541970888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.2205734566">
                <text:p>133.2205734566</text:p>
              </table:table-cell>
              <table:table-cell office:value-type="float" office:value="0.0943235205">
                <text:p>0.0943235205</text:p>
              </table:table-cell>
              <table:table-cell office:value-type="float" office:value="133.2205734566">
                <text:p>133.2205734566</text:p>
              </table:table-cell>
              <table:table-cell office:value-type="float" office:value="0.113420501439122">
                <text:p>0.113420501439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8208545851">
                <text:p>134.8208545851</text:p>
              </table:table-cell>
              <table:table-cell office:value-type="float" office:value="0.0942682942">
                <text:p>0.0942682942</text:p>
              </table:table-cell>
              <table:table-cell office:value-type="float" office:value="134.8208545851">
                <text:p>134.8208545851</text:p>
              </table:table-cell>
              <table:table-cell office:value-type="float" office:value="0.113786805789436">
                <text:p>0.113786805789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.4211357136">
                <text:p>136.4211357136</text:p>
              </table:table-cell>
              <table:table-cell office:value-type="float" office:value="0.0947134981">
                <text:p>0.0947134981</text:p>
              </table:table-cell>
              <table:table-cell office:value-type="float" office:value="136.4211357136">
                <text:p>136.4211357136</text:p>
              </table:table-cell>
              <table:table-cell office:value-type="float" office:value="0.11415311013975">
                <text:p>0.11415311013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.0214168421">
                <text:p>138.0214168421</text:p>
              </table:table-cell>
              <table:table-cell office:value-type="float" office:value="0.0947908727">
                <text:p>0.0947908727</text:p>
              </table:table-cell>
              <table:table-cell office:value-type="float" office:value="138.0214168421">
                <text:p>138.0214168421</text:p>
              </table:table-cell>
              <table:table-cell office:value-type="float" office:value="0.114519414490063">
                <text:p>0.114519414490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.6216979707">
                <text:p>139.6216979707</text:p>
              </table:table-cell>
              <table:table-cell office:value-type="float" office:value="0.0949757268">
                <text:p>0.0949757268</text:p>
              </table:table-cell>
              <table:table-cell office:value-type="float" office:value="139.6216979707">
                <text:p>139.6216979707</text:p>
              </table:table-cell>
              <table:table-cell office:value-type="float" office:value="0.1148857188404">
                <text:p>0.1148857188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1.2219790992">
                <text:p>141.2219790992</text:p>
              </table:table-cell>
              <table:table-cell office:value-type="float" office:value="0.0952928941">
                <text:p>0.0952928941</text:p>
              </table:table-cell>
              <table:table-cell office:value-type="float" office:value="141.2219790992">
                <text:p>141.2219790992</text:p>
              </table:table-cell>
              <table:table-cell office:value-type="float" office:value="0.115252023190714">
                <text:p>0.115252023190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.8222602277">
                <text:p>142.8222602277</text:p>
              </table:table-cell>
              <table:table-cell office:value-type="float" office:value="0.0955083817">
                <text:p>0.0955083817</text:p>
              </table:table-cell>
              <table:table-cell office:value-type="float" office:value="142.8222602277">
                <text:p>142.8222602277</text:p>
              </table:table-cell>
              <table:table-cell office:value-type="float" office:value="0.115618327541027">
                <text:p>0.115618327541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.4225413562">
                <text:p>144.4225413562</text:p>
              </table:table-cell>
              <table:table-cell office:value-type="float" office:value="0.0958522908">
                <text:p>0.0958522908</text:p>
              </table:table-cell>
              <table:table-cell office:value-type="float" office:value="144.4225413562">
                <text:p>144.4225413562</text:p>
              </table:table-cell>
              <table:table-cell office:value-type="float" office:value="0.115984631891341">
                <text:p>0.115984631891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.0228224848">
                <text:p>146.0228224848</text:p>
              </table:table-cell>
              <table:table-cell office:value-type="float" office:value="0.095920861">
                <text:p>0.095920861</text:p>
              </table:table-cell>
              <table:table-cell office:value-type="float" office:value="146.0228224848">
                <text:p>146.0228224848</text:p>
              </table:table-cell>
              <table:table-cell office:value-type="float" office:value="0.116350936241677">
                <text:p>0.116350936241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.6231036133">
                <text:p>147.6231036133</text:p>
              </table:table-cell>
              <table:table-cell office:value-type="float" office:value="0.0962312182">
                <text:p>0.0962312182</text:p>
              </table:table-cell>
              <table:table-cell office:value-type="float" office:value="147.6231036133">
                <text:p>147.6231036133</text:p>
              </table:table-cell>
              <table:table-cell office:value-type="float" office:value="0.116717240591991">
                <text:p>0.116717240591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.2233847418">
                <text:p>149.2233847418</text:p>
              </table:table-cell>
              <table:table-cell office:value-type="float" office:value="0.0963513823">
                <text:p>0.0963513823</text:p>
              </table:table-cell>
              <table:table-cell office:value-type="float" office:value="149.2233847418">
                <text:p>149.2233847418</text:p>
              </table:table-cell>
              <table:table-cell office:value-type="float" office:value="0.117083544942305">
                <text:p>0.117083544942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.8236658703">
                <text:p>150.8236658703</text:p>
              </table:table-cell>
              <table:table-cell office:value-type="float" office:value="0.0965585334">
                <text:p>0.0965585334</text:p>
              </table:table-cell>
              <table:table-cell office:value-type="float" office:value="150.8236658703">
                <text:p>150.8236658703</text:p>
              </table:table-cell>
              <table:table-cell office:value-type="float" office:value="0.117449849292618">
                <text:p>0.117449849292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.4239469989">
                <text:p>152.4239469989</text:p>
              </table:table-cell>
              <table:table-cell office:value-type="float" office:value="0.096962874">
                <text:p>0.096962874</text:p>
              </table:table-cell>
              <table:table-cell office:value-type="float" office:value="152.4239469989">
                <text:p>152.4239469989</text:p>
              </table:table-cell>
              <table:table-cell office:value-type="float" office:value="0.117816153642955">
                <text:p>0.117816153642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.0242281274">
                <text:p>154.0242281274</text:p>
              </table:table-cell>
              <table:table-cell office:value-type="float" office:value="0.097104839">
                <text:p>0.097104839</text:p>
              </table:table-cell>
              <table:table-cell office:value-type="float" office:value="154.0242281274">
                <text:p>154.0242281274</text:p>
              </table:table-cell>
              <table:table-cell office:value-type="float" office:value="0.118182457993269">
                <text:p>0.118182457993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.6245092559">
                <text:p>155.6245092559</text:p>
              </table:table-cell>
              <table:table-cell office:value-type="float" office:value="0.0972747839">
                <text:p>0.0972747839</text:p>
              </table:table-cell>
              <table:table-cell office:value-type="float" office:value="155.6245092559">
                <text:p>155.6245092559</text:p>
              </table:table-cell>
              <table:table-cell office:value-type="float" office:value="0.118548762343582">
                <text:p>0.118548762343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.2247903844">
                <text:p>157.2247903844</text:p>
              </table:table-cell>
              <table:table-cell office:value-type="float" office:value="0.0975610497">
                <text:p>0.0975610497</text:p>
              </table:table-cell>
              <table:table-cell office:value-type="float" office:value="157.2247903844">
                <text:p>157.2247903844</text:p>
              </table:table-cell>
              <table:table-cell office:value-type="float" office:value="0.118915066693896">
                <text:p>0.118915066693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.825071513">
                <text:p>158.825071513</text:p>
              </table:table-cell>
              <table:table-cell office:value-type="float" office:value="0.0976874411">
                <text:p>0.0976874411</text:p>
              </table:table-cell>
              <table:table-cell office:value-type="float" office:value="158.825071513">
                <text:p>158.825071513</text:p>
              </table:table-cell>
              <table:table-cell office:value-type="float" office:value="0.119281371044232">
                <text:p>0.119281371044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0.4253526415">
                <text:p>160.4253526415</text:p>
              </table:table-cell>
              <table:table-cell office:value-type="float" office:value="0.0981382811">
                <text:p>0.0981382811</text:p>
              </table:table-cell>
              <table:table-cell office:value-type="float" office:value="160.4253526415">
                <text:p>160.4253526415</text:p>
              </table:table-cell>
              <table:table-cell office:value-type="float" office:value="0.119647675394546">
                <text:p>0.1196476753945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2.02563377">
                <text:p>162.02563377</text:p>
              </table:table-cell>
              <table:table-cell office:value-type="float" office:value="0.0988554478">
                <text:p>0.0988554478</text:p>
              </table:table-cell>
              <table:table-cell office:value-type="float" office:value="162.02563377">
                <text:p>162.02563377</text:p>
              </table:table-cell>
              <table:table-cell office:value-type="float" office:value="0.12001397974486">
                <text:p>0.12001397974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3.6259148985">
                <text:p>163.6259148985</text:p>
              </table:table-cell>
              <table:table-cell office:value-type="float" office:value="0.0999755199">
                <text:p>0.0999755199</text:p>
              </table:table-cell>
              <table:table-cell office:value-type="float" office:value="163.6259148985">
                <text:p>163.6259148985</text:p>
              </table:table-cell>
              <table:table-cell office:value-type="float" office:value="0.120380284095173">
                <text:p>0.1203802840951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5.226196027">
                <text:p>165.226196027</text:p>
              </table:table-cell>
              <table:table-cell office:value-type="float" office:value="0.1009748635">
                <text:p>0.1009748635</text:p>
              </table:table-cell>
              <table:table-cell office:value-type="float" office:value="165.226196027">
                <text:p>165.226196027</text:p>
              </table:table-cell>
              <table:table-cell office:value-type="float" office:value="0.120746588445487">
                <text:p>0.1207465884454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6.8264771556">
                <text:p>166.8264771556</text:p>
              </table:table-cell>
              <table:table-cell office:value-type="float" office:value="0.1015644123">
                <text:p>0.1015644123</text:p>
              </table:table-cell>
              <table:table-cell office:value-type="float" office:value="166.8264771556">
                <text:p>166.8264771556</text:p>
              </table:table-cell>
              <table:table-cell office:value-type="float" office:value="0.121112892795824">
                <text:p>0.121112892795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.4267582841">
                <text:p>168.4267582841</text:p>
              </table:table-cell>
              <table:table-cell office:value-type="float" office:value="0.1024876409">
                <text:p>0.1024876409</text:p>
              </table:table-cell>
              <table:table-cell office:value-type="float" office:value="168.4267582841">
                <text:p>168.4267582841</text:p>
              </table:table-cell>
              <table:table-cell office:value-type="float" office:value="0.121479197146137">
                <text:p>0.121479197146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0.0270394126">
                <text:p>170.0270394126</text:p>
              </table:table-cell>
              <table:table-cell office:value-type="float" office:value="0.1037115123">
                <text:p>0.1037115123</text:p>
              </table:table-cell>
              <table:table-cell office:value-type="float" office:value="170.0270394126">
                <text:p>170.0270394126</text:p>
              </table:table-cell>
              <table:table-cell office:value-type="float" office:value="0.121845501496451">
                <text:p>0.121845501496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.6273205411">
                <text:p>171.6273205411</text:p>
              </table:table-cell>
              <table:table-cell office:value-type="float" office:value="0.1054267714">
                <text:p>0.1054267714</text:p>
              </table:table-cell>
              <table:table-cell office:value-type="float" office:value="171.6273205411">
                <text:p>171.6273205411</text:p>
              </table:table-cell>
              <table:table-cell office:value-type="float" office:value="0.122211805846765">
                <text:p>0.1222118058467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3.2276016697">
                <text:p>173.2276016697</text:p>
              </table:table-cell>
              <table:table-cell office:value-type="float" office:value="0.1074679423">
                <text:p>0.1074679423</text:p>
              </table:table-cell>
              <table:table-cell office:value-type="float" office:value="173.2276016697">
                <text:p>173.2276016697</text:p>
              </table:table-cell>
              <table:table-cell office:value-type="float" office:value="0.122578110197101">
                <text:p>0.122578110197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.8278827982">
                <text:p>174.8278827982</text:p>
              </table:table-cell>
              <table:table-cell office:value-type="float" office:value="0.109848169">
                <text:p>0.109848169</text:p>
              </table:table-cell>
              <table:table-cell office:value-type="float" office:value="174.8278827982">
                <text:p>174.8278827982</text:p>
              </table:table-cell>
              <table:table-cell office:value-type="float" office:value="0.122944414547415">
                <text:p>0.122944414547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.4281639267">
                <text:p>176.4281639267</text:p>
              </table:table-cell>
              <table:table-cell office:value-type="float" office:value="0.111949979">
                <text:p>0.111949979</text:p>
              </table:table-cell>
              <table:table-cell office:value-type="float" office:value="176.4281639267">
                <text:p>176.4281639267</text:p>
              </table:table-cell>
              <table:table-cell office:value-type="float" office:value="0.123310718897728">
                <text:p>0.1233107188977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.0284450552">
                <text:p>178.0284450552</text:p>
              </table:table-cell>
              <table:table-cell office:value-type="float" office:value="0.1142023494">
                <text:p>0.1142023494</text:p>
              </table:table-cell>
              <table:table-cell office:value-type="float" office:value="178.0284450552">
                <text:p>178.0284450552</text:p>
              </table:table-cell>
              <table:table-cell office:value-type="float" office:value="0.123677023248042">
                <text:p>0.1236770232480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9.6287261838">
                <text:p>179.6287261838</text:p>
              </table:table-cell>
              <table:table-cell office:value-type="float" office:value="0.1160055902">
                <text:p>0.1160055902</text:p>
              </table:table-cell>
              <table:table-cell office:value-type="float" office:value="179.6287261838">
                <text:p>179.6287261838</text:p>
              </table:table-cell>
              <table:table-cell office:value-type="float" office:value="0.124043327598379">
                <text:p>0.124043327598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1.2290073123">
                <text:p>181.2290073123</text:p>
              </table:table-cell>
              <table:table-cell office:value-type="float" office:value="0.1176787931">
                <text:p>0.1176787931</text:p>
              </table:table-cell>
              <table:table-cell office:value-type="float" office:value="181.2290073123">
                <text:p>181.2290073123</text:p>
              </table:table-cell>
              <table:table-cell office:value-type="float" office:value="0.124409631948692">
                <text:p>0.1244096319486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.8292884408">
                <text:p>182.8292884408</text:p>
              </table:table-cell>
              <table:table-cell office:value-type="float" office:value="0.1197777868">
                <text:p>0.1197777868</text:p>
              </table:table-cell>
              <table:table-cell office:value-type="float" office:value="182.8292884408">
                <text:p>182.8292884408</text:p>
              </table:table-cell>
              <table:table-cell office:value-type="float" office:value="0.124775936299006">
                <text:p>0.124775936299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4.4295695693">
                <text:p>184.4295695693</text:p>
              </table:table-cell>
              <table:table-cell office:value-type="float" office:value="0.1216574135">
                <text:p>0.1216574135</text:p>
              </table:table-cell>
              <table:table-cell office:value-type="float" office:value="184.4295695693">
                <text:p>184.4295695693</text:p>
              </table:table-cell>
              <table:table-cell office:value-type="float" office:value="0.125142240649319">
                <text:p>0.1251422406493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.0298506979">
                <text:p>186.0298506979</text:p>
              </table:table-cell>
              <table:table-cell office:value-type="float" office:value="0.123552404">
                <text:p>0.123552404</text:p>
              </table:table-cell>
              <table:table-cell office:value-type="float" office:value="186.0298506979">
                <text:p>186.0298506979</text:p>
              </table:table-cell>
              <table:table-cell office:value-type="float" office:value="0.125508544999656">
                <text:p>0.125508544999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7.6301318264">
                <text:p>187.6301318264</text:p>
              </table:table-cell>
              <table:table-cell office:value-type="float" office:value="0.1247180799">
                <text:p>0.1247180799</text:p>
              </table:table-cell>
              <table:table-cell office:value-type="float" office:value="187.6301318264">
                <text:p>187.6301318264</text:p>
              </table:table-cell>
              <table:table-cell office:value-type="float" office:value="0.12587484934997">
                <text:p>0.12587484934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9.2304129549">
                <text:p>189.2304129549</text:p>
              </table:table-cell>
              <table:table-cell office:value-type="float" office:value="0.1258587305">
                <text:p>0.1258587305</text:p>
              </table:table-cell>
              <table:table-cell office:value-type="float" office:value="189.2304129549">
                <text:p>189.2304129549</text:p>
              </table:table-cell>
              <table:table-cell office:value-type="float" office:value="0.126241153700283">
                <text:p>0.126241153700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0.8306940834">
                <text:p>190.8306940834</text:p>
              </table:table-cell>
              <table:table-cell office:value-type="float" office:value="0.1267904317">
                <text:p>0.1267904317</text:p>
              </table:table-cell>
              <table:table-cell office:value-type="float" office:value="190.8306940834">
                <text:p>190.8306940834</text:p>
              </table:table-cell>
              <table:table-cell office:value-type="float" office:value="0.126607458050597">
                <text:p>0.126607458050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2.430975212">
                <text:p>192.430975212</text:p>
              </table:table-cell>
              <table:table-cell office:value-type="float" office:value="0.1273831324">
                <text:p>0.1273831324</text:p>
              </table:table-cell>
              <table:table-cell office:value-type="float" office:value="192.430975212">
                <text:p>192.430975212</text:p>
              </table:table-cell>
              <table:table-cell office:value-type="float" office:value="0.126973762400934">
                <text:p>0.1269737624009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4.0312563405">
                <text:p>194.0312563405</text:p>
              </table:table-cell>
              <table:table-cell office:value-type="float" office:value="0.1283157149">
                <text:p>0.1283157149</text:p>
              </table:table-cell>
              <table:table-cell office:value-type="float" office:value="194.0312563405">
                <text:p>194.0312563405</text:p>
              </table:table-cell>
              <table:table-cell office:value-type="float" office:value="0.127340066751247">
                <text:p>0.127340066751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.631537469">
                <text:p>195.631537469</text:p>
              </table:table-cell>
              <table:table-cell office:value-type="float" office:value="0.1293239131">
                <text:p>0.1293239131</text:p>
              </table:table-cell>
              <table:table-cell office:value-type="float" office:value="195.631537469">
                <text:p>195.631537469</text:p>
              </table:table-cell>
              <table:table-cell office:value-type="float" office:value="0.127706371101561">
                <text:p>0.127706371101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7.2318185975">
                <text:p>197.2318185975</text:p>
              </table:table-cell>
              <table:table-cell office:value-type="float" office:value="0.1300661803">
                <text:p>0.1300661803</text:p>
              </table:table-cell>
              <table:table-cell office:value-type="float" office:value="197.2318185975">
                <text:p>197.2318185975</text:p>
              </table:table-cell>
              <table:table-cell office:value-type="float" office:value="0.128072675451874">
                <text:p>0.1280726754518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8.832099726">
                <text:p>198.832099726</text:p>
              </table:table-cell>
              <table:table-cell office:value-type="float" office:value="0.1306176607">
                <text:p>0.1306176607</text:p>
              </table:table-cell>
              <table:table-cell office:value-type="float" office:value="198.832099726">
                <text:p>198.832099726</text:p>
              </table:table-cell>
              <table:table-cell office:value-type="float" office:value="0.128438979802188">
                <text:p>0.1284389798021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.4323808546">
                <text:p>200.4323808546</text:p>
              </table:table-cell>
              <table:table-cell office:value-type="float" office:value="0.1312144257">
                <text:p>0.1312144257</text:p>
              </table:table-cell>
              <table:table-cell office:value-type="float" office:value="200.4323808546">
                <text:p>200.4323808546</text:p>
              </table:table-cell>
              <table:table-cell office:value-type="float" office:value="0.128805284152525">
                <text:p>0.1288052841525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2.0326619831">
                <text:p>202.0326619831</text:p>
              </table:table-cell>
              <table:table-cell office:value-type="float" office:value="0.131730002">
                <text:p>0.131730002</text:p>
              </table:table-cell>
              <table:table-cell office:value-type="float" office:value="202.0326619831">
                <text:p>202.0326619831</text:p>
              </table:table-cell>
              <table:table-cell office:value-type="float" office:value="0.129171588502838">
                <text:p>0.1291715885028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3.6329431116">
                <text:p>203.6329431116</text:p>
              </table:table-cell>
              <table:table-cell office:value-type="float" office:value="0.1322452747">
                <text:p>0.1322452747</text:p>
              </table:table-cell>
              <table:table-cell office:value-type="float" office:value="203.6329431116">
                <text:p>203.6329431116</text:p>
              </table:table-cell>
              <table:table-cell office:value-type="float" office:value="0.129537892853152">
                <text:p>0.129537892853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.2332242401">
                <text:p>205.2332242401</text:p>
              </table:table-cell>
              <table:table-cell office:value-type="float" office:value="0.1325582069">
                <text:p>0.1325582069</text:p>
              </table:table-cell>
              <table:table-cell office:value-type="float" office:value="205.2332242401">
                <text:p>205.2332242401</text:p>
              </table:table-cell>
              <table:table-cell office:value-type="float" office:value="0.129904197203466">
                <text:p>0.1299041972034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6.8335053687">
                <text:p>206.8335053687</text:p>
              </table:table-cell>
              <table:table-cell office:value-type="float" office:value="0.1326399564">
                <text:p>0.1326399564</text:p>
              </table:table-cell>
              <table:table-cell office:value-type="float" office:value="206.8335053687">
                <text:p>206.8335053687</text:p>
              </table:table-cell>
              <table:table-cell office:value-type="float" office:value="0.130270501553802">
                <text:p>0.1302705015538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8.4337864972">
                <text:p>208.4337864972</text:p>
              </table:table-cell>
              <table:table-cell office:value-type="float" office:value="0.1328692265">
                <text:p>0.1328692265</text:p>
              </table:table-cell>
              <table:table-cell office:value-type="float" office:value="208.4337864972">
                <text:p>208.4337864972</text:p>
              </table:table-cell>
              <table:table-cell office:value-type="float" office:value="0.130636805904116">
                <text:p>0.1306368059041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0.0340676257">
                <text:p>210.0340676257</text:p>
              </table:table-cell>
              <table:table-cell office:value-type="float" office:value="0.1331662011">
                <text:p>0.1331662011</text:p>
              </table:table-cell>
              <table:table-cell office:value-type="float" office:value="210.0340676257">
                <text:p>210.0340676257</text:p>
              </table:table-cell>
              <table:table-cell office:value-type="float" office:value="0.131003110254429">
                <text:p>0.131003110254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.6343487542">
                <text:p>211.6343487542</text:p>
              </table:table-cell>
              <table:table-cell office:value-type="float" office:value="0.1331739683">
                <text:p>0.1331739683</text:p>
              </table:table-cell>
              <table:table-cell office:value-type="float" office:value="211.6343487542">
                <text:p>211.6343487542</text:p>
              </table:table-cell>
              <table:table-cell office:value-type="float" office:value="0.131369414604743">
                <text:p>0.1313694146047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3.2346298828">
                <text:p>213.2346298828</text:p>
              </table:table-cell>
              <table:table-cell office:value-type="float" office:value="0.1330315468">
                <text:p>0.1330315468</text:p>
              </table:table-cell>
              <table:table-cell office:value-type="float" office:value="213.2346298828">
                <text:p>213.2346298828</text:p>
              </table:table-cell>
              <table:table-cell office:value-type="float" office:value="0.13173571895508">
                <text:p>0.131735718955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4.8349110113">
                <text:p>214.8349110113</text:p>
              </table:table-cell>
              <table:table-cell office:value-type="float" office:value="0.1329819618">
                <text:p>0.1329819618</text:p>
              </table:table-cell>
              <table:table-cell office:value-type="float" office:value="214.8349110113">
                <text:p>214.8349110113</text:p>
              </table:table-cell>
              <table:table-cell office:value-type="float" office:value="0.132102023305393">
                <text:p>0.1321020233053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6.4351921398">
                <text:p>216.4351921398</text:p>
              </table:table-cell>
              <table:table-cell office:value-type="float" office:value="0.1332121824">
                <text:p>0.1332121824</text:p>
              </table:table-cell>
              <table:table-cell office:value-type="float" office:value="216.4351921398">
                <text:p>216.4351921398</text:p>
              </table:table-cell>
              <table:table-cell office:value-type="float" office:value="0.132468327655707">
                <text:p>0.132468327655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8.0354732683">
                <text:p>218.0354732683</text:p>
              </table:table-cell>
              <table:table-cell office:value-type="float" office:value="0.133270618">
                <text:p>0.133270618</text:p>
              </table:table-cell>
              <table:table-cell office:value-type="float" office:value="218.0354732683">
                <text:p>218.0354732683</text:p>
              </table:table-cell>
              <table:table-cell office:value-type="float" office:value="0.132834632006021">
                <text:p>0.132834632006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9.6357543969">
                <text:p>219.6357543969</text:p>
              </table:table-cell>
              <table:table-cell office:value-type="float" office:value="0.1333724351">
                <text:p>0.1333724351</text:p>
              </table:table-cell>
              <table:table-cell office:value-type="float" office:value="219.6357543969">
                <text:p>219.6357543969</text:p>
              </table:table-cell>
              <table:table-cell office:value-type="float" office:value="0.133200936356357">
                <text:p>0.1332009363563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1.2360355254">
                <text:p>221.2360355254</text:p>
              </table:table-cell>
              <table:table-cell office:value-type="float" office:value="0.1333718974">
                <text:p>0.1333718974</text:p>
              </table:table-cell>
              <table:table-cell office:value-type="float" office:value="221.2360355254">
                <text:p>221.2360355254</text:p>
              </table:table-cell>
              <table:table-cell office:value-type="float" office:value="0.133567240706671">
                <text:p>0.1335672407066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2.8363166539">
                <text:p>222.8363166539</text:p>
              </table:table-cell>
              <table:table-cell office:value-type="float" office:value="0.1334887367">
                <text:p>0.1334887367</text:p>
              </table:table-cell>
              <table:table-cell office:value-type="float" office:value="222.8363166539">
                <text:p>222.8363166539</text:p>
              </table:table-cell>
              <table:table-cell office:value-type="float" office:value="0.133933545056984">
                <text:p>0.133933545056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4.4365977824">
                <text:p>224.4365977824</text:p>
              </table:table-cell>
              <table:table-cell office:value-type="float" office:value="0.1334422339">
                <text:p>0.1334422339</text:p>
              </table:table-cell>
              <table:table-cell office:value-type="float" office:value="224.4365977824">
                <text:p>224.4365977824</text:p>
              </table:table-cell>
              <table:table-cell office:value-type="float" office:value="0.134299849407298">
                <text:p>0.1342998494072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6.0368789109">
                <text:p>226.0368789109</text:p>
              </table:table-cell>
              <table:table-cell office:value-type="float" office:value="0.1334830374">
                <text:p>0.1334830374</text:p>
              </table:table-cell>
              <table:table-cell office:value-type="float" office:value="226.0368789109">
                <text:p>226.0368789109</text:p>
              </table:table-cell>
              <table:table-cell office:value-type="float" office:value="0.134666153757612">
                <text:p>0.1346661537576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7.6371600395">
                <text:p>227.6371600395</text:p>
              </table:table-cell>
              <table:table-cell office:value-type="float" office:value="0.1335742198">
                <text:p>0.1335742198</text:p>
              </table:table-cell>
              <table:table-cell office:value-type="float" office:value="227.6371600395">
                <text:p>227.6371600395</text:p>
              </table:table-cell>
              <table:table-cell office:value-type="float" office:value="0.135032458107948">
                <text:p>0.1350324581079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9.237441168">
                <text:p>229.237441168</text:p>
              </table:table-cell>
              <table:table-cell office:value-type="float" office:value="0.1337555918">
                <text:p>0.1337555918</text:p>
              </table:table-cell>
              <table:table-cell office:value-type="float" office:value="229.237441168">
                <text:p>229.237441168</text:p>
              </table:table-cell>
              <table:table-cell office:value-type="float" office:value="0.135398762458262">
                <text:p>0.1353987624582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0.8377222965">
                <text:p>230.8377222965</text:p>
              </table:table-cell>
              <table:table-cell office:value-type="float" office:value="0.1336412043">
                <text:p>0.1336412043</text:p>
              </table:table-cell>
              <table:table-cell office:value-type="float" office:value="230.8377222965">
                <text:p>230.8377222965</text:p>
              </table:table-cell>
              <table:table-cell office:value-type="float" office:value="0.135765066808576">
                <text:p>0.135765066808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2.438003425">
                <text:p>232.438003425</text:p>
              </table:table-cell>
              <table:table-cell office:value-type="float" office:value="0.1336481616">
                <text:p>0.1336481616</text:p>
              </table:table-cell>
              <table:table-cell office:value-type="float" office:value="232.438003425">
                <text:p>232.438003425</text:p>
              </table:table-cell>
              <table:table-cell office:value-type="float" office:value="0.136131371158889">
                <text:p>0.136131371158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4.0382845536">
                <text:p>234.0382845536</text:p>
              </table:table-cell>
              <table:table-cell office:value-type="float" office:value="0.1336819433">
                <text:p>0.1336819433</text:p>
              </table:table-cell>
              <table:table-cell office:value-type="float" office:value="234.0382845536">
                <text:p>234.0382845536</text:p>
              </table:table-cell>
              <table:table-cell office:value-type="float" office:value="0.136497675509226">
                <text:p>0.1364976755092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5.6385656821">
                <text:p>235.6385656821</text:p>
              </table:table-cell>
              <table:table-cell office:value-type="float" office:value="0.1336723139">
                <text:p>0.1336723139</text:p>
              </table:table-cell>
              <table:table-cell office:value-type="float" office:value="235.6385656821">
                <text:p>235.6385656821</text:p>
              </table:table-cell>
              <table:table-cell office:value-type="float" office:value="0.136863979859539">
                <text:p>0.136863979859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7.2388468106">
                <text:p>237.2388468106</text:p>
              </table:table-cell>
              <table:table-cell office:value-type="float" office:value="0.1338123768">
                <text:p>0.1338123768</text:p>
              </table:table-cell>
              <table:table-cell office:value-type="float" office:value="237.2388468106">
                <text:p>237.2388468106</text:p>
              </table:table-cell>
              <table:table-cell office:value-type="float" office:value="0.137230284209853">
                <text:p>0.1372302842098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8.8391279391">
                <text:p>238.8391279391</text:p>
              </table:table-cell>
              <table:table-cell office:value-type="float" office:value="0.1337545355">
                <text:p>0.1337545355</text:p>
              </table:table-cell>
              <table:table-cell office:value-type="float" office:value="238.8391279391">
                <text:p>238.8391279391</text:p>
              </table:table-cell>
              <table:table-cell office:value-type="float" office:value="0.137596588560167">
                <text:p>0.137596588560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0.4394090677">
                <text:p>240.4394090677</text:p>
              </table:table-cell>
              <table:table-cell office:value-type="float" office:value="0.1338516585">
                <text:p>0.1338516585</text:p>
              </table:table-cell>
              <table:table-cell office:value-type="float" office:value="240.4394090677">
                <text:p>240.4394090677</text:p>
              </table:table-cell>
              <table:table-cell office:value-type="float" office:value="0.137962892910503">
                <text:p>0.137962892910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2.0396901962">
                <text:p>242.0396901962</text:p>
              </table:table-cell>
              <table:table-cell office:value-type="float" office:value="0.1339256298">
                <text:p>0.1339256298</text:p>
              </table:table-cell>
              <table:table-cell office:value-type="float" office:value="242.0396901962">
                <text:p>242.0396901962</text:p>
              </table:table-cell>
              <table:table-cell office:value-type="float" office:value="0.138329197260817">
                <text:p>0.138329197260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3.6399713247">
                <text:p>243.6399713247</text:p>
              </table:table-cell>
              <table:table-cell office:value-type="float" office:value="0.1339580963">
                <text:p>0.1339580963</text:p>
              </table:table-cell>
              <table:table-cell office:value-type="float" office:value="243.6399713247">
                <text:p>243.6399713247</text:p>
              </table:table-cell>
              <table:table-cell office:value-type="float" office:value="0.138695501611131">
                <text:p>0.138695501611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5.2402524532">
                <text:p>245.2402524532</text:p>
              </table:table-cell>
              <table:table-cell office:value-type="float" office:value="0.1341346721">
                <text:p>0.1341346721</text:p>
              </table:table-cell>
              <table:table-cell office:value-type="float" office:value="245.2402524532">
                <text:p>245.2402524532</text:p>
              </table:table-cell>
              <table:table-cell office:value-type="float" office:value="0.139061805961444">
                <text:p>0.139061805961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6.8405335818">
                <text:p>246.8405335818</text:p>
              </table:table-cell>
              <table:table-cell office:value-type="float" office:value="0.1341637314">
                <text:p>0.1341637314</text:p>
              </table:table-cell>
              <table:table-cell office:value-type="float" office:value="246.8405335818">
                <text:p>246.8405335818</text:p>
              </table:table-cell>
              <table:table-cell office:value-type="float" office:value="0.139428110311781">
                <text:p>0.1394281103117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8.4408147103">
                <text:p>248.4408147103</text:p>
              </table:table-cell>
              <table:table-cell office:value-type="float" office:value="0.134061843">
                <text:p>0.134061843</text:p>
              </table:table-cell>
              <table:table-cell office:value-type="float" office:value="248.4408147103">
                <text:p>248.4408147103</text:p>
              </table:table-cell>
              <table:table-cell office:value-type="float" office:value="0.139794414662094">
                <text:p>0.1397944146620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0.0410958388">
                <text:p>250.0410958388</text:p>
              </table:table-cell>
              <table:table-cell office:value-type="float" office:value="0.1340642453">
                <text:p>0.1340642453</text:p>
              </table:table-cell>
              <table:table-cell office:value-type="float" office:value="250.0410958388">
                <text:p>250.0410958388</text:p>
              </table:table-cell>
              <table:table-cell office:value-type="float" office:value="0.140160719012408">
                <text:p>0.1401607190124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1.6413769673">
                <text:p>251.6413769673</text:p>
              </table:table-cell>
              <table:table-cell office:value-type="float" office:value="0.1342657442">
                <text:p>0.1342657442</text:p>
              </table:table-cell>
              <table:table-cell office:value-type="float" office:value="251.6413769673">
                <text:p>251.6413769673</text:p>
              </table:table-cell>
              <table:table-cell office:value-type="float" office:value="0.140527023362722">
                <text:p>0.1405270233627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3.2416580959">
                <text:p>253.2416580959</text:p>
              </table:table-cell>
              <table:table-cell office:value-type="float" office:value="0.1342249897">
                <text:p>0.1342249897</text:p>
              </table:table-cell>
              <table:table-cell office:value-type="float" office:value="253.2416580959">
                <text:p>253.2416580959</text:p>
              </table:table-cell>
              <table:table-cell office:value-type="float" office:value="0.140893327713058">
                <text:p>0.140893327713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4.8419392244">
                <text:p>254.8419392244</text:p>
              </table:table-cell>
              <table:table-cell office:value-type="float" office:value="0.1343108357">
                <text:p>0.1343108357</text:p>
              </table:table-cell>
              <table:table-cell office:value-type="float" office:value="254.8419392244">
                <text:p>254.8419392244</text:p>
              </table:table-cell>
              <table:table-cell office:value-type="float" office:value="0.141259632063372">
                <text:p>0.1412596320633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6.4422203529">
                <text:p>256.4422203529</text:p>
              </table:table-cell>
              <table:table-cell office:value-type="float" office:value="0.1344445095">
                <text:p>0.1344445095</text:p>
              </table:table-cell>
              <table:table-cell office:value-type="float" office:value="256.4422203529">
                <text:p>256.4422203529</text:p>
              </table:table-cell>
              <table:table-cell office:value-type="float" office:value="0.141625936413686">
                <text:p>0.141625936413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8.0425014814">
                <text:p>258.0425014814</text:p>
              </table:table-cell>
              <table:table-cell office:value-type="float" office:value="0.1345865314">
                <text:p>0.1345865314</text:p>
              </table:table-cell>
              <table:table-cell office:value-type="float" office:value="258.0425014814">
                <text:p>258.0425014814</text:p>
              </table:table-cell>
              <table:table-cell office:value-type="float" office:value="0.141992240763999">
                <text:p>0.141992240763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9.6427826099">
                <text:p>259.6427826099</text:p>
              </table:table-cell>
              <table:table-cell office:value-type="float" office:value="0.1346679534">
                <text:p>0.1346679534</text:p>
              </table:table-cell>
              <table:table-cell office:value-type="float" office:value="259.6427826099">
                <text:p>259.6427826099</text:p>
              </table:table-cell>
              <table:table-cell office:value-type="float" office:value="0.142358545114313">
                <text:p>0.1423585451143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1.2430637385">
                <text:p>261.2430637385</text:p>
              </table:table-cell>
              <table:table-cell office:value-type="float" office:value="0.1347516279">
                <text:p>0.1347516279</text:p>
              </table:table-cell>
              <table:table-cell office:value-type="float" office:value="261.2430637385">
                <text:p>261.2430637385</text:p>
              </table:table-cell>
              <table:table-cell office:value-type="float" office:value="0.142724849464649">
                <text:p>0.1427248494646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2.843344867">
                <text:p>262.843344867</text:p>
              </table:table-cell>
              <table:table-cell office:value-type="float" office:value="0.1349703073">
                <text:p>0.1349703073</text:p>
              </table:table-cell>
              <table:table-cell office:value-type="float" office:value="262.843344867">
                <text:p>262.843344867</text:p>
              </table:table-cell>
              <table:table-cell office:value-type="float" office:value="0.143091153814963">
                <text:p>0.1430911538149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4.4436259955">
                <text:p>264.4436259955</text:p>
              </table:table-cell>
              <table:table-cell office:value-type="float" office:value="0.135032949">
                <text:p>0.135032949</text:p>
              </table:table-cell>
              <table:table-cell office:value-type="float" office:value="264.4436259955">
                <text:p>264.4436259955</text:p>
              </table:table-cell>
              <table:table-cell office:value-type="float" office:value="0.143457458165277">
                <text:p>0.1434574581652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6.043907124">
                <text:p>266.043907124</text:p>
              </table:table-cell>
              <table:table-cell office:value-type="float" office:value="0.1355054117">
                <text:p>0.1355054117</text:p>
              </table:table-cell>
              <table:table-cell office:value-type="float" office:value="266.043907124">
                <text:p>266.043907124</text:p>
              </table:table-cell>
              <table:table-cell office:value-type="float" office:value="0.14382376251559">
                <text:p>0.143823762515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7.6441882526">
                <text:p>267.6441882526</text:p>
              </table:table-cell>
              <table:table-cell office:value-type="float" office:value="0.1361169493">
                <text:p>0.1361169493</text:p>
              </table:table-cell>
              <table:table-cell office:value-type="float" office:value="267.6441882526">
                <text:p>267.6441882526</text:p>
              </table:table-cell>
              <table:table-cell office:value-type="float" office:value="0.144190066865927">
                <text:p>0.1441900668659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9.2444693811">
                <text:p>269.2444693811</text:p>
              </table:table-cell>
              <table:table-cell office:value-type="float" office:value="0.136853281">
                <text:p>0.136853281</text:p>
              </table:table-cell>
              <table:table-cell office:value-type="float" office:value="269.2444693811">
                <text:p>269.2444693811</text:p>
              </table:table-cell>
              <table:table-cell office:value-type="float" office:value="0.14455637121624">
                <text:p>0.144556371216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0.8447505096">
                <text:p>270.8447505096</text:p>
              </table:table-cell>
              <table:table-cell office:value-type="float" office:value="0.1380265438">
                <text:p>0.1380265438</text:p>
              </table:table-cell>
              <table:table-cell office:value-type="float" office:value="270.8447505096">
                <text:p>270.8447505096</text:p>
              </table:table-cell>
              <table:table-cell office:value-type="float" office:value="0.144922675566554">
                <text:p>0.1449226755665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2.4450316381">
                <text:p>272.4450316381</text:p>
              </table:table-cell>
              <table:table-cell office:value-type="float" office:value="0.1395272882">
                <text:p>0.1395272882</text:p>
              </table:table-cell>
              <table:table-cell office:value-type="float" office:value="272.4450316381">
                <text:p>272.4450316381</text:p>
              </table:table-cell>
              <table:table-cell office:value-type="float" office:value="0.145288979916868">
                <text:p>0.1452889799168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4.0453127667">
                <text:p>274.0453127667</text:p>
              </table:table-cell>
              <table:table-cell office:value-type="float" office:value="0.1413250805">
                <text:p>0.1413250805</text:p>
              </table:table-cell>
              <table:table-cell office:value-type="float" office:value="274.0453127667">
                <text:p>274.0453127667</text:p>
              </table:table-cell>
              <table:table-cell office:value-type="float" office:value="0.145655284267204">
                <text:p>0.1456552842672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5.6455938952">
                <text:p>275.6455938952</text:p>
              </table:table-cell>
              <table:table-cell office:value-type="float" office:value="0.1431092427">
                <text:p>0.1431092427</text:p>
              </table:table-cell>
              <table:table-cell office:value-type="float" office:value="275.6455938952">
                <text:p>275.6455938952</text:p>
              </table:table-cell>
              <table:table-cell office:value-type="float" office:value="0.146021588617518">
                <text:p>0.1460215886175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7.2458750237">
                <text:p>277.2458750237</text:p>
              </table:table-cell>
              <table:table-cell office:value-type="float" office:value="0.1447862466">
                <text:p>0.1447862466</text:p>
              </table:table-cell>
              <table:table-cell office:value-type="float" office:value="277.2458750237">
                <text:p>277.2458750237</text:p>
              </table:table-cell>
              <table:table-cell office:value-type="float" office:value="0.146387892967832">
                <text:p>0.1463878929678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8.8461561522">
                <text:p>278.8461561522</text:p>
              </table:table-cell>
              <table:table-cell office:value-type="float" office:value="0.1461494341">
                <text:p>0.1461494341</text:p>
              </table:table-cell>
              <table:table-cell office:value-type="float" office:value="278.8461561522">
                <text:p>278.8461561522</text:p>
              </table:table-cell>
              <table:table-cell office:value-type="float" office:value="0.146754197318145">
                <text:p>0.1467541973181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0.4464372808">
                <text:p>280.4464372808</text:p>
              </table:table-cell>
              <table:table-cell office:value-type="float" office:value="0.1475865616">
                <text:p>0.1475865616</text:p>
              </table:table-cell>
              <table:table-cell office:value-type="float" office:value="280.4464372808">
                <text:p>280.4464372808</text:p>
              </table:table-cell>
              <table:table-cell office:value-type="float" office:value="0.1475865616">
                <text:p>0.14758656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2.0467184093">
                <text:p>282.0467184093</text:p>
              </table:table-cell>
              <table:table-cell office:value-type="float" office:value="0.1491786158">
                <text:p>0.1491786158</text:p>
              </table:table-cell>
              <table:table-cell office:value-type="float" office:value="282.0467184093">
                <text:p>282.0467184093</text:p>
              </table:table-cell>
              <table:table-cell office:value-type="float" office:value="0.1491786158">
                <text:p>0.14917861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3.6469995378">
                <text:p>283.6469995378</text:p>
              </table:table-cell>
              <table:table-cell office:value-type="float" office:value="0.1512064293">
                <text:p>0.1512064293</text:p>
              </table:table-cell>
              <table:table-cell office:value-type="float" office:value="283.6469995378">
                <text:p>283.6469995378</text:p>
              </table:table-cell>
              <table:table-cell office:value-type="float" office:value="0.1512064293">
                <text:p>0.1512064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5.2472806663">
                <text:p>285.2472806663</text:p>
              </table:table-cell>
              <table:table-cell office:value-type="float" office:value="0.1527644111">
                <text:p>0.1527644111</text:p>
              </table:table-cell>
              <table:table-cell office:value-type="float" office:value="285.2472806663">
                <text:p>285.2472806663</text:p>
              </table:table-cell>
              <table:table-cell office:value-type="float" office:value="0.1527644111">
                <text:p>0.15276441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6.8475617948">
                <text:p>286.8475617948</text:p>
              </table:table-cell>
              <table:table-cell office:value-type="float" office:value="0.154405209">
                <text:p>0.154405209</text:p>
              </table:table-cell>
              <table:table-cell office:value-type="float" office:value="286.8475617948">
                <text:p>286.8475617948</text:p>
              </table:table-cell>
              <table:table-cell office:value-type="float" office:value="0.154405209">
                <text:p>0.154405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8.4478429234">
                <text:p>288.4478429234</text:p>
              </table:table-cell>
              <table:table-cell office:value-type="float" office:value="0.1562329527">
                <text:p>0.1562329527</text:p>
              </table:table-cell>
              <table:table-cell office:value-type="float" office:value="288.4478429234">
                <text:p>288.4478429234</text:p>
              </table:table-cell>
              <table:table-cell office:value-type="float" office:value="0.1562329527">
                <text:p>0.15623295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0.0481240519">
                <text:p>290.0481240519</text:p>
              </table:table-cell>
              <table:table-cell office:value-type="float" office:value="0.1573168851">
                <text:p>0.1573168851</text:p>
              </table:table-cell>
              <table:table-cell office:value-type="float" office:value="290.0481240519">
                <text:p>290.0481240519</text:p>
              </table:table-cell>
              <table:table-cell office:value-type="float" office:value="0.1573168851">
                <text:p>0.15731688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1.6484051804">
                <text:p>291.6484051804</text:p>
              </table:table-cell>
              <table:table-cell office:value-type="float" office:value="0.1592130821">
                <text:p>0.1592130821</text:p>
              </table:table-cell>
              <table:table-cell office:value-type="float" office:value="291.6484051804">
                <text:p>291.6484051804</text:p>
              </table:table-cell>
              <table:table-cell office:value-type="float" office:value="0.1592130821">
                <text:p>0.15921308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3.2486863089">
                <text:p>293.2486863089</text:p>
              </table:table-cell>
              <table:table-cell office:value-type="float" office:value="0.1604511022">
                <text:p>0.1604511022</text:p>
              </table:table-cell>
              <table:table-cell office:value-type="float" office:value="293.2486863089">
                <text:p>293.2486863089</text:p>
              </table:table-cell>
              <table:table-cell office:value-type="float" office:value="0.1604511022">
                <text:p>0.16045110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4.8489674375">
                <text:p>294.8489674375</text:p>
              </table:table-cell>
              <table:table-cell office:value-type="float" office:value="0.1614280658">
                <text:p>0.1614280658</text:p>
              </table:table-cell>
              <table:table-cell office:value-type="float" office:value="294.8489674375">
                <text:p>294.8489674375</text:p>
              </table:table-cell>
              <table:table-cell office:value-type="float" office:value="0.1614280658">
                <text:p>0.16142806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6.449248566">
                <text:p>296.449248566</text:p>
              </table:table-cell>
              <table:table-cell office:value-type="float" office:value="0.1625373542">
                <text:p>0.1625373542</text:p>
              </table:table-cell>
              <table:table-cell office:value-type="float" office:value="296.449248566">
                <text:p>296.449248566</text:p>
              </table:table-cell>
              <table:table-cell office:value-type="float" office:value="0.1625373542">
                <text:p>0.16253735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8.0495296945">
                <text:p>298.0495296945</text:p>
              </table:table-cell>
              <table:table-cell office:value-type="float" office:value="0.1634581923">
                <text:p>0.1634581923</text:p>
              </table:table-cell>
              <table:table-cell office:value-type="float" office:value="298.0495296945">
                <text:p>298.0495296945</text:p>
              </table:table-cell>
              <table:table-cell office:value-type="float" office:value="0.1634581923">
                <text:p>0.1634581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9.649810823">
                <text:p>299.649810823</text:p>
              </table:table-cell>
              <table:table-cell office:value-type="float" office:value="0.1644117001">
                <text:p>0.1644117001</text:p>
              </table:table-cell>
              <table:table-cell office:value-type="float" office:value="299.649810823">
                <text:p>299.649810823</text:p>
              </table:table-cell>
              <table:table-cell office:value-type="float" office:value="0.1644117001">
                <text:p>0.1644117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1.2500919516">
                <text:p>301.2500919516</text:p>
              </table:table-cell>
              <table:table-cell office:value-type="float" office:value="0.165607616">
                <text:p>0.165607616</text:p>
              </table:table-cell>
              <table:table-cell office:value-type="float" office:value="301.2500919516">
                <text:p>301.2500919516</text:p>
              </table:table-cell>
              <table:table-cell office:value-type="float" office:value="0.165607616">
                <text:p>0.1656076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2.8503730801">
                <text:p>302.8503730801</text:p>
              </table:table-cell>
              <table:table-cell office:value-type="float" office:value="0.1660822275">
                <text:p>0.1660822275</text:p>
              </table:table-cell>
              <table:table-cell office:value-type="float" office:value="302.8503730801">
                <text:p>302.8503730801</text:p>
              </table:table-cell>
              <table:table-cell office:value-type="float" office:value="0.1660822275">
                <text:p>0.16608222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4.4506542086">
                <text:p>304.4506542086</text:p>
              </table:table-cell>
              <table:table-cell office:value-type="float" office:value="0.1685534652">
                <text:p>0.1685534652</text:p>
              </table:table-cell>
              <table:table-cell office:value-type="float" office:value="304.4506542086">
                <text:p>304.4506542086</text:p>
              </table:table-cell>
              <table:table-cell office:value-type="float" office:value="0.1685534652">
                <text:p>0.16855346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6.0509353371">
                <text:p>306.0509353371</text:p>
              </table:table-cell>
              <table:table-cell office:value-type="float" office:value="0.1704479518">
                <text:p>0.1704479518</text:p>
              </table:table-cell>
              <table:table-cell office:value-type="float" office:value="306.0509353371">
                <text:p>306.0509353371</text:p>
              </table:table-cell>
              <table:table-cell office:value-type="float" office:value="0.1704479518">
                <text:p>0.17044795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7.6512164657">
                <text:p>307.6512164657</text:p>
              </table:table-cell>
              <table:table-cell office:value-type="float" office:value="0.1724785362">
                <text:p>0.1724785362</text:p>
              </table:table-cell>
              <table:table-cell office:value-type="float" office:value="307.6512164657">
                <text:p>307.6512164657</text:p>
              </table:table-cell>
              <table:table-cell office:value-type="float" office:value="0.1724785362">
                <text:p>0.1724785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9.2514975942">
                <text:p>309.2514975942</text:p>
              </table:table-cell>
              <table:table-cell office:value-type="float" office:value="0.1745707664">
                <text:p>0.1745707664</text:p>
              </table:table-cell>
              <table:table-cell office:value-type="float" office:value="309.2514975942">
                <text:p>309.2514975942</text:p>
              </table:table-cell>
              <table:table-cell office:value-type="float" office:value="0.1745707664">
                <text:p>0.1745707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0.8517787227">
                <text:p>310.8517787227</text:p>
              </table:table-cell>
              <table:table-cell office:value-type="float" office:value="0.1766846503">
                <text:p>0.1766846503</text:p>
              </table:table-cell>
              <table:table-cell office:value-type="float" office:value="310.8517787227">
                <text:p>310.8517787227</text:p>
              </table:table-cell>
              <table:table-cell office:value-type="float" office:value="0.1766846503">
                <text:p>0.17668465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2.4520598512">
                <text:p>312.4520598512</text:p>
              </table:table-cell>
              <table:table-cell office:value-type="float" office:value="0.1792142953">
                <text:p>0.1792142953</text:p>
              </table:table-cell>
              <table:table-cell office:value-type="float" office:value="312.4520598512">
                <text:p>312.4520598512</text:p>
              </table:table-cell>
              <table:table-cell office:value-type="float" office:value="0.1792142953">
                <text:p>0.17921429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4.0523409798">
                <text:p>314.0523409798</text:p>
              </table:table-cell>
              <table:table-cell office:value-type="float" office:value="0.1814996911">
                <text:p>0.1814996911</text:p>
              </table:table-cell>
              <table:table-cell office:value-type="float" office:value="314.0523409798">
                <text:p>314.0523409798</text:p>
              </table:table-cell>
              <table:table-cell office:value-type="float" office:value="0.1814996911">
                <text:p>0.18149969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5.6526221083">
                <text:p>315.6526221083</text:p>
              </table:table-cell>
              <table:table-cell office:value-type="float" office:value="0.1840697687">
                <text:p>0.1840697687</text:p>
              </table:table-cell>
              <table:table-cell office:value-type="float" office:value="315.6526221083">
                <text:p>315.6526221083</text:p>
              </table:table-cell>
              <table:table-cell office:value-type="float" office:value="0.1840697687">
                <text:p>0.1840697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7.2529032368">
                <text:p>317.2529032368</text:p>
              </table:table-cell>
              <table:table-cell office:value-type="float" office:value="0.1864288199">
                <text:p>0.1864288199</text:p>
              </table:table-cell>
              <table:table-cell office:value-type="float" office:value="317.2529032368">
                <text:p>317.2529032368</text:p>
              </table:table-cell>
              <table:table-cell office:value-type="float" office:value="0.1864288199">
                <text:p>0.18642881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8.8531843653">
                <text:p>318.8531843653</text:p>
              </table:table-cell>
              <table:table-cell office:value-type="float" office:value="0.1892225516">
                <text:p>0.1892225516</text:p>
              </table:table-cell>
              <table:table-cell office:value-type="float" office:value="318.8531843653">
                <text:p>318.8531843653</text:p>
              </table:table-cell>
              <table:table-cell office:value-type="float" office:value="0.1892225516">
                <text:p>0.1892225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0.4534654938">
                <text:p>320.4534654938</text:p>
              </table:table-cell>
              <table:table-cell office:value-type="float" office:value="0.1915003876">
                <text:p>0.1915003876</text:p>
              </table:table-cell>
              <table:table-cell office:value-type="float" office:value="320.4534654938">
                <text:p>320.4534654938</text:p>
              </table:table-cell>
              <table:table-cell office:value-type="float" office:value="0.1915003876">
                <text:p>0.19150038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2.0537466224">
                <text:p>322.0537466224</text:p>
              </table:table-cell>
              <table:table-cell office:value-type="float" office:value="0.1942065793">
                <text:p>0.1942065793</text:p>
              </table:table-cell>
              <table:table-cell office:value-type="float" office:value="322.0537466224">
                <text:p>322.0537466224</text:p>
              </table:table-cell>
              <table:table-cell office:value-type="float" office:value="0.1942065793">
                <text:p>0.19420657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3.6540277509">
                <text:p>323.6540277509</text:p>
              </table:table-cell>
              <table:table-cell office:value-type="float" office:value="0.1968578875">
                <text:p>0.1968578875</text:p>
              </table:table-cell>
              <table:table-cell office:value-type="float" office:value="323.6540277509">
                <text:p>323.6540277509</text:p>
              </table:table-cell>
              <table:table-cell office:value-type="float" office:value="0.1968578875">
                <text:p>0.1968578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5.2543088794">
                <text:p>325.2543088794</text:p>
              </table:table-cell>
              <table:table-cell office:value-type="float" office:value="0.1994920563">
                <text:p>0.1994920563</text:p>
              </table:table-cell>
              <table:table-cell office:value-type="float" office:value="325.2543088794">
                <text:p>325.2543088794</text:p>
              </table:table-cell>
              <table:table-cell office:value-type="float" office:value="0.1994920563">
                <text:p>0.19949205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6.8545900079">
                <text:p>326.8545900079</text:p>
              </table:table-cell>
              <table:table-cell office:value-type="float" office:value="0.2019396029">
                <text:p>0.2019396029</text:p>
              </table:table-cell>
              <table:table-cell office:value-type="float" office:value="326.8545900079">
                <text:p>326.8545900079</text:p>
              </table:table-cell>
              <table:table-cell office:value-type="float" office:value="0.2019396029">
                <text:p>0.2019396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8.4548711365">
                <text:p>328.4548711365</text:p>
              </table:table-cell>
              <table:table-cell office:value-type="float" office:value="0.2039487183">
                <text:p>0.2039487183</text:p>
              </table:table-cell>
              <table:table-cell office:value-type="float" office:value="328.4548711365">
                <text:p>328.4548711365</text:p>
              </table:table-cell>
              <table:table-cell office:value-type="float" office:value="0.2039487183">
                <text:p>0.2039487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0.055152265">
                <text:p>330.055152265</text:p>
              </table:table-cell>
              <table:table-cell office:value-type="float" office:value="0.2072463045">
                <text:p>0.2072463045</text:p>
              </table:table-cell>
              <table:table-cell office:value-type="float" office:value="330.055152265">
                <text:p>330.055152265</text:p>
              </table:table-cell>
              <table:table-cell office:value-type="float" office:value="0.2072463045">
                <text:p>0.2072463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1.6554333935">
                <text:p>331.6554333935</text:p>
              </table:table-cell>
              <table:table-cell office:value-type="float" office:value="0.2094977568">
                <text:p>0.2094977568</text:p>
              </table:table-cell>
              <table:table-cell office:value-type="float" office:value="331.6554333935">
                <text:p>331.6554333935</text:p>
              </table:table-cell>
              <table:table-cell office:value-type="float" office:value="0.2094977568">
                <text:p>0.20949775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3.255714522">
                <text:p>333.255714522</text:p>
              </table:table-cell>
              <table:table-cell office:value-type="float" office:value="0.2115382816">
                <text:p>0.2115382816</text:p>
              </table:table-cell>
              <table:table-cell office:value-type="float" office:value="333.255714522">
                <text:p>333.255714522</text:p>
              </table:table-cell>
              <table:table-cell office:value-type="float" office:value="0.2115382816">
                <text:p>0.2115382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4.8559956506">
                <text:p>334.8559956506</text:p>
              </table:table-cell>
              <table:table-cell office:value-type="float" office:value="0.2133198095">
                <text:p>0.2133198095</text:p>
              </table:table-cell>
              <table:table-cell office:value-type="float" office:value="334.8559956506">
                <text:p>334.8559956506</text:p>
              </table:table-cell>
              <table:table-cell office:value-type="float" office:value="0.2133198095">
                <text:p>0.2133198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6.4562767791">
                <text:p>336.4562767791</text:p>
              </table:table-cell>
              <table:table-cell office:value-type="float" office:value="0.2146719175">
                <text:p>0.2146719175</text:p>
              </table:table-cell>
              <table:table-cell office:value-type="float" office:value="336.4562767791">
                <text:p>336.4562767791</text:p>
              </table:table-cell>
              <table:table-cell office:value-type="float" office:value="0.2146719175">
                <text:p>0.2146719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8.0565579076">
                <text:p>338.0565579076</text:p>
              </table:table-cell>
              <table:table-cell office:value-type="float" office:value="0.2155541447">
                <text:p>0.2155541447</text:p>
              </table:table-cell>
              <table:table-cell office:value-type="float" office:value="338.0565579076">
                <text:p>338.0565579076</text:p>
              </table:table-cell>
              <table:table-cell office:value-type="float" office:value="0.2155541447">
                <text:p>0.21555414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9.6568390361">
                <text:p>339.6568390361</text:p>
              </table:table-cell>
              <table:table-cell office:value-type="float" office:value="0.2162475831">
                <text:p>0.2162475831</text:p>
              </table:table-cell>
              <table:table-cell office:value-type="float" office:value="339.6568390361">
                <text:p>339.6568390361</text:p>
              </table:table-cell>
              <table:table-cell office:value-type="float" office:value="0.2162475831">
                <text:p>0.21624758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1.2571201647">
                <text:p>341.2571201647</text:p>
              </table:table-cell>
              <table:table-cell office:value-type="float" office:value="0.2175196957">
                <text:p>0.2175196957</text:p>
              </table:table-cell>
              <table:table-cell office:value-type="float" office:value="341.2571201647">
                <text:p>341.2571201647</text:p>
              </table:table-cell>
              <table:table-cell office:value-type="float" office:value="0.2175196957">
                <text:p>0.2175196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2.8574012932">
                <text:p>342.8574012932</text:p>
              </table:table-cell>
              <table:table-cell office:value-type="float" office:value="0.2188769944">
                <text:p>0.2188769944</text:p>
              </table:table-cell>
              <table:table-cell office:value-type="float" office:value="342.8574012932">
                <text:p>342.8574012932</text:p>
              </table:table-cell>
              <table:table-cell office:value-type="float" office:value="0.2188769944">
                <text:p>0.21887699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4.4576824217">
                <text:p>344.4576824217</text:p>
              </table:table-cell>
              <table:table-cell office:value-type="float" office:value="0.2208105958">
                <text:p>0.2208105958</text:p>
              </table:table-cell>
              <table:table-cell office:value-type="float" office:value="344.4576824217">
                <text:p>344.4576824217</text:p>
              </table:table-cell>
              <table:table-cell office:value-type="float" office:value="0.2208105958">
                <text:p>0.2208105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6.0579635502">
                <text:p>346.0579635502</text:p>
              </table:table-cell>
              <table:table-cell office:value-type="float" office:value="0.2237352995">
                <text:p>0.2237352995</text:p>
              </table:table-cell>
              <table:table-cell office:value-type="float" office:value="346.0579635502">
                <text:p>346.0579635502</text:p>
              </table:table-cell>
              <table:table-cell office:value-type="float" office:value="0.2237352995">
                <text:p>0.22373529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7.6582446788">
                <text:p>347.6582446788</text:p>
              </table:table-cell>
              <table:table-cell office:value-type="float" office:value="0.2276556334">
                <text:p>0.2276556334</text:p>
              </table:table-cell>
              <table:table-cell office:value-type="float" office:value="347.6582446788">
                <text:p>347.6582446788</text:p>
              </table:table-cell>
              <table:table-cell office:value-type="float" office:value="0.2276556334">
                <text:p>0.2276556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2585258073">
                <text:p>349.2585258073</text:p>
              </table:table-cell>
              <table:table-cell office:value-type="float" office:value="0.2334982248">
                <text:p>0.2334982248</text:p>
              </table:table-cell>
              <table:table-cell office:value-type="float" office:value="349.2585258073">
                <text:p>349.2585258073</text:p>
              </table:table-cell>
              <table:table-cell office:value-type="float" office:value="0.2334982248">
                <text:p>0.2334982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0.8588069358">
                <text:p>350.8588069358</text:p>
              </table:table-cell>
              <table:table-cell office:value-type="float" office:value="0.2428428954">
                <text:p>0.2428428954</text:p>
              </table:table-cell>
              <table:table-cell office:value-type="float" office:value="350.8588069358">
                <text:p>350.8588069358</text:p>
              </table:table-cell>
              <table:table-cell office:value-type="float" office:value="0.2428428954">
                <text:p>0.24284289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2.4590880643">
                <text:p>352.4590880643</text:p>
              </table:table-cell>
              <table:table-cell office:value-type="float" office:value="0.2570672034">
                <text:p>0.2570672034</text:p>
              </table:table-cell>
              <table:table-cell office:value-type="float" office:value="352.4590880643">
                <text:p>352.4590880643</text:p>
              </table:table-cell>
              <table:table-cell office:value-type="float" office:value="0.2570672034">
                <text:p>0.25706720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4.0593691928">
                <text:p>354.0593691928</text:p>
              </table:table-cell>
              <table:table-cell office:value-type="float" office:value="0.2756269369">
                <text:p>0.2756269369</text:p>
              </table:table-cell>
              <table:table-cell office:value-type="float" office:value="354.0593691928">
                <text:p>354.0593691928</text:p>
              </table:table-cell>
              <table:table-cell office:value-type="float" office:value="0.2756269369">
                <text:p>0.27562693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5.6596503214">
                <text:p>355.6596503214</text:p>
              </table:table-cell>
              <table:table-cell office:value-type="float" office:value="0.2973644787">
                <text:p>0.2973644787</text:p>
              </table:table-cell>
              <table:table-cell office:value-type="float" office:value="355.6596503214">
                <text:p>355.6596503214</text:p>
              </table:table-cell>
              <table:table-cell office:value-type="float" office:value="0.2973644787">
                <text:p>0.2973644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7.2599314499">
                <text:p>357.2599314499</text:p>
              </table:table-cell>
              <table:table-cell office:value-type="float" office:value="0.3216192304">
                <text:p>0.3216192304</text:p>
              </table:table-cell>
              <table:table-cell office:value-type="float" office:value="357.2599314499">
                <text:p>357.2599314499</text:p>
              </table:table-cell>
              <table:table-cell office:value-type="float" office:value="0.3216192304">
                <text:p>0.32161923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8.8602125784">
                <text:p>358.8602125784</text:p>
              </table:table-cell>
              <table:table-cell office:value-type="float" office:value="0.3493736041">
                <text:p>0.3493736041</text:p>
              </table:table-cell>
              <table:table-cell office:value-type="float" office:value="358.8602125784">
                <text:p>358.8602125784</text:p>
              </table:table-cell>
              <table:table-cell office:value-type="float" office:value="0.3493736041">
                <text:p>0.3493736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0.4604937069">
                <text:p>360.4604937069</text:p>
              </table:table-cell>
              <table:table-cell office:value-type="float" office:value="0.3807190219">
                <text:p>0.3807190219</text:p>
              </table:table-cell>
              <table:table-cell office:value-type="float" office:value="360.4604937069">
                <text:p>360.4604937069</text:p>
              </table:table-cell>
              <table:table-cell office:value-type="float" office:value="0.3807190219">
                <text:p>0.3807190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.0607748355">
                <text:p>362.0607748355</text:p>
              </table:table-cell>
              <table:table-cell office:value-type="float" office:value="0.4176049902">
                <text:p>0.4176049902</text:p>
              </table:table-cell>
              <table:table-cell office:value-type="float" office:value="362.0607748355">
                <text:p>362.0607748355</text:p>
              </table:table-cell>
              <table:table-cell office:value-type="float" office:value="0.4176049902">
                <text:p>0.41760499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3.661055964">
                <text:p>363.661055964</text:p>
              </table:table-cell>
              <table:table-cell office:value-type="float" office:value="0.4614732954">
                <text:p>0.4614732954</text:p>
              </table:table-cell>
              <table:table-cell office:value-type="float" office:value="363.661055964">
                <text:p>363.661055964</text:p>
              </table:table-cell>
              <table:table-cell office:value-type="float" office:value="0.4614732954">
                <text:p>0.46147329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5.2613370925">
                <text:p>365.2613370925</text:p>
              </table:table-cell>
              <table:table-cell office:value-type="float" office:value="0.5158329776">
                <text:p>0.5158329776</text:p>
              </table:table-cell>
              <table:table-cell office:value-type="float" office:value="365.2613370925">
                <text:p>365.2613370925</text:p>
              </table:table-cell>
              <table:table-cell office:value-type="float" office:value="0.5158329776">
                <text:p>0.51583297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6.861618221">
                <text:p>366.861618221</text:p>
              </table:table-cell>
              <table:table-cell office:value-type="float" office:value="0.5866985207">
                <text:p>0.5866985207</text:p>
              </table:table-cell>
              <table:table-cell office:value-type="float" office:value="366.861618221">
                <text:p>366.861618221</text:p>
              </table:table-cell>
              <table:table-cell office:value-type="float" office:value="0.5866985207">
                <text:p>0.58669852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8.4618993496">
                <text:p>368.4618993496</text:p>
              </table:table-cell>
              <table:table-cell office:value-type="float" office:value="0.69000015">
                <text:p>0.69000015</text:p>
              </table:table-cell>
              <table:table-cell office:value-type="float" office:value="368.4618993496">
                <text:p>368.4618993496</text:p>
              </table:table-cell>
              <table:table-cell office:value-type="float" office:value="0.69000015">
                <text:p>0.690000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0.5329270359">
                <text:p>370.5329270359</text:p>
              </table:table-cell>
              <table:table-cell office:value-type="float" office:value="1.014321327">
                <text:p>1.014321327</text:p>
              </table:table-cell>
              <table:table-cell office:value-type="float" office:value="370.5329270359">
                <text:p>370.5329270359</text:p>
              </table:table-cell>
              <table:table-cell office:value-type="float" office:value="1.014321327">
                <text:p>1.0143213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1.152476">
                <text:p>371.152476</text:p>
              </table:table-cell>
              <table:table-cell office:value-type="float" office:value="1.3">
                <text:p>1.3</text:p>
              </table:table-cell>
              <table:table-cell office:value-type="float" office:value="371.152476">
                <text:p>371.15247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2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372">
                <text:p>37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